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officeooo:rsid="00197881" officeooo:paragraph-rsid="00197881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22fb57" officeooo:paragraph-rsid="0022fb57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3a75f5" officeooo:paragraph-rsid="003a75f5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3be691" officeooo:paragraph-rsid="003be691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5d5a51" officeooo:paragraph-rsid="005d5a51" style:font-size-asian="12.25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7c637a" officeooo:paragraph-rsid="007c637a" style:font-size-asian="12.25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a6a547" officeooo:paragraph-rsid="00a6a547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dcf0d1" officeooo:paragraph-rsid="00dcf0d1" style:font-size-asian="12.25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dcf0d1" officeooo:paragraph-rsid="00e6a38a" style:font-size-asian="12.25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dcf0d1" officeooo:paragraph-rsid="00e89bd3" style:font-size-asian="12.25pt" style:font-weight-asian="bold" style:font-size-complex="14pt" style:font-weight-complex="bold"/>
    </style:style>
    <style:style style:name="P11" style:family="paragraph" style:parent-style-name="Preformatted_20_Text">
      <style:text-properties fo:font-size="14pt" fo:font-weight="bold" officeooo:rsid="00dcf0d1" officeooo:paragraph-rsid="00ea098f" style:font-size-asian="12.25pt" style:font-weight-asian="bold" style:font-size-complex="14pt" style:font-weight-complex="bold"/>
    </style:style>
    <style:style style:name="P12" style:family="paragraph" style:parent-style-name="Preformatted_20_Text">
      <style:text-properties fo:font-size="14pt" fo:font-weight="bold" officeooo:rsid="00dcf0d1" officeooo:paragraph-rsid="00ea6b78" style:font-size-asian="12.25pt" style:font-weight-asian="bold" style:font-size-complex="14pt" style:font-weight-complex="bold"/>
    </style:style>
    <style:style style:name="P13" style:family="paragraph" style:parent-style-name="Preformatted_20_Text">
      <style:text-properties fo:font-size="14pt" fo:font-weight="bold" officeooo:rsid="00f5facb" officeooo:paragraph-rsid="00f5facb" style:font-size-asian="12.25pt" style:font-weight-asian="bold" style:font-size-complex="14pt" style:font-weight-complex="bold"/>
    </style:style>
    <style:style style:name="P14" style:family="paragraph" style:parent-style-name="Preformatted_20_Text">
      <style:text-properties fo:font-size="14pt" fo:font-weight="bold" officeooo:rsid="00f5facb" officeooo:paragraph-rsid="00f87d8a" style:font-size-asian="12.25pt" style:font-weight-asian="bold" style:font-size-complex="14pt" style:font-weight-complex="bold"/>
    </style:style>
    <style:style style:name="P15" style:family="paragraph" style:parent-style-name="Preformatted_20_Text">
      <style:text-properties fo:font-size="14pt" fo:font-weight="bold" officeooo:rsid="00f5facb" officeooo:paragraph-rsid="00fcacb9" style:font-size-asian="12.25pt" style:font-weight-asian="bold" style:font-size-complex="14pt" style:font-weight-complex="bold"/>
    </style:style>
    <style:style style:name="P16" style:family="paragraph" style:parent-style-name="Preformatted_20_Text">
      <style:text-properties fo:font-size="14pt" fo:font-weight="bold" officeooo:rsid="00f5facb" officeooo:paragraph-rsid="00fcd8c5" style:font-size-asian="12.25pt" style:font-weight-asian="bold" style:font-size-complex="14pt" style:font-weight-complex="bold"/>
    </style:style>
    <style:style style:name="P17" style:family="paragraph" style:parent-style-name="Preformatted_20_Text">
      <style:text-properties fo:font-size="14pt" fo:font-weight="bold" officeooo:rsid="01173499" officeooo:paragraph-rsid="01173499" style:font-size-asian="12.25pt" style:font-weight-asian="bold" style:font-size-complex="14pt" style:font-weight-complex="bold"/>
    </style:style>
    <style:style style:name="P18" style:family="paragraph" style:parent-style-name="Preformatted_20_Text">
      <style:text-properties fo:font-size="14pt" fo:font-weight="bold" officeooo:rsid="014fe43c" officeooo:paragraph-rsid="014fe43c" style:font-size-asian="12.25pt" style:font-weight-asian="bold" style:font-size-complex="14pt" style:font-weight-complex="bold"/>
    </style:style>
    <style:style style:name="P19" style:family="paragraph" style:parent-style-name="Preformatted_20_Text">
      <style:text-properties fo:font-size="14pt" fo:font-weight="bold" officeooo:rsid="015ae0d2" officeooo:paragraph-rsid="015ae0d2" style:font-size-asian="12.25pt" style:font-weight-asian="bold" style:font-size-complex="14pt" style:font-weight-complex="bold"/>
    </style:style>
    <style:style style:name="P20" style:family="paragraph" style:parent-style-name="Preformatted_20_Text">
      <style:text-properties fo:font-size="14pt" fo:font-weight="bold" officeooo:rsid="015ae0d2" officeooo:paragraph-rsid="01635e76" style:font-size-asian="12.25pt" style:font-weight-asian="bold" style:font-size-complex="14pt" style:font-weight-complex="bold"/>
    </style:style>
    <style:style style:name="P21" style:family="paragraph" style:parent-style-name="Preformatted_20_Text">
      <style:text-properties fo:font-size="14pt" fo:font-weight="bold" officeooo:rsid="015ae0d2" officeooo:paragraph-rsid="0165374f" style:font-size-asian="12.25pt" style:font-weight-asian="bold" style:font-size-complex="14pt" style:font-weight-complex="bold"/>
    </style:style>
    <style:style style:name="P22" style:family="paragraph" style:parent-style-name="Preformatted_20_Text">
      <style:text-properties fo:font-size="14pt" fo:font-weight="bold" officeooo:rsid="015ae0d2" officeooo:paragraph-rsid="016642c3" style:font-size-asian="12.25pt" style:font-weight-asian="bold" style:font-size-complex="14pt" style:font-weight-complex="bold"/>
    </style:style>
    <style:style style:name="P23" style:family="paragraph" style:parent-style-name="Preformatted_20_Text">
      <style:text-properties fo:font-size="14pt" fo:font-weight="bold" officeooo:rsid="015ae0d2" officeooo:paragraph-rsid="01670cf8" style:font-size-asian="12.25pt" style:font-weight-asian="bold" style:font-size-complex="14pt" style:font-weight-complex="bold"/>
    </style:style>
    <style:style style:name="P24" style:family="paragraph" style:parent-style-name="Preformatted_20_Text">
      <style:text-properties fo:font-size="14pt" fo:font-weight="bold" officeooo:rsid="015ae0d2" officeooo:paragraph-rsid="031d40e0" style:font-size-asian="12.25pt" style:font-weight-asian="bold" style:font-size-complex="14pt" style:font-weight-complex="bold"/>
    </style:style>
    <style:style style:name="P25" style:family="paragraph" style:parent-style-name="Preformatted_20_Text">
      <style:text-properties fo:font-size="14pt" fo:font-weight="bold" officeooo:rsid="017b698b" officeooo:paragraph-rsid="017b698b" style:font-size-asian="12.25pt" style:font-weight-asian="bold" style:font-size-complex="14pt" style:font-weight-complex="bold"/>
    </style:style>
    <style:style style:name="P26" style:family="paragraph" style:parent-style-name="Preformatted_20_Text">
      <style:text-properties fo:font-size="14pt" fo:font-weight="bold" officeooo:rsid="0191fb6b" officeooo:paragraph-rsid="0191fb6b" style:font-size-asian="12.25pt" style:font-weight-asian="bold" style:font-size-complex="14pt" style:font-weight-complex="bold"/>
    </style:style>
    <style:style style:name="P27" style:family="paragraph" style:parent-style-name="Preformatted_20_Text">
      <style:text-properties fo:font-size="14pt" fo:font-weight="bold" officeooo:rsid="0191fb6b" officeooo:paragraph-rsid="01ac4820" style:font-size-asian="12.25pt" style:font-weight-asian="bold" style:font-size-complex="14pt" style:font-weight-complex="bold"/>
    </style:style>
    <style:style style:name="P28" style:family="paragraph" style:parent-style-name="Preformatted_20_Text">
      <style:text-properties fo:font-size="14pt" fo:font-weight="bold" officeooo:rsid="0191fb6b" officeooo:paragraph-rsid="01add508" style:font-size-asian="12.25pt" style:font-weight-asian="bold" style:font-size-complex="14pt" style:font-weight-complex="bold"/>
    </style:style>
    <style:style style:name="P29" style:family="paragraph" style:parent-style-name="Preformatted_20_Text">
      <style:text-properties fo:font-size="14pt" fo:font-weight="bold" officeooo:rsid="0191fb6b" officeooo:paragraph-rsid="01ae7a4c" style:font-size-asian="12.25pt" style:font-weight-asian="bold" style:font-size-complex="14pt" style:font-weight-complex="bold"/>
    </style:style>
    <style:style style:name="P30" style:family="paragraph" style:parent-style-name="Preformatted_20_Text">
      <style:text-properties fo:font-size="14pt" fo:font-weight="bold" officeooo:rsid="0191fb6b" officeooo:paragraph-rsid="0201f54a" style:font-size-asian="12.25pt" style:font-weight-asian="bold" style:font-size-complex="14pt" style:font-weight-complex="bold"/>
    </style:style>
    <style:style style:name="P31" style:family="paragraph" style:parent-style-name="Preformatted_20_Text">
      <style:text-properties fo:font-size="14pt" fo:font-weight="bold" officeooo:rsid="01e2fa06" officeooo:paragraph-rsid="01e2fa06" style:font-size-asian="12.25pt" style:font-weight-asian="bold" style:font-size-complex="14pt" style:font-weight-complex="bold"/>
    </style:style>
    <style:style style:name="P32" style:family="paragraph" style:parent-style-name="Preformatted_20_Text">
      <style:text-properties fo:font-size="14pt" fo:font-weight="bold" officeooo:rsid="0243f745" officeooo:paragraph-rsid="0243f745" style:font-size-asian="12.25pt" style:font-weight-asian="bold" style:font-size-complex="14pt" style:font-weight-complex="bold"/>
    </style:style>
    <style:style style:name="P33" style:family="paragraph" style:parent-style-name="Preformatted_20_Text">
      <style:text-properties fo:font-size="14pt" fo:font-weight="bold" officeooo:rsid="0243f745" officeooo:paragraph-rsid="02b31124" style:font-size-asian="12.25pt" style:font-weight-asian="bold" style:font-size-complex="14pt" style:font-weight-complex="bold"/>
    </style:style>
    <style:style style:name="P34" style:family="paragraph" style:parent-style-name="Preformatted_20_Text">
      <style:text-properties fo:font-size="14pt" fo:font-weight="bold" officeooo:rsid="025ad26f" officeooo:paragraph-rsid="025ad26f" style:font-size-asian="12.25pt" style:font-weight-asian="bold" style:font-size-complex="14pt" style:font-weight-complex="bold"/>
    </style:style>
    <style:style style:name="P35" style:family="paragraph" style:parent-style-name="Preformatted_20_Text">
      <style:text-properties fo:font-size="14pt" fo:font-weight="bold" officeooo:rsid="026670df" officeooo:paragraph-rsid="026670df" style:font-size-asian="12.25pt" style:font-weight-asian="bold" style:font-size-complex="14pt" style:font-weight-complex="bold"/>
    </style:style>
    <style:style style:name="P36" style:family="paragraph" style:parent-style-name="Preformatted_20_Text">
      <style:text-properties fo:font-size="14pt" fo:font-weight="bold" officeooo:rsid="027324d1" officeooo:paragraph-rsid="027324d1" style:font-size-asian="12.25pt" style:font-weight-asian="bold" style:font-size-complex="14pt" style:font-weight-complex="bold"/>
    </style:style>
    <style:style style:name="P37" style:family="paragraph" style:parent-style-name="Preformatted_20_Text">
      <style:text-properties fo:font-size="14pt" fo:font-weight="bold" officeooo:rsid="029a4fc3" officeooo:paragraph-rsid="029a4fc3" style:font-size-asian="12.25pt" style:font-weight-asian="bold" style:font-size-complex="14pt" style:font-weight-complex="bold"/>
    </style:style>
    <style:style style:name="P38" style:family="paragraph" style:parent-style-name="Preformatted_20_Text">
      <style:text-properties fo:font-size="14pt" fo:font-weight="bold" officeooo:rsid="02d87e3f" officeooo:paragraph-rsid="02d87e3f" style:font-size-asian="12.25pt" style:font-weight-asian="bold" style:font-size-complex="14pt" style:font-weight-complex="bold"/>
    </style:style>
    <style:style style:name="P39" style:family="paragraph" style:parent-style-name="Preformatted_20_Text">
      <style:text-properties fo:font-size="14pt" fo:font-weight="bold" officeooo:rsid="03239f1c" officeooo:paragraph-rsid="03239f1c" style:font-size-asian="12.25pt" style:font-weight-asian="bold" style:font-size-complex="14pt" style:font-weight-complex="bold"/>
    </style:style>
    <style:style style:name="P40" style:family="paragraph" style:parent-style-name="Preformatted_20_Text">
      <style:text-properties fo:font-size="14pt" fo:font-weight="bold" officeooo:rsid="0357cc46" officeooo:paragraph-rsid="0357cc46" style:font-size-asian="12.25pt" style:font-weight-asian="bold" style:font-size-complex="14pt" style:font-weight-complex="bold"/>
    </style:style>
    <style:style style:name="P41" style:family="paragraph" style:parent-style-name="Preformatted_20_Text">
      <style:paragraph-properties fo:break-before="page"/>
      <style:text-properties fo:font-size="14pt" fo:font-weight="bold" officeooo:rsid="0022fb57" officeooo:paragraph-rsid="0022fb57" style:font-size-asian="12.25pt" style:font-weight-asian="bold" style:font-size-complex="14pt" style:font-weight-complex="bold"/>
    </style:style>
    <style:style style:name="T1" style:family="text">
      <style:text-properties officeooo:rsid="001a7b6b"/>
    </style:style>
    <style:style style:name="T2" style:family="text">
      <style:text-properties officeooo:rsid="001b0d03"/>
    </style:style>
    <style:style style:name="T3" style:family="text">
      <style:text-properties officeooo:rsid="001c25f5"/>
    </style:style>
    <style:style style:name="T4" style:family="text">
      <style:text-properties officeooo:rsid="001d1ca1"/>
    </style:style>
    <style:style style:name="T5" style:family="text">
      <style:text-properties officeooo:rsid="001daff0"/>
    </style:style>
    <style:style style:name="T6" style:family="text">
      <style:text-properties officeooo:rsid="001eacff"/>
    </style:style>
    <style:style style:name="T7" style:family="text">
      <style:text-properties officeooo:rsid="001f0745"/>
    </style:style>
    <style:style style:name="T8" style:family="text">
      <style:text-properties officeooo:rsid="0020a436"/>
    </style:style>
    <style:style style:name="T9" style:family="text">
      <style:text-properties officeooo:rsid="002138c1"/>
    </style:style>
    <style:style style:name="T10" style:family="text">
      <style:text-properties officeooo:rsid="00225975"/>
    </style:style>
    <style:style style:name="T11" style:family="text">
      <style:text-properties officeooo:rsid="00234f5e"/>
    </style:style>
    <style:style style:name="T12" style:family="text">
      <style:text-properties officeooo:rsid="002407a1"/>
    </style:style>
    <style:style style:name="T13" style:family="text">
      <style:text-properties officeooo:rsid="0025c8db"/>
    </style:style>
    <style:style style:name="T14" style:family="text">
      <style:text-properties officeooo:rsid="00271d42"/>
    </style:style>
    <style:style style:name="T15" style:family="text">
      <style:text-properties officeooo:rsid="00288d8f"/>
    </style:style>
    <style:style style:name="T16" style:family="text">
      <style:text-properties officeooo:rsid="00289de6"/>
    </style:style>
    <style:style style:name="T17" style:family="text">
      <style:text-properties officeooo:rsid="002a1aed"/>
    </style:style>
    <style:style style:name="T18" style:family="text">
      <style:text-properties officeooo:rsid="002b07cd"/>
    </style:style>
    <style:style style:name="T19" style:family="text">
      <style:text-properties officeooo:rsid="002c4aea"/>
    </style:style>
    <style:style style:name="T20" style:family="text">
      <style:text-properties officeooo:rsid="0032b3af"/>
    </style:style>
    <style:style style:name="T21" style:family="text">
      <style:text-properties officeooo:rsid="0033b869"/>
    </style:style>
    <style:style style:name="T22" style:family="text">
      <style:text-properties officeooo:rsid="003577bc"/>
    </style:style>
    <style:style style:name="T23" style:family="text">
      <style:text-properties officeooo:rsid="00368a12"/>
    </style:style>
    <style:style style:name="T24" style:family="text">
      <style:text-properties officeooo:rsid="003cafd5"/>
    </style:style>
    <style:style style:name="T25" style:family="text">
      <style:text-properties officeooo:rsid="003dfec9"/>
    </style:style>
    <style:style style:name="T26" style:family="text">
      <style:text-properties officeooo:rsid="003e0def"/>
    </style:style>
    <style:style style:name="T27" style:family="text">
      <style:text-properties officeooo:rsid="003fd32c"/>
    </style:style>
    <style:style style:name="T28" style:family="text">
      <style:text-properties officeooo:rsid="003fff89"/>
    </style:style>
    <style:style style:name="T29" style:family="text">
      <style:text-properties officeooo:rsid="00405e72"/>
    </style:style>
    <style:style style:name="T30" style:family="text">
      <style:text-properties officeooo:rsid="0042d942"/>
    </style:style>
    <style:style style:name="T31" style:family="text">
      <style:text-properties officeooo:rsid="004403b3"/>
    </style:style>
    <style:style style:name="T32" style:family="text">
      <style:text-properties officeooo:rsid="00444461"/>
    </style:style>
    <style:style style:name="T33" style:family="text">
      <style:text-properties officeooo:rsid="0046394e"/>
    </style:style>
    <style:style style:name="T34" style:family="text">
      <style:text-properties officeooo:rsid="00466525"/>
    </style:style>
    <style:style style:name="T35" style:family="text">
      <style:text-properties officeooo:rsid="0046e940"/>
    </style:style>
    <style:style style:name="T36" style:family="text">
      <style:text-properties officeooo:rsid="00483c43"/>
    </style:style>
    <style:style style:name="T37" style:family="text">
      <style:text-properties officeooo:rsid="004a391e"/>
    </style:style>
    <style:style style:name="T38" style:family="text">
      <style:text-properties officeooo:rsid="004ac67a"/>
    </style:style>
    <style:style style:name="T39" style:family="text">
      <style:text-properties officeooo:rsid="004b19e3"/>
    </style:style>
    <style:style style:name="T40" style:family="text">
      <style:text-properties officeooo:rsid="004be3ff"/>
    </style:style>
    <style:style style:name="T41" style:family="text">
      <style:text-properties officeooo:rsid="004c9cf8"/>
    </style:style>
    <style:style style:name="T42" style:family="text">
      <style:text-properties officeooo:rsid="004e1abe"/>
    </style:style>
    <style:style style:name="T43" style:family="text">
      <style:text-properties officeooo:rsid="004f2458"/>
    </style:style>
    <style:style style:name="T44" style:family="text">
      <style:text-properties officeooo:rsid="004f28ab"/>
    </style:style>
    <style:style style:name="T45" style:family="text">
      <style:text-properties officeooo:rsid="005055b8"/>
    </style:style>
    <style:style style:name="T46" style:family="text">
      <style:text-properties officeooo:rsid="00506ade"/>
    </style:style>
    <style:style style:name="T47" style:family="text">
      <style:text-properties officeooo:rsid="00524d52"/>
    </style:style>
    <style:style style:name="T48" style:family="text">
      <style:text-properties officeooo:rsid="0052bb89"/>
    </style:style>
    <style:style style:name="T49" style:family="text">
      <style:text-properties officeooo:rsid="0054736f"/>
    </style:style>
    <style:style style:name="T50" style:family="text">
      <style:text-properties officeooo:rsid="005570c2"/>
    </style:style>
    <style:style style:name="T51" style:family="text">
      <style:text-properties officeooo:rsid="00557ea4"/>
    </style:style>
    <style:style style:name="T52" style:family="text">
      <style:text-properties officeooo:rsid="005649f7"/>
    </style:style>
    <style:style style:name="T53" style:family="text">
      <style:text-properties officeooo:rsid="005743a9"/>
    </style:style>
    <style:style style:name="T54" style:family="text">
      <style:text-properties officeooo:rsid="0057bced"/>
    </style:style>
    <style:style style:name="T55" style:family="text">
      <style:text-properties officeooo:rsid="005b1a0f"/>
    </style:style>
    <style:style style:name="T56" style:family="text">
      <style:text-properties officeooo:rsid="005b6a30"/>
    </style:style>
    <style:style style:name="T57" style:family="text">
      <style:text-properties officeooo:rsid="005c5c71"/>
    </style:style>
    <style:style style:name="T58" style:family="text">
      <style:text-properties officeooo:rsid="005c799a"/>
    </style:style>
    <style:style style:name="T59" style:family="text">
      <style:text-properties officeooo:rsid="005f2440"/>
    </style:style>
    <style:style style:name="T60" style:family="text">
      <style:text-properties officeooo:rsid="0060918d"/>
    </style:style>
    <style:style style:name="T61" style:family="text">
      <style:text-properties officeooo:rsid="0061df21"/>
    </style:style>
    <style:style style:name="T62" style:family="text">
      <style:text-properties officeooo:rsid="0063a7c8"/>
    </style:style>
    <style:style style:name="T63" style:family="text">
      <style:text-properties officeooo:rsid="00641841"/>
    </style:style>
    <style:style style:name="T64" style:family="text">
      <style:text-properties officeooo:rsid="0065f8a5"/>
    </style:style>
    <style:style style:name="T65" style:family="text">
      <style:text-properties officeooo:rsid="0066a1da"/>
    </style:style>
    <style:style style:name="T66" style:family="text">
      <style:text-properties officeooo:rsid="00688f46"/>
    </style:style>
    <style:style style:name="T67" style:family="text">
      <style:text-properties officeooo:rsid="0068a3cf"/>
    </style:style>
    <style:style style:name="T68" style:family="text">
      <style:text-properties officeooo:rsid="0069987a"/>
    </style:style>
    <style:style style:name="T69" style:family="text">
      <style:text-properties officeooo:rsid="006c33f0"/>
    </style:style>
    <style:style style:name="T70" style:family="text">
      <style:text-properties officeooo:rsid="006dfab1"/>
    </style:style>
    <style:style style:name="T71" style:family="text">
      <style:text-properties officeooo:rsid="006e17b1"/>
    </style:style>
    <style:style style:name="T72" style:family="text">
      <style:text-properties officeooo:rsid="006f6f5c"/>
    </style:style>
    <style:style style:name="T73" style:family="text">
      <style:text-properties officeooo:rsid="00704e4f"/>
    </style:style>
    <style:style style:name="T74" style:family="text">
      <style:text-properties officeooo:rsid="00715bcb"/>
    </style:style>
    <style:style style:name="T75" style:family="text">
      <style:text-properties officeooo:rsid="007217ab"/>
    </style:style>
    <style:style style:name="T76" style:family="text">
      <style:text-properties officeooo:rsid="00731076"/>
    </style:style>
    <style:style style:name="T77" style:family="text">
      <style:text-properties officeooo:rsid="00748276"/>
    </style:style>
    <style:style style:name="T78" style:family="text">
      <style:text-properties officeooo:rsid="00758fca"/>
    </style:style>
    <style:style style:name="T79" style:family="text">
      <style:text-properties officeooo:rsid="0076180f"/>
    </style:style>
    <style:style style:name="T80" style:family="text">
      <style:text-properties officeooo:rsid="0077d70e"/>
    </style:style>
    <style:style style:name="T81" style:family="text">
      <style:text-properties officeooo:rsid="0078c6d1"/>
    </style:style>
    <style:style style:name="T82" style:family="text">
      <style:text-properties officeooo:rsid="007a955a"/>
    </style:style>
    <style:style style:name="T83" style:family="text">
      <style:text-properties officeooo:rsid="007b3fab"/>
    </style:style>
    <style:style style:name="T84" style:family="text">
      <style:text-properties officeooo:rsid="007ffcf5"/>
    </style:style>
    <style:style style:name="T85" style:family="text">
      <style:text-properties officeooo:rsid="00804f26"/>
    </style:style>
    <style:style style:name="T86" style:family="text">
      <style:text-properties officeooo:rsid="00822375"/>
    </style:style>
    <style:style style:name="T87" style:family="text">
      <style:text-properties officeooo:rsid="00825787"/>
    </style:style>
    <style:style style:name="T88" style:family="text">
      <style:text-properties officeooo:rsid="008284c9"/>
    </style:style>
    <style:style style:name="T89" style:family="text">
      <style:text-properties officeooo:rsid="00840cb2"/>
    </style:style>
    <style:style style:name="T90" style:family="text">
      <style:text-properties officeooo:rsid="008423b4"/>
    </style:style>
    <style:style style:name="T91" style:family="text">
      <style:text-properties officeooo:rsid="00846c14"/>
    </style:style>
    <style:style style:name="T92" style:family="text">
      <style:text-properties officeooo:rsid="008661e6"/>
    </style:style>
    <style:style style:name="T93" style:family="text">
      <style:text-properties officeooo:rsid="008860a1"/>
    </style:style>
    <style:style style:name="T94" style:family="text">
      <style:text-properties officeooo:rsid="008a2cc4"/>
    </style:style>
    <style:style style:name="T95" style:family="text">
      <style:text-properties officeooo:rsid="008a3b55"/>
    </style:style>
    <style:style style:name="T96" style:family="text">
      <style:text-properties officeooo:rsid="008c2002"/>
    </style:style>
    <style:style style:name="T97" style:family="text">
      <style:text-properties officeooo:rsid="008f80dd"/>
    </style:style>
    <style:style style:name="T98" style:family="text">
      <style:text-properties officeooo:rsid="0090d462"/>
    </style:style>
    <style:style style:name="T99" style:family="text">
      <style:text-properties officeooo:rsid="0090e18d"/>
    </style:style>
    <style:style style:name="T100" style:family="text">
      <style:text-properties officeooo:rsid="009144e8"/>
    </style:style>
    <style:style style:name="T101" style:family="text">
      <style:text-properties officeooo:rsid="0092bd00"/>
    </style:style>
    <style:style style:name="T102" style:family="text">
      <style:text-properties officeooo:rsid="0092c450"/>
    </style:style>
    <style:style style:name="T103" style:family="text">
      <style:text-properties officeooo:rsid="0093863e"/>
    </style:style>
    <style:style style:name="T104" style:family="text">
      <style:text-properties officeooo:rsid="00938c84"/>
    </style:style>
    <style:style style:name="T105" style:family="text">
      <style:text-properties officeooo:rsid="0095d85a"/>
    </style:style>
    <style:style style:name="T106" style:family="text">
      <style:text-properties officeooo:rsid="00967375"/>
    </style:style>
    <style:style style:name="T107" style:family="text">
      <style:text-properties officeooo:rsid="00972066"/>
    </style:style>
    <style:style style:name="T108" style:family="text">
      <style:text-properties officeooo:rsid="0097998b"/>
    </style:style>
    <style:style style:name="T109" style:family="text">
      <style:text-properties officeooo:rsid="0097f343"/>
    </style:style>
    <style:style style:name="T110" style:family="text">
      <style:text-properties officeooo:rsid="0098869a"/>
    </style:style>
    <style:style style:name="T111" style:family="text">
      <style:text-properties officeooo:rsid="0099a1ab"/>
    </style:style>
    <style:style style:name="T112" style:family="text">
      <style:text-properties officeooo:rsid="009b4366"/>
    </style:style>
    <style:style style:name="T113" style:family="text">
      <style:text-properties officeooo:rsid="009c04e7"/>
    </style:style>
    <style:style style:name="T114" style:family="text">
      <style:text-properties officeooo:rsid="009cd191"/>
    </style:style>
    <style:style style:name="T115" style:family="text">
      <style:text-properties officeooo:rsid="009eb5ee"/>
    </style:style>
    <style:style style:name="T116" style:family="text">
      <style:text-properties officeooo:rsid="00a01f4b"/>
    </style:style>
    <style:style style:name="T117" style:family="text">
      <style:text-properties officeooo:rsid="00a0703c"/>
    </style:style>
    <style:style style:name="T118" style:family="text">
      <style:text-properties officeooo:rsid="00a31b37"/>
    </style:style>
    <style:style style:name="T119" style:family="text">
      <style:text-properties officeooo:rsid="00a32af2"/>
    </style:style>
    <style:style style:name="T120" style:family="text">
      <style:text-properties officeooo:rsid="00a4d62a"/>
    </style:style>
    <style:style style:name="T121" style:family="text">
      <style:text-properties officeooo:rsid="00a7fb5e"/>
    </style:style>
    <style:style style:name="T122" style:family="text">
      <style:text-properties officeooo:rsid="00a8143e"/>
    </style:style>
    <style:style style:name="T123" style:family="text">
      <style:text-properties officeooo:rsid="00a94a31"/>
    </style:style>
    <style:style style:name="T124" style:family="text">
      <style:text-properties officeooo:rsid="00ab2819"/>
    </style:style>
    <style:style style:name="T125" style:family="text">
      <style:text-properties officeooo:rsid="00adeb6c"/>
    </style:style>
    <style:style style:name="T126" style:family="text">
      <style:text-properties officeooo:rsid="00b0f0ee"/>
    </style:style>
    <style:style style:name="T127" style:family="text">
      <style:text-properties officeooo:rsid="00b1eaac"/>
    </style:style>
    <style:style style:name="T128" style:family="text">
      <style:text-properties officeooo:rsid="00b2aa73"/>
    </style:style>
    <style:style style:name="T129" style:family="text">
      <style:text-properties officeooo:rsid="00b3ddc4"/>
    </style:style>
    <style:style style:name="T130" style:family="text">
      <style:text-properties officeooo:rsid="00b45125"/>
    </style:style>
    <style:style style:name="T131" style:family="text">
      <style:text-properties officeooo:rsid="00b605df"/>
    </style:style>
    <style:style style:name="T132" style:family="text">
      <style:text-properties officeooo:rsid="00b7950d"/>
    </style:style>
    <style:style style:name="T133" style:family="text">
      <style:text-properties officeooo:rsid="00b98c6a"/>
    </style:style>
    <style:style style:name="T134" style:family="text">
      <style:text-properties officeooo:rsid="00b9a09c"/>
    </style:style>
    <style:style style:name="T135" style:family="text">
      <style:text-properties officeooo:rsid="00bafc90"/>
    </style:style>
    <style:style style:name="T136" style:family="text">
      <style:text-properties officeooo:rsid="00bc374a"/>
    </style:style>
    <style:style style:name="T137" style:family="text">
      <style:text-properties officeooo:rsid="00bddb33"/>
    </style:style>
    <style:style style:name="T138" style:family="text">
      <style:text-properties officeooo:rsid="00bfa9c4"/>
    </style:style>
    <style:style style:name="T139" style:family="text">
      <style:text-properties officeooo:rsid="00c0b99b"/>
    </style:style>
    <style:style style:name="T140" style:family="text">
      <style:text-properties officeooo:rsid="00c2b192"/>
    </style:style>
    <style:style style:name="T141" style:family="text">
      <style:text-properties officeooo:rsid="00c47b0d"/>
    </style:style>
    <style:style style:name="T142" style:family="text">
      <style:text-properties officeooo:rsid="00c59956"/>
    </style:style>
    <style:style style:name="T143" style:family="text">
      <style:text-properties officeooo:rsid="00c679dc"/>
    </style:style>
    <style:style style:name="T144" style:family="text">
      <style:text-properties officeooo:rsid="00c8526f"/>
    </style:style>
    <style:style style:name="T145" style:family="text">
      <style:text-properties officeooo:rsid="00c92855"/>
    </style:style>
    <style:style style:name="T146" style:family="text">
      <style:text-properties officeooo:rsid="00cb1f0d"/>
    </style:style>
    <style:style style:name="T147" style:family="text">
      <style:text-properties officeooo:rsid="00cc4ddd"/>
    </style:style>
    <style:style style:name="T148" style:family="text">
      <style:text-properties officeooo:rsid="00cea090"/>
    </style:style>
    <style:style style:name="T149" style:family="text">
      <style:text-properties officeooo:rsid="00cea44e"/>
    </style:style>
    <style:style style:name="T150" style:family="text">
      <style:text-properties officeooo:rsid="00cf2d27"/>
    </style:style>
    <style:style style:name="T151" style:family="text">
      <style:text-properties officeooo:rsid="00d0a8cb"/>
    </style:style>
    <style:style style:name="T152" style:family="text">
      <style:text-properties officeooo:rsid="00d12832"/>
    </style:style>
    <style:style style:name="T153" style:family="text">
      <style:text-properties officeooo:rsid="00d39e8b"/>
    </style:style>
    <style:style style:name="T154" style:family="text">
      <style:text-properties officeooo:rsid="00d496a8"/>
    </style:style>
    <style:style style:name="T155" style:family="text">
      <style:text-properties officeooo:rsid="00d57db1"/>
    </style:style>
    <style:style style:name="T156" style:family="text">
      <style:text-properties officeooo:rsid="00d5e74d"/>
    </style:style>
    <style:style style:name="T157" style:family="text">
      <style:text-properties officeooo:rsid="00d7db32"/>
    </style:style>
    <style:style style:name="T158" style:family="text">
      <style:text-properties officeooo:rsid="00d95506"/>
    </style:style>
    <style:style style:name="T159" style:family="text">
      <style:text-properties officeooo:rsid="00dd3458"/>
    </style:style>
    <style:style style:name="T160" style:family="text">
      <style:text-properties officeooo:rsid="00de351c"/>
    </style:style>
    <style:style style:name="T161" style:family="text">
      <style:text-properties officeooo:rsid="00deab7e"/>
    </style:style>
    <style:style style:name="T162" style:family="text">
      <style:text-properties officeooo:rsid="00dffb8c"/>
    </style:style>
    <style:style style:name="T163" style:family="text">
      <style:text-properties officeooo:rsid="00e093f1"/>
    </style:style>
    <style:style style:name="T164" style:family="text">
      <style:text-properties officeooo:rsid="00e2832f"/>
    </style:style>
    <style:style style:name="T165" style:family="text">
      <style:text-properties officeooo:rsid="00e33b15"/>
    </style:style>
    <style:style style:name="T166" style:family="text">
      <style:text-properties officeooo:rsid="00e3815e"/>
    </style:style>
    <style:style style:name="T167" style:family="text">
      <style:text-properties officeooo:rsid="00e6a38a"/>
    </style:style>
    <style:style style:name="T168" style:family="text">
      <style:text-properties officeooo:rsid="00e89bd3"/>
    </style:style>
    <style:style style:name="T169" style:family="text">
      <style:text-properties officeooo:rsid="00ea098f"/>
    </style:style>
    <style:style style:name="T170" style:family="text">
      <style:text-properties officeooo:rsid="00ea6b78"/>
    </style:style>
    <style:style style:name="T171" style:family="text">
      <style:text-properties officeooo:rsid="00eb570d"/>
    </style:style>
    <style:style style:name="T172" style:family="text">
      <style:text-properties officeooo:rsid="00ebe216"/>
    </style:style>
    <style:style style:name="T173" style:family="text">
      <style:text-properties officeooo:rsid="00eceb75"/>
    </style:style>
    <style:style style:name="T174" style:family="text">
      <style:text-properties officeooo:rsid="00eda7e3"/>
    </style:style>
    <style:style style:name="T175" style:family="text">
      <style:text-properties officeooo:rsid="00ef7c87"/>
    </style:style>
    <style:style style:name="T176" style:family="text">
      <style:text-properties officeooo:rsid="00f022ea"/>
    </style:style>
    <style:style style:name="T177" style:family="text">
      <style:text-properties officeooo:rsid="00f20b61"/>
    </style:style>
    <style:style style:name="T178" style:family="text">
      <style:text-properties officeooo:rsid="00f40b57"/>
    </style:style>
    <style:style style:name="T179" style:family="text">
      <style:text-properties officeooo:rsid="00f58995"/>
    </style:style>
    <style:style style:name="T180" style:family="text">
      <style:text-properties officeooo:rsid="00f6e7c1"/>
    </style:style>
    <style:style style:name="T181" style:family="text">
      <style:text-properties officeooo:rsid="00f87d8a"/>
    </style:style>
    <style:style style:name="T182" style:family="text">
      <style:text-properties officeooo:rsid="00f994e5"/>
    </style:style>
    <style:style style:name="T183" style:family="text">
      <style:text-properties officeooo:rsid="00f9eb1a"/>
    </style:style>
    <style:style style:name="T184" style:family="text">
      <style:text-properties officeooo:rsid="00fba744"/>
    </style:style>
    <style:style style:name="T185" style:family="text">
      <style:text-properties officeooo:rsid="00fcacb9"/>
    </style:style>
    <style:style style:name="T186" style:family="text">
      <style:text-properties officeooo:rsid="00fcd8c5"/>
    </style:style>
    <style:style style:name="T187" style:family="text">
      <style:text-properties officeooo:rsid="0103248b"/>
    </style:style>
    <style:style style:name="T188" style:family="text">
      <style:text-properties officeooo:rsid="01043471"/>
    </style:style>
    <style:style style:name="T189" style:family="text">
      <style:text-properties officeooo:rsid="01051cc0"/>
    </style:style>
    <style:style style:name="T190" style:family="text">
      <style:text-properties officeooo:rsid="010722ee"/>
    </style:style>
    <style:style style:name="T191" style:family="text">
      <style:text-properties officeooo:rsid="0108ef0a"/>
    </style:style>
    <style:style style:name="T192" style:family="text">
      <style:text-properties officeooo:rsid="010988f6"/>
    </style:style>
    <style:style style:name="T193" style:family="text">
      <style:text-properties officeooo:rsid="010b6d8b"/>
    </style:style>
    <style:style style:name="T194" style:family="text">
      <style:text-properties officeooo:rsid="010cc308"/>
    </style:style>
    <style:style style:name="T195" style:family="text">
      <style:text-properties officeooo:rsid="010d7ef9"/>
    </style:style>
    <style:style style:name="T196" style:family="text">
      <style:text-properties officeooo:rsid="010e0eab"/>
    </style:style>
    <style:style style:name="T197" style:family="text">
      <style:text-properties officeooo:rsid="010fe0c5"/>
    </style:style>
    <style:style style:name="T198" style:family="text">
      <style:text-properties officeooo:rsid="01126574"/>
    </style:style>
    <style:style style:name="T199" style:family="text">
      <style:text-properties officeooo:rsid="0118b88f"/>
    </style:style>
    <style:style style:name="T200" style:family="text">
      <style:text-properties officeooo:rsid="011ab712"/>
    </style:style>
    <style:style style:name="T201" style:family="text">
      <style:text-properties officeooo:rsid="011d4015"/>
    </style:style>
    <style:style style:name="T202" style:family="text">
      <style:text-properties officeooo:rsid="011ea0fe"/>
    </style:style>
    <style:style style:name="T203" style:family="text">
      <style:text-properties officeooo:rsid="011f8050"/>
    </style:style>
    <style:style style:name="T204" style:family="text">
      <style:text-properties officeooo:rsid="0120b4ae"/>
    </style:style>
    <style:style style:name="T205" style:family="text">
      <style:text-properties officeooo:rsid="012176a5"/>
    </style:style>
    <style:style style:name="T206" style:family="text">
      <style:text-properties officeooo:rsid="012256b1"/>
    </style:style>
    <style:style style:name="T207" style:family="text">
      <style:text-properties officeooo:rsid="0123f77b"/>
    </style:style>
    <style:style style:name="T208" style:family="text">
      <style:text-properties officeooo:rsid="01256b8c"/>
    </style:style>
    <style:style style:name="T209" style:family="text">
      <style:text-properties officeooo:rsid="01279021"/>
    </style:style>
    <style:style style:name="T210" style:family="text">
      <style:text-properties officeooo:rsid="01299114"/>
    </style:style>
    <style:style style:name="T211" style:family="text">
      <style:text-properties officeooo:rsid="012a7ac7"/>
    </style:style>
    <style:style style:name="T212" style:family="text">
      <style:text-properties officeooo:rsid="012ac8cb"/>
    </style:style>
    <style:style style:name="T213" style:family="text">
      <style:text-properties officeooo:rsid="012c7872"/>
    </style:style>
    <style:style style:name="T214" style:family="text">
      <style:text-properties officeooo:rsid="012da94e"/>
    </style:style>
    <style:style style:name="T215" style:family="text">
      <style:text-properties officeooo:rsid="012dbd60"/>
    </style:style>
    <style:style style:name="T216" style:family="text">
      <style:text-properties officeooo:rsid="012f8176"/>
    </style:style>
    <style:style style:name="T217" style:family="text">
      <style:text-properties officeooo:rsid="0130a4d8"/>
    </style:style>
    <style:style style:name="T218" style:family="text">
      <style:text-properties officeooo:rsid="0132993a"/>
    </style:style>
    <style:style style:name="T219" style:family="text">
      <style:text-properties officeooo:rsid="0133c589"/>
    </style:style>
    <style:style style:name="T220" style:family="text">
      <style:text-properties officeooo:rsid="0134bcb5"/>
    </style:style>
    <style:style style:name="T221" style:family="text">
      <style:text-properties officeooo:rsid="0135c8aa"/>
    </style:style>
    <style:style style:name="T222" style:family="text">
      <style:text-properties officeooo:rsid="013788c0"/>
    </style:style>
    <style:style style:name="T223" style:family="text">
      <style:text-properties officeooo:rsid="01397afb"/>
    </style:style>
    <style:style style:name="T224" style:family="text">
      <style:text-properties officeooo:rsid="013994f5"/>
    </style:style>
    <style:style style:name="T225" style:family="text">
      <style:text-properties officeooo:rsid="013996c7"/>
    </style:style>
    <style:style style:name="T226" style:family="text">
      <style:text-properties officeooo:rsid="0139f104"/>
    </style:style>
    <style:style style:name="T227" style:family="text">
      <style:text-properties officeooo:rsid="013a4994"/>
    </style:style>
    <style:style style:name="T228" style:family="text">
      <style:text-properties officeooo:rsid="013bd82a"/>
    </style:style>
    <style:style style:name="T229" style:family="text">
      <style:text-properties officeooo:rsid="013ce338"/>
    </style:style>
    <style:style style:name="T230" style:family="text">
      <style:text-properties officeooo:rsid="013d0648"/>
    </style:style>
    <style:style style:name="T231" style:family="text">
      <style:text-properties officeooo:rsid="013e7c5b"/>
    </style:style>
    <style:style style:name="T232" style:family="text">
      <style:text-properties officeooo:rsid="01402da1"/>
    </style:style>
    <style:style style:name="T233" style:family="text">
      <style:text-properties officeooo:rsid="014053d2"/>
    </style:style>
    <style:style style:name="T234" style:family="text">
      <style:text-properties officeooo:rsid="0142320b"/>
    </style:style>
    <style:style style:name="T235" style:family="text">
      <style:text-properties officeooo:rsid="0143c5f4"/>
    </style:style>
    <style:style style:name="T236" style:family="text">
      <style:text-properties officeooo:rsid="014410b7"/>
    </style:style>
    <style:style style:name="T237" style:family="text">
      <style:text-properties officeooo:rsid="0144c4e6"/>
    </style:style>
    <style:style style:name="T238" style:family="text">
      <style:text-properties officeooo:rsid="01459ba0"/>
    </style:style>
    <style:style style:name="T239" style:family="text">
      <style:text-properties officeooo:rsid="0146bd43"/>
    </style:style>
    <style:style style:name="T240" style:family="text">
      <style:text-properties officeooo:rsid="01488238"/>
    </style:style>
    <style:style style:name="T241" style:family="text">
      <style:text-properties officeooo:rsid="014a67ae"/>
    </style:style>
    <style:style style:name="T242" style:family="text">
      <style:text-properties officeooo:rsid="014b87ea"/>
    </style:style>
    <style:style style:name="T243" style:family="text">
      <style:text-properties officeooo:rsid="014bbc9f"/>
    </style:style>
    <style:style style:name="T244" style:family="text">
      <style:text-properties officeooo:rsid="014c890f"/>
    </style:style>
    <style:style style:name="T245" style:family="text">
      <style:text-properties officeooo:rsid="014dabdc"/>
    </style:style>
    <style:style style:name="T246" style:family="text">
      <style:text-properties officeooo:rsid="014df169"/>
    </style:style>
    <style:style style:name="T247" style:family="text">
      <style:text-properties officeooo:rsid="014f22d1"/>
    </style:style>
    <style:style style:name="T248" style:family="text">
      <style:text-properties officeooo:rsid="014f9a9a"/>
    </style:style>
    <style:style style:name="T249" style:family="text">
      <style:text-properties officeooo:rsid="01519111"/>
    </style:style>
    <style:style style:name="T250" style:family="text">
      <style:text-properties officeooo:rsid="01521792"/>
    </style:style>
    <style:style style:name="T251" style:family="text">
      <style:text-properties officeooo:rsid="015255bd"/>
    </style:style>
    <style:style style:name="T252" style:family="text">
      <style:text-properties officeooo:rsid="01539070"/>
    </style:style>
    <style:style style:name="T253" style:family="text">
      <style:text-properties officeooo:rsid="0155ffd2"/>
    </style:style>
    <style:style style:name="T254" style:family="text">
      <style:text-properties officeooo:rsid="0157d2e9"/>
    </style:style>
    <style:style style:name="T255" style:family="text">
      <style:text-properties officeooo:rsid="0159c83b"/>
    </style:style>
    <style:style style:name="T256" style:family="text">
      <style:text-properties officeooo:rsid="015c154e"/>
    </style:style>
    <style:style style:name="T257" style:family="text">
      <style:text-properties officeooo:rsid="015d458e"/>
    </style:style>
    <style:style style:name="T258" style:family="text">
      <style:text-properties officeooo:rsid="015d600b"/>
    </style:style>
    <style:style style:name="T259" style:family="text">
      <style:text-properties officeooo:rsid="01600948"/>
    </style:style>
    <style:style style:name="T260" style:family="text">
      <style:text-properties officeooo:rsid="01601135"/>
    </style:style>
    <style:style style:name="T261" style:family="text">
      <style:text-properties officeooo:rsid="0161226e"/>
    </style:style>
    <style:style style:name="T262" style:family="text">
      <style:text-properties officeooo:rsid="01628553"/>
    </style:style>
    <style:style style:name="T263" style:family="text">
      <style:text-properties officeooo:rsid="0163538a"/>
    </style:style>
    <style:style style:name="T264" style:family="text">
      <style:text-properties officeooo:rsid="0165374f"/>
    </style:style>
    <style:style style:name="T265" style:family="text">
      <style:text-properties officeooo:rsid="016642c3"/>
    </style:style>
    <style:style style:name="T266" style:family="text">
      <style:text-properties officeooo:rsid="0166dfe3"/>
    </style:style>
    <style:style style:name="T267" style:family="text">
      <style:text-properties officeooo:rsid="01670cf8"/>
    </style:style>
    <style:style style:name="T268" style:family="text">
      <style:text-properties officeooo:rsid="01680b13"/>
    </style:style>
    <style:style style:name="T269" style:family="text">
      <style:text-properties officeooo:rsid="0169708d"/>
    </style:style>
    <style:style style:name="T270" style:family="text">
      <style:text-properties officeooo:rsid="016af4f5"/>
    </style:style>
    <style:style style:name="T271" style:family="text">
      <style:text-properties officeooo:rsid="016beefb"/>
    </style:style>
    <style:style style:name="T272" style:family="text">
      <style:text-properties officeooo:rsid="016cfab2"/>
    </style:style>
    <style:style style:name="T273" style:family="text">
      <style:text-properties officeooo:rsid="016e7dc6"/>
    </style:style>
    <style:style style:name="T274" style:family="text">
      <style:text-properties officeooo:rsid="01706c89"/>
    </style:style>
    <style:style style:name="T275" style:family="text">
      <style:text-properties officeooo:rsid="01712fe3"/>
    </style:style>
    <style:style style:name="T276" style:family="text">
      <style:text-properties officeooo:rsid="01715bc5"/>
    </style:style>
    <style:style style:name="T277" style:family="text">
      <style:text-properties officeooo:rsid="017207ea"/>
    </style:style>
    <style:style style:name="T278" style:family="text">
      <style:text-properties officeooo:rsid="0173b920"/>
    </style:style>
    <style:style style:name="T279" style:family="text">
      <style:text-properties officeooo:rsid="01757b0d"/>
    </style:style>
    <style:style style:name="T280" style:family="text">
      <style:text-properties officeooo:rsid="01774a10"/>
    </style:style>
    <style:style style:name="T281" style:family="text">
      <style:text-properties officeooo:rsid="017921c4"/>
    </style:style>
    <style:style style:name="T282" style:family="text">
      <style:text-properties officeooo:rsid="0179293f"/>
    </style:style>
    <style:style style:name="T283" style:family="text">
      <style:text-properties officeooo:rsid="01797c9d"/>
    </style:style>
    <style:style style:name="T284" style:family="text">
      <style:text-properties officeooo:rsid="017b1583"/>
    </style:style>
    <style:style style:name="T285" style:family="text">
      <style:text-properties officeooo:rsid="017d1b09"/>
    </style:style>
    <style:style style:name="T286" style:family="text">
      <style:text-properties officeooo:rsid="017f36c6"/>
    </style:style>
    <style:style style:name="T287" style:family="text">
      <style:text-properties officeooo:rsid="017fe7d8"/>
    </style:style>
    <style:style style:name="T288" style:family="text">
      <style:text-properties officeooo:rsid="01818ec1"/>
    </style:style>
    <style:style style:name="T289" style:family="text">
      <style:text-properties officeooo:rsid="018289f0"/>
    </style:style>
    <style:style style:name="T290" style:family="text">
      <style:text-properties officeooo:rsid="018401d2"/>
    </style:style>
    <style:style style:name="T291" style:family="text">
      <style:text-properties officeooo:rsid="01842078"/>
    </style:style>
    <style:style style:name="T292" style:family="text">
      <style:text-properties officeooo:rsid="01842e1e"/>
    </style:style>
    <style:style style:name="T293" style:family="text">
      <style:text-properties officeooo:rsid="01858971"/>
    </style:style>
    <style:style style:name="T294" style:family="text">
      <style:text-properties officeooo:rsid="01871549"/>
    </style:style>
    <style:style style:name="T295" style:family="text">
      <style:text-properties officeooo:rsid="01888604"/>
    </style:style>
    <style:style style:name="T296" style:family="text">
      <style:text-properties officeooo:rsid="01892c2e"/>
    </style:style>
    <style:style style:name="T297" style:family="text">
      <style:text-properties officeooo:rsid="018a22a9"/>
    </style:style>
    <style:style style:name="T298" style:family="text">
      <style:text-properties officeooo:rsid="018a8993"/>
    </style:style>
    <style:style style:name="T299" style:family="text">
      <style:text-properties officeooo:rsid="018adf85"/>
    </style:style>
    <style:style style:name="T300" style:family="text">
      <style:text-properties officeooo:rsid="018cd171"/>
    </style:style>
    <style:style style:name="T301" style:family="text">
      <style:text-properties officeooo:rsid="018e72f2"/>
    </style:style>
    <style:style style:name="T302" style:family="text">
      <style:text-properties officeooo:rsid="018f7c01"/>
    </style:style>
    <style:style style:name="T303" style:family="text">
      <style:text-properties officeooo:rsid="01915bb7"/>
    </style:style>
    <style:style style:name="T304" style:family="text">
      <style:text-properties officeooo:rsid="0191fb6b"/>
    </style:style>
    <style:style style:name="T305" style:family="text">
      <style:text-properties officeooo:rsid="01924358"/>
    </style:style>
    <style:style style:name="T306" style:family="text">
      <style:text-properties officeooo:rsid="019310e7"/>
    </style:style>
    <style:style style:name="T307" style:family="text">
      <style:text-properties officeooo:rsid="0193ee79"/>
    </style:style>
    <style:style style:name="T308" style:family="text">
      <style:text-properties officeooo:rsid="0194a263"/>
    </style:style>
    <style:style style:name="T309" style:family="text">
      <style:text-properties officeooo:rsid="0194e7a3"/>
    </style:style>
    <style:style style:name="T310" style:family="text">
      <style:text-properties officeooo:rsid="0196955d"/>
    </style:style>
    <style:style style:name="T311" style:family="text">
      <style:text-properties officeooo:rsid="0198835b"/>
    </style:style>
    <style:style style:name="T312" style:family="text">
      <style:text-properties officeooo:rsid="019a5657"/>
    </style:style>
    <style:style style:name="T313" style:family="text">
      <style:text-properties officeooo:rsid="019b66c7"/>
    </style:style>
    <style:style style:name="T314" style:family="text">
      <style:text-properties officeooo:rsid="019c4177"/>
    </style:style>
    <style:style style:name="T315" style:family="text">
      <style:text-properties officeooo:rsid="019db9c0"/>
    </style:style>
    <style:style style:name="T316" style:family="text">
      <style:text-properties officeooo:rsid="019e5e31"/>
    </style:style>
    <style:style style:name="T317" style:family="text">
      <style:text-properties officeooo:rsid="019f2e8f"/>
    </style:style>
    <style:style style:name="T318" style:family="text">
      <style:text-properties officeooo:rsid="01a11e6c"/>
    </style:style>
    <style:style style:name="T319" style:family="text">
      <style:text-properties officeooo:rsid="01a2587d"/>
    </style:style>
    <style:style style:name="T320" style:family="text">
      <style:text-properties officeooo:rsid="01a29376"/>
    </style:style>
    <style:style style:name="T321" style:family="text">
      <style:text-properties officeooo:rsid="01a34b0d"/>
    </style:style>
    <style:style style:name="T322" style:family="text">
      <style:text-properties officeooo:rsid="01a4557f"/>
    </style:style>
    <style:style style:name="T323" style:family="text">
      <style:text-properties officeooo:rsid="01a48b3e"/>
    </style:style>
    <style:style style:name="T324" style:family="text">
      <style:text-properties officeooo:rsid="01a61cd4"/>
    </style:style>
    <style:style style:name="T325" style:family="text">
      <style:text-properties officeooo:rsid="01a83956"/>
    </style:style>
    <style:style style:name="T326" style:family="text">
      <style:text-properties officeooo:rsid="01a8d1d3"/>
    </style:style>
    <style:style style:name="T327" style:family="text">
      <style:text-properties officeooo:rsid="01aa5d32"/>
    </style:style>
    <style:style style:name="T328" style:family="text">
      <style:text-properties officeooo:rsid="01aab359"/>
    </style:style>
    <style:style style:name="T329" style:family="text">
      <style:text-properties officeooo:rsid="01ac02d0"/>
    </style:style>
    <style:style style:name="T330" style:family="text">
      <style:text-properties officeooo:rsid="01ac4820"/>
    </style:style>
    <style:style style:name="T331" style:family="text">
      <style:text-properties officeooo:rsid="01add508"/>
    </style:style>
    <style:style style:name="T332" style:family="text">
      <style:text-properties officeooo:rsid="01ae7a4c"/>
    </style:style>
    <style:style style:name="T333" style:family="text">
      <style:text-properties officeooo:rsid="01b0382b"/>
    </style:style>
    <style:style style:name="T334" style:family="text">
      <style:text-properties officeooo:rsid="01b236f9"/>
    </style:style>
    <style:style style:name="T335" style:family="text">
      <style:text-properties officeooo:rsid="01b4082d"/>
    </style:style>
    <style:style style:name="T336" style:family="text">
      <style:text-properties officeooo:rsid="01b5abf0"/>
    </style:style>
    <style:style style:name="T337" style:family="text">
      <style:text-properties officeooo:rsid="01b68b26"/>
    </style:style>
    <style:style style:name="T338" style:family="text">
      <style:text-properties officeooo:rsid="01b7e8a1"/>
    </style:style>
    <style:style style:name="T339" style:family="text">
      <style:text-properties officeooo:rsid="01b8f636"/>
    </style:style>
    <style:style style:name="T340" style:family="text">
      <style:text-properties officeooo:rsid="01b92acf"/>
    </style:style>
    <style:style style:name="T341" style:family="text">
      <style:text-properties officeooo:rsid="01ba9f30"/>
    </style:style>
    <style:style style:name="T342" style:family="text">
      <style:text-properties officeooo:rsid="01bb7b06"/>
    </style:style>
    <style:style style:name="T343" style:family="text">
      <style:text-properties officeooo:rsid="01bc98fe"/>
    </style:style>
    <style:style style:name="T344" style:family="text">
      <style:text-properties officeooo:rsid="01be719b"/>
    </style:style>
    <style:style style:name="T345" style:family="text">
      <style:text-properties officeooo:rsid="01becf64"/>
    </style:style>
    <style:style style:name="T346" style:family="text">
      <style:text-properties officeooo:rsid="01bfa625"/>
    </style:style>
    <style:style style:name="T347" style:family="text">
      <style:text-properties officeooo:rsid="01c18fb1"/>
    </style:style>
    <style:style style:name="T348" style:family="text">
      <style:text-properties officeooo:rsid="01c1d192"/>
    </style:style>
    <style:style style:name="T349" style:family="text">
      <style:text-properties officeooo:rsid="01c24959"/>
    </style:style>
    <style:style style:name="T350" style:family="text">
      <style:text-properties officeooo:rsid="01c2fed4"/>
    </style:style>
    <style:style style:name="T351" style:family="text">
      <style:text-properties officeooo:rsid="01c34ff6"/>
    </style:style>
    <style:style style:name="T352" style:family="text">
      <style:text-properties officeooo:rsid="01c4b031"/>
    </style:style>
    <style:style style:name="T353" style:family="text">
      <style:text-properties officeooo:rsid="01c4c66e"/>
    </style:style>
    <style:style style:name="T354" style:family="text">
      <style:text-properties officeooo:rsid="01c56a2a"/>
    </style:style>
    <style:style style:name="T355" style:family="text">
      <style:text-properties officeooo:rsid="01c5ecaa"/>
    </style:style>
    <style:style style:name="T356" style:family="text">
      <style:text-properties officeooo:rsid="01c8b43d"/>
    </style:style>
    <style:style style:name="T357" style:family="text">
      <style:text-properties officeooo:rsid="01c8db12"/>
    </style:style>
    <style:style style:name="T358" style:family="text">
      <style:text-properties officeooo:rsid="01cc9056"/>
    </style:style>
    <style:style style:name="T359" style:family="text">
      <style:text-properties officeooo:rsid="01cf5e56"/>
    </style:style>
    <style:style style:name="T360" style:family="text">
      <style:text-properties officeooo:rsid="01d20be6"/>
    </style:style>
    <style:style style:name="T361" style:family="text">
      <style:text-properties officeooo:rsid="01d40b89"/>
    </style:style>
    <style:style style:name="T362" style:family="text">
      <style:text-properties officeooo:rsid="01d47260"/>
    </style:style>
    <style:style style:name="T363" style:family="text">
      <style:text-properties officeooo:rsid="01d8559e"/>
    </style:style>
    <style:style style:name="T364" style:family="text">
      <style:text-properties officeooo:rsid="01d9595c"/>
    </style:style>
    <style:style style:name="T365" style:family="text">
      <style:text-properties officeooo:rsid="01d97154"/>
    </style:style>
    <style:style style:name="T366" style:family="text">
      <style:text-properties officeooo:rsid="01dade44"/>
    </style:style>
    <style:style style:name="T367" style:family="text">
      <style:text-properties officeooo:rsid="01dce0d1"/>
    </style:style>
    <style:style style:name="T368" style:family="text">
      <style:text-properties officeooo:rsid="01ddae3e"/>
    </style:style>
    <style:style style:name="T369" style:family="text">
      <style:text-properties officeooo:rsid="01dea982"/>
    </style:style>
    <style:style style:name="T370" style:family="text">
      <style:text-properties officeooo:rsid="01df1f87"/>
    </style:style>
    <style:style style:name="T371" style:family="text">
      <style:text-properties officeooo:rsid="01e46020"/>
    </style:style>
    <style:style style:name="T372" style:family="text">
      <style:text-properties officeooo:rsid="01e58cd2"/>
    </style:style>
    <style:style style:name="T373" style:family="text">
      <style:text-properties officeooo:rsid="01e8bf0b"/>
    </style:style>
    <style:style style:name="T374" style:family="text">
      <style:text-properties officeooo:rsid="01e9e98c"/>
    </style:style>
    <style:style style:name="T375" style:family="text">
      <style:text-properties officeooo:rsid="01ea834d"/>
    </style:style>
    <style:style style:name="T376" style:family="text">
      <style:text-properties officeooo:rsid="01ec1de9"/>
    </style:style>
    <style:style style:name="T377" style:family="text">
      <style:text-properties officeooo:rsid="01edd863"/>
    </style:style>
    <style:style style:name="T378" style:family="text">
      <style:text-properties officeooo:rsid="01ee0e73"/>
    </style:style>
    <style:style style:name="T379" style:family="text">
      <style:text-properties officeooo:rsid="01ef6e07"/>
    </style:style>
    <style:style style:name="T380" style:family="text">
      <style:text-properties officeooo:rsid="01f037a7"/>
    </style:style>
    <style:style style:name="T381" style:family="text">
      <style:text-properties officeooo:rsid="01f13f77"/>
    </style:style>
    <style:style style:name="T382" style:family="text">
      <style:text-properties officeooo:rsid="01f575b2"/>
    </style:style>
    <style:style style:name="T383" style:family="text">
      <style:text-properties officeooo:rsid="01f6426a"/>
    </style:style>
    <style:style style:name="T384" style:family="text">
      <style:text-properties officeooo:rsid="01f6466f"/>
    </style:style>
    <style:style style:name="T385" style:family="text">
      <style:text-properties officeooo:rsid="01f7d7c9"/>
    </style:style>
    <style:style style:name="T386" style:family="text">
      <style:text-properties officeooo:rsid="01f8f571"/>
    </style:style>
    <style:style style:name="T387" style:family="text">
      <style:text-properties officeooo:rsid="01f99f07"/>
    </style:style>
    <style:style style:name="T388" style:family="text">
      <style:text-properties officeooo:rsid="01fb3af8"/>
    </style:style>
    <style:style style:name="T389" style:family="text">
      <style:text-properties officeooo:rsid="01fc3d7d"/>
    </style:style>
    <style:style style:name="T390" style:family="text">
      <style:text-properties officeooo:rsid="01fcb373"/>
    </style:style>
    <style:style style:name="T391" style:family="text">
      <style:text-properties officeooo:rsid="01fdb591"/>
    </style:style>
    <style:style style:name="T392" style:family="text">
      <style:text-properties officeooo:rsid="01fe63a7"/>
    </style:style>
    <style:style style:name="T393" style:family="text">
      <style:text-properties officeooo:rsid="02002df3"/>
    </style:style>
    <style:style style:name="T394" style:family="text">
      <style:text-properties officeooo:rsid="0201a0c5"/>
    </style:style>
    <style:style style:name="T395" style:family="text">
      <style:text-properties officeooo:rsid="0201f54a"/>
    </style:style>
    <style:style style:name="T396" style:family="text">
      <style:text-properties officeooo:rsid="0202d3b0"/>
    </style:style>
    <style:style style:name="T397" style:family="text">
      <style:text-properties officeooo:rsid="0204f6d1"/>
    </style:style>
    <style:style style:name="T398" style:family="text">
      <style:text-properties officeooo:rsid="0208519d"/>
    </style:style>
    <style:style style:name="T399" style:family="text">
      <style:text-properties officeooo:rsid="020931e1"/>
    </style:style>
    <style:style style:name="T400" style:family="text">
      <style:text-properties officeooo:rsid="020ac2f9"/>
    </style:style>
    <style:style style:name="T401" style:family="text">
      <style:text-properties officeooo:rsid="020cbd37"/>
    </style:style>
    <style:style style:name="T402" style:family="text">
      <style:text-properties officeooo:rsid="020d4507"/>
    </style:style>
    <style:style style:name="T403" style:family="text">
      <style:text-properties officeooo:rsid="020e19de"/>
    </style:style>
    <style:style style:name="T404" style:family="text">
      <style:text-properties officeooo:rsid="020e476b"/>
    </style:style>
    <style:style style:name="T405" style:family="text">
      <style:text-properties officeooo:rsid="0210065c"/>
    </style:style>
    <style:style style:name="T406" style:family="text">
      <style:text-properties officeooo:rsid="0210d55b"/>
    </style:style>
    <style:style style:name="T407" style:family="text">
      <style:text-properties officeooo:rsid="02123d56"/>
    </style:style>
    <style:style style:name="T408" style:family="text">
      <style:text-properties officeooo:rsid="02133f62"/>
    </style:style>
    <style:style style:name="T409" style:family="text">
      <style:text-properties officeooo:rsid="02139332"/>
    </style:style>
    <style:style style:name="T410" style:family="text">
      <style:text-properties officeooo:rsid="02145e00"/>
    </style:style>
    <style:style style:name="T411" style:family="text">
      <style:text-properties officeooo:rsid="0214a2cf"/>
    </style:style>
    <style:style style:name="T412" style:family="text">
      <style:text-properties officeooo:rsid="021524b7"/>
    </style:style>
    <style:style style:name="T413" style:family="text">
      <style:text-properties officeooo:rsid="02174206"/>
    </style:style>
    <style:style style:name="T414" style:family="text">
      <style:text-properties officeooo:rsid="02192755"/>
    </style:style>
    <style:style style:name="T415" style:family="text">
      <style:text-properties officeooo:rsid="021a8ca7"/>
    </style:style>
    <style:style style:name="T416" style:family="text">
      <style:text-properties officeooo:rsid="021c727f"/>
    </style:style>
    <style:style style:name="T417" style:family="text">
      <style:text-properties officeooo:rsid="021dcb34"/>
    </style:style>
    <style:style style:name="T418" style:family="text">
      <style:text-properties officeooo:rsid="021f37ed"/>
    </style:style>
    <style:style style:name="T419" style:family="text">
      <style:text-properties officeooo:rsid="0220e891"/>
    </style:style>
    <style:style style:name="T420" style:family="text">
      <style:text-properties officeooo:rsid="02242b77"/>
    </style:style>
    <style:style style:name="T421" style:family="text">
      <style:text-properties officeooo:rsid="0226285e"/>
    </style:style>
    <style:style style:name="T422" style:family="text">
      <style:text-properties officeooo:rsid="02262a5b"/>
    </style:style>
    <style:style style:name="T423" style:family="text">
      <style:text-properties officeooo:rsid="02279296"/>
    </style:style>
    <style:style style:name="T424" style:family="text">
      <style:text-properties officeooo:rsid="0228fc96"/>
    </style:style>
    <style:style style:name="T425" style:family="text">
      <style:text-properties officeooo:rsid="022931c4"/>
    </style:style>
    <style:style style:name="T426" style:family="text">
      <style:text-properties officeooo:rsid="0229d345"/>
    </style:style>
    <style:style style:name="T427" style:family="text">
      <style:text-properties officeooo:rsid="022ae54b"/>
    </style:style>
    <style:style style:name="T428" style:family="text">
      <style:text-properties officeooo:rsid="022c2349"/>
    </style:style>
    <style:style style:name="T429" style:family="text">
      <style:text-properties officeooo:rsid="022c2c26"/>
    </style:style>
    <style:style style:name="T430" style:family="text">
      <style:text-properties officeooo:rsid="022db7a5"/>
    </style:style>
    <style:style style:name="T431" style:family="text">
      <style:text-properties officeooo:rsid="022e627c"/>
    </style:style>
    <style:style style:name="T432" style:family="text">
      <style:text-properties officeooo:rsid="022f84b7"/>
    </style:style>
    <style:style style:name="T433" style:family="text">
      <style:text-properties officeooo:rsid="0230ee56"/>
    </style:style>
    <style:style style:name="T434" style:family="text">
      <style:text-properties officeooo:rsid="0231f744"/>
    </style:style>
    <style:style style:name="T435" style:family="text">
      <style:text-properties officeooo:rsid="02323f19"/>
    </style:style>
    <style:style style:name="T436" style:family="text">
      <style:text-properties officeooo:rsid="0233a454"/>
    </style:style>
    <style:style style:name="T437" style:family="text">
      <style:text-properties officeooo:rsid="0234ec94"/>
    </style:style>
    <style:style style:name="T438" style:family="text">
      <style:text-properties officeooo:rsid="0236a784"/>
    </style:style>
    <style:style style:name="T439" style:family="text">
      <style:text-properties officeooo:rsid="0237fc23"/>
    </style:style>
    <style:style style:name="T440" style:family="text">
      <style:text-properties officeooo:rsid="0239c9e3"/>
    </style:style>
    <style:style style:name="T441" style:family="text">
      <style:text-properties officeooo:rsid="023b99d0"/>
    </style:style>
    <style:style style:name="T442" style:family="text">
      <style:text-properties officeooo:rsid="023ca3b1"/>
    </style:style>
    <style:style style:name="T443" style:family="text">
      <style:text-properties officeooo:rsid="023e3942"/>
    </style:style>
    <style:style style:name="T444" style:family="text">
      <style:text-properties officeooo:rsid="023e8e93"/>
    </style:style>
    <style:style style:name="T445" style:family="text">
      <style:text-properties officeooo:rsid="023f9ca9"/>
    </style:style>
    <style:style style:name="T446" style:family="text">
      <style:text-properties officeooo:rsid="024161e8"/>
    </style:style>
    <style:style style:name="T447" style:family="text">
      <style:text-properties officeooo:rsid="02431eb9"/>
    </style:style>
    <style:style style:name="T448" style:family="text">
      <style:text-properties officeooo:rsid="024492f8"/>
    </style:style>
    <style:style style:name="T449" style:family="text">
      <style:text-properties officeooo:rsid="02456b8b"/>
    </style:style>
    <style:style style:name="T450" style:family="text">
      <style:text-properties officeooo:rsid="02460390"/>
    </style:style>
    <style:style style:name="T451" style:family="text">
      <style:text-properties officeooo:rsid="0247e48e"/>
    </style:style>
    <style:style style:name="T452" style:family="text">
      <style:text-properties officeooo:rsid="0249250f"/>
    </style:style>
    <style:style style:name="T453" style:family="text">
      <style:text-properties officeooo:rsid="024963a3"/>
    </style:style>
    <style:style style:name="T454" style:family="text">
      <style:text-properties officeooo:rsid="024a93c4"/>
    </style:style>
    <style:style style:name="T455" style:family="text">
      <style:text-properties officeooo:rsid="024b2747"/>
    </style:style>
    <style:style style:name="T456" style:family="text">
      <style:text-properties officeooo:rsid="024cfa23"/>
    </style:style>
    <style:style style:name="T457" style:family="text">
      <style:text-properties officeooo:rsid="024d29c7"/>
    </style:style>
    <style:style style:name="T458" style:family="text">
      <style:text-properties officeooo:rsid="024d2fc7"/>
    </style:style>
    <style:style style:name="T459" style:family="text">
      <style:text-properties officeooo:rsid="024dc6f8"/>
    </style:style>
    <style:style style:name="T460" style:family="text">
      <style:text-properties officeooo:rsid="024df580"/>
    </style:style>
    <style:style style:name="T461" style:family="text">
      <style:text-properties officeooo:rsid="024ea933"/>
    </style:style>
    <style:style style:name="T462" style:family="text">
      <style:text-properties officeooo:rsid="02525a65"/>
    </style:style>
    <style:style style:name="T463" style:family="text">
      <style:text-properties officeooo:rsid="025270a7"/>
    </style:style>
    <style:style style:name="T464" style:family="text">
      <style:text-properties officeooo:rsid="025403a2"/>
    </style:style>
    <style:style style:name="T465" style:family="text">
      <style:text-properties officeooo:rsid="0255990c"/>
    </style:style>
    <style:style style:name="T466" style:family="text">
      <style:text-properties officeooo:rsid="0256d86a"/>
    </style:style>
    <style:style style:name="T467" style:family="text">
      <style:text-properties officeooo:rsid="0258006a"/>
    </style:style>
    <style:style style:name="T468" style:family="text">
      <style:text-properties officeooo:rsid="025c0810"/>
    </style:style>
    <style:style style:name="T469" style:family="text">
      <style:text-properties officeooo:rsid="025df894"/>
    </style:style>
    <style:style style:name="T470" style:family="text">
      <style:text-properties officeooo:rsid="025f54cd"/>
    </style:style>
    <style:style style:name="T471" style:family="text">
      <style:text-properties officeooo:rsid="02613a08"/>
    </style:style>
    <style:style style:name="T472" style:family="text">
      <style:text-properties officeooo:rsid="0262986a"/>
    </style:style>
    <style:style style:name="T473" style:family="text">
      <style:text-properties officeooo:rsid="02638e2b"/>
    </style:style>
    <style:style style:name="T474" style:family="text">
      <style:text-properties officeooo:rsid="0263a545"/>
    </style:style>
    <style:style style:name="T475" style:family="text">
      <style:text-properties officeooo:rsid="0265671d"/>
    </style:style>
    <style:style style:name="T476" style:family="text">
      <style:text-properties officeooo:rsid="02666830"/>
    </style:style>
    <style:style style:name="T477" style:family="text">
      <style:text-properties officeooo:rsid="02676500"/>
    </style:style>
    <style:style style:name="T478" style:family="text">
      <style:text-properties officeooo:rsid="02687e8b"/>
    </style:style>
    <style:style style:name="T479" style:family="text">
      <style:text-properties officeooo:rsid="02698fbc"/>
    </style:style>
    <style:style style:name="T480" style:family="text">
      <style:text-properties officeooo:rsid="026b3cb5"/>
    </style:style>
    <style:style style:name="T481" style:family="text">
      <style:text-properties officeooo:rsid="026b6f4e"/>
    </style:style>
    <style:style style:name="T482" style:family="text">
      <style:text-properties officeooo:rsid="026b72be"/>
    </style:style>
    <style:style style:name="T483" style:family="text">
      <style:text-properties officeooo:rsid="026d1aaa"/>
    </style:style>
    <style:style style:name="T484" style:family="text">
      <style:text-properties officeooo:rsid="026f13c9"/>
    </style:style>
    <style:style style:name="T485" style:family="text">
      <style:text-properties officeooo:rsid="02706264"/>
    </style:style>
    <style:style style:name="T486" style:family="text">
      <style:text-properties officeooo:rsid="0270eb42"/>
    </style:style>
    <style:style style:name="T487" style:family="text">
      <style:text-properties officeooo:rsid="0272351a"/>
    </style:style>
    <style:style style:name="T488" style:family="text">
      <style:text-properties officeooo:rsid="02743b49"/>
    </style:style>
    <style:style style:name="T489" style:family="text">
      <style:text-properties officeooo:rsid="0275cbb9"/>
    </style:style>
    <style:style style:name="T490" style:family="text">
      <style:text-properties officeooo:rsid="0277e366"/>
    </style:style>
    <style:style style:name="T491" style:family="text">
      <style:text-properties officeooo:rsid="02783345"/>
    </style:style>
    <style:style style:name="T492" style:family="text">
      <style:text-properties officeooo:rsid="0279a659"/>
    </style:style>
    <style:style style:name="T493" style:family="text">
      <style:text-properties officeooo:rsid="027f5adc"/>
    </style:style>
    <style:style style:name="T494" style:family="text">
      <style:text-properties officeooo:rsid="02810172"/>
    </style:style>
    <style:style style:name="T495" style:family="text">
      <style:text-properties officeooo:rsid="02827a65"/>
    </style:style>
    <style:style style:name="T496" style:family="text">
      <style:text-properties officeooo:rsid="028580c4"/>
    </style:style>
    <style:style style:name="T497" style:family="text">
      <style:text-properties officeooo:rsid="028beaa4"/>
    </style:style>
    <style:style style:name="T498" style:family="text">
      <style:text-properties officeooo:rsid="028d4322"/>
    </style:style>
    <style:style style:name="T499" style:family="text">
      <style:text-properties officeooo:rsid="028e1103"/>
    </style:style>
    <style:style style:name="T500" style:family="text">
      <style:text-properties officeooo:rsid="02919a94"/>
    </style:style>
    <style:style style:name="T501" style:family="text">
      <style:text-properties officeooo:rsid="02945142"/>
    </style:style>
    <style:style style:name="T502" style:family="text">
      <style:text-properties officeooo:rsid="02958c60"/>
    </style:style>
    <style:style style:name="T503" style:family="text">
      <style:text-properties officeooo:rsid="02964ab5"/>
    </style:style>
    <style:style style:name="T504" style:family="text">
      <style:text-properties officeooo:rsid="0296ecb5"/>
    </style:style>
    <style:style style:name="T505" style:family="text">
      <style:text-properties officeooo:rsid="029729c5"/>
    </style:style>
    <style:style style:name="T506" style:family="text">
      <style:text-properties officeooo:rsid="02982e9f"/>
    </style:style>
    <style:style style:name="T507" style:family="text">
      <style:text-properties officeooo:rsid="029b8ab9"/>
    </style:style>
    <style:style style:name="T508" style:family="text">
      <style:text-properties officeooo:rsid="029de245"/>
    </style:style>
    <style:style style:name="T509" style:family="text">
      <style:text-properties officeooo:rsid="029e4590"/>
    </style:style>
    <style:style style:name="T510" style:family="text">
      <style:text-properties officeooo:rsid="02a7cd57"/>
    </style:style>
    <style:style style:name="T511" style:family="text">
      <style:text-properties officeooo:rsid="02a8019a"/>
    </style:style>
    <style:style style:name="T512" style:family="text">
      <style:text-properties officeooo:rsid="02a91d92"/>
    </style:style>
    <style:style style:name="T513" style:family="text">
      <style:text-properties officeooo:rsid="02aaa86e"/>
    </style:style>
    <style:style style:name="T514" style:family="text">
      <style:text-properties officeooo:rsid="02adfb06"/>
    </style:style>
    <style:style style:name="T515" style:family="text">
      <style:text-properties officeooo:rsid="02af4481"/>
    </style:style>
    <style:style style:name="T516" style:family="text">
      <style:text-properties officeooo:rsid="02b15476"/>
    </style:style>
    <style:style style:name="T517" style:family="text">
      <style:text-properties officeooo:rsid="02b31124"/>
    </style:style>
    <style:style style:name="T518" style:family="text">
      <style:text-properties officeooo:rsid="02b41e60"/>
    </style:style>
    <style:style style:name="T519" style:family="text">
      <style:text-properties officeooo:rsid="02b7487c"/>
    </style:style>
    <style:style style:name="T520" style:family="text">
      <style:text-properties officeooo:rsid="02b957e9"/>
    </style:style>
    <style:style style:name="T521" style:family="text">
      <style:text-properties officeooo:rsid="02bcbb03"/>
    </style:style>
    <style:style style:name="T522" style:family="text">
      <style:text-properties officeooo:rsid="02bdf44c"/>
    </style:style>
    <style:style style:name="T523" style:family="text">
      <style:text-properties officeooo:rsid="02c5efa8"/>
    </style:style>
    <style:style style:name="T524" style:family="text">
      <style:text-properties officeooo:rsid="02ca243f"/>
    </style:style>
    <style:style style:name="T525" style:family="text">
      <style:text-properties officeooo:rsid="02cc7988"/>
    </style:style>
    <style:style style:name="T526" style:family="text">
      <style:text-properties officeooo:rsid="02cda05e"/>
    </style:style>
    <style:style style:name="T527" style:family="text">
      <style:text-properties officeooo:rsid="02cf4368"/>
    </style:style>
    <style:style style:name="T528" style:family="text">
      <style:text-properties officeooo:rsid="02d6b359"/>
    </style:style>
    <style:style style:name="T529" style:family="text">
      <style:text-properties officeooo:rsid="02d8c3d4"/>
    </style:style>
    <style:style style:name="T530" style:family="text">
      <style:text-properties officeooo:rsid="02db4498"/>
    </style:style>
    <style:style style:name="T531" style:family="text">
      <style:text-properties officeooo:rsid="02dbacdc"/>
    </style:style>
    <style:style style:name="T532" style:family="text">
      <style:text-properties officeooo:rsid="02dce9a2"/>
    </style:style>
    <style:style style:name="T533" style:family="text">
      <style:text-properties officeooo:rsid="02deb0d4"/>
    </style:style>
    <style:style style:name="T534" style:family="text">
      <style:text-properties officeooo:rsid="02e08d0d"/>
    </style:style>
    <style:style style:name="T535" style:family="text">
      <style:text-properties officeooo:rsid="02e1dbd2"/>
    </style:style>
    <style:style style:name="T536" style:family="text">
      <style:text-properties officeooo:rsid="02e45b87"/>
    </style:style>
    <style:style style:name="T537" style:family="text">
      <style:text-properties officeooo:rsid="02e65ae0"/>
    </style:style>
    <style:style style:name="T538" style:family="text">
      <style:text-properties officeooo:rsid="02e6abca"/>
    </style:style>
    <style:style style:name="T539" style:family="text">
      <style:text-properties officeooo:rsid="02ea8888"/>
    </style:style>
    <style:style style:name="T540" style:family="text">
      <style:text-properties officeooo:rsid="02eb1793"/>
    </style:style>
    <style:style style:name="T541" style:family="text">
      <style:text-properties officeooo:rsid="02ec4854"/>
    </style:style>
    <style:style style:name="T542" style:family="text">
      <style:text-properties officeooo:rsid="02edb1e1"/>
    </style:style>
    <style:style style:name="T543" style:family="text">
      <style:text-properties officeooo:rsid="02ee1d14"/>
    </style:style>
    <style:style style:name="T544" style:family="text">
      <style:text-properties officeooo:rsid="02f37f3f"/>
    </style:style>
    <style:style style:name="T545" style:family="text">
      <style:text-properties officeooo:rsid="02f576c5"/>
    </style:style>
    <style:style style:name="T546" style:family="text">
      <style:text-properties officeooo:rsid="02f6cd87"/>
    </style:style>
    <style:style style:name="T547" style:family="text">
      <style:text-properties officeooo:rsid="02f9577c"/>
    </style:style>
    <style:style style:name="T548" style:family="text">
      <style:text-properties officeooo:rsid="02fb4a9d"/>
    </style:style>
    <style:style style:name="T549" style:family="text">
      <style:text-properties officeooo:rsid="030313de"/>
    </style:style>
    <style:style style:name="T550" style:family="text">
      <style:text-properties officeooo:rsid="0305c636"/>
    </style:style>
    <style:style style:name="T551" style:family="text">
      <style:text-properties officeooo:rsid="0305dc03"/>
    </style:style>
    <style:style style:name="T552" style:family="text">
      <style:text-properties officeooo:rsid="0308846d"/>
    </style:style>
    <style:style style:name="T553" style:family="text">
      <style:text-properties officeooo:rsid="0309ccb9"/>
    </style:style>
    <style:style style:name="T554" style:family="text">
      <style:text-properties officeooo:rsid="030fae00"/>
    </style:style>
    <style:style style:name="T555" style:family="text">
      <style:text-properties officeooo:rsid="0316f9b9"/>
    </style:style>
    <style:style style:name="T556" style:family="text">
      <style:text-properties officeooo:rsid="0319d30b"/>
    </style:style>
    <style:style style:name="T557" style:family="text">
      <style:text-properties officeooo:rsid="031abc40"/>
    </style:style>
    <style:style style:name="T558" style:family="text">
      <style:text-properties officeooo:rsid="031c54ad"/>
    </style:style>
    <style:style style:name="T559" style:family="text">
      <style:text-properties officeooo:rsid="031e00ae"/>
    </style:style>
    <style:style style:name="T560" style:family="text">
      <style:text-properties officeooo:rsid="031f6336"/>
    </style:style>
    <style:style style:name="T561" style:family="text">
      <style:text-properties officeooo:rsid="0321787f"/>
    </style:style>
    <style:style style:name="T562" style:family="text">
      <style:text-properties officeooo:rsid="0322987e"/>
    </style:style>
    <style:style style:name="T563" style:family="text">
      <style:text-properties officeooo:rsid="03231095"/>
    </style:style>
    <style:style style:name="T564" style:family="text">
      <style:text-properties officeooo:rsid="0323513c"/>
    </style:style>
    <style:style style:name="T565" style:family="text">
      <style:text-properties officeooo:rsid="03258fe5"/>
    </style:style>
    <style:style style:name="T566" style:family="text">
      <style:text-properties officeooo:rsid="0326be3f"/>
    </style:style>
    <style:style style:name="T567" style:family="text">
      <style:text-properties officeooo:rsid="03280cee"/>
    </style:style>
    <style:style style:name="T568" style:family="text">
      <style:text-properties officeooo:rsid="032818c3"/>
    </style:style>
    <style:style style:name="T569" style:family="text">
      <style:text-properties officeooo:rsid="03282e8e"/>
    </style:style>
    <style:style style:name="T570" style:family="text">
      <style:text-properties officeooo:rsid="0328ba1a"/>
    </style:style>
    <style:style style:name="T571" style:family="text">
      <style:text-properties officeooo:rsid="032913e0"/>
    </style:style>
    <style:style style:name="T572" style:family="text">
      <style:text-properties officeooo:rsid="032ab29b"/>
    </style:style>
    <style:style style:name="T573" style:family="text">
      <style:text-properties officeooo:rsid="032c5d69"/>
    </style:style>
    <style:style style:name="T574" style:family="text">
      <style:text-properties officeooo:rsid="0337050e"/>
    </style:style>
    <style:style style:name="T575" style:family="text">
      <style:text-properties officeooo:rsid="033c5ae7"/>
    </style:style>
    <style:style style:name="T576" style:family="text">
      <style:text-properties officeooo:rsid="033d0e88"/>
    </style:style>
    <style:style style:name="T577" style:family="text">
      <style:text-properties officeooo:rsid="033e6340"/>
    </style:style>
    <style:style style:name="T578" style:family="text">
      <style:text-properties officeooo:rsid="0346ca6d"/>
    </style:style>
    <style:style style:name="T579" style:family="text">
      <style:text-properties officeooo:rsid="034da4c8"/>
    </style:style>
    <style:style style:name="T580" style:family="text">
      <style:text-properties officeooo:rsid="034dbd81"/>
    </style:style>
    <style:style style:name="T581" style:family="text">
      <style:text-properties officeooo:rsid="034f4978"/>
    </style:style>
    <style:style style:name="T582" style:family="text">
      <style:text-properties officeooo:rsid="03504a6c"/>
    </style:style>
    <style:style style:name="T583" style:family="text">
      <style:text-properties officeooo:rsid="0351f6e8"/>
    </style:style>
    <style:style style:name="T584" style:family="text">
      <style:text-properties officeooo:rsid="0353b018"/>
    </style:style>
    <style:style style:name="T585" style:family="text">
      <style:text-properties officeooo:rsid="0355000c"/>
    </style:style>
    <style:style style:name="T586" style:family="text">
      <style:text-properties officeooo:rsid="03585dbc"/>
    </style:style>
    <style:style style:name="T587" style:family="text">
      <style:text-properties officeooo:rsid="035a5cd9"/>
    </style:style>
    <style:style style:name="T588" style:family="text">
      <style:text-properties officeooo:rsid="035d0b8b"/>
    </style:style>
    <style:style style:name="T589" style:family="text">
      <style:text-properties officeooo:rsid="035df881"/>
    </style:style>
    <style:style style:name="T590" style:family="text">
      <style:text-properties officeooo:rsid="035e57cb"/>
    </style:style>
    <style:style style:name="T591" style:family="text">
      <style:text-properties officeooo:rsid="0360070c"/>
    </style:style>
    <style:style style:name="T592" style:family="text">
      <style:text-properties officeooo:rsid="0360b491"/>
    </style:style>
    <style:style style:name="T593" style:family="text">
      <style:text-properties officeooo:rsid="03623fba"/>
    </style:style>
    <style:style style:name="T594" style:family="text">
      <style:text-properties officeooo:rsid="0363b94a"/>
    </style:style>
    <style:style style:name="T595" style:family="text">
      <style:text-properties officeooo:rsid="03655dda"/>
    </style:style>
    <style:style style:name="T596" style:family="text">
      <style:text-properties officeooo:rsid="0366e5d1"/>
    </style:style>
    <style:style style:name="T597" style:family="text">
      <style:text-properties officeooo:rsid="0366fa38"/>
    </style:style>
    <style:style style:name="T598" style:family="text">
      <style:text-properties officeooo:rsid="03685f03"/>
    </style:style>
    <style:style style:name="T599" style:family="text">
      <style:text-properties officeooo:rsid="036ac689"/>
    </style:style>
    <style:style style:name="T600" style:family="text">
      <style:text-properties officeooo:rsid="036b39bc"/>
    </style:style>
    <style:style style:name="T601" style:family="text">
      <style:text-properties officeooo:rsid="036b6471"/>
    </style:style>
    <style:style style:name="T602" style:family="text">
      <style:text-properties officeooo:rsid="036c91eb"/>
    </style:style>
    <style:style style:name="T603" style:family="text">
      <style:text-properties officeooo:rsid="03733068"/>
    </style:style>
    <style:style style:name="T604" style:family="text">
      <style:text-properties officeooo:rsid="0373c407"/>
    </style:style>
    <style:style style:name="T605" style:family="text">
      <style:text-properties officeooo:rsid="0373ef7f"/>
    </style:style>
    <style:style style:name="T606" style:family="text">
      <style:text-properties officeooo:rsid="03764db9"/>
    </style:style>
    <style:style style:name="T607" style:family="text">
      <style:text-properties officeooo:rsid="03772487"/>
    </style:style>
    <style:style style:name="T608" style:family="text">
      <style:text-properties officeooo:rsid="03785d02"/>
    </style:style>
    <style:style style:name="T609" style:family="text">
      <style:text-properties officeooo:rsid="037932c9"/>
    </style:style>
    <style:style style:name="T610" style:family="text">
      <style:text-properties officeooo:rsid="0379d3db"/>
    </style:style>
    <style:style style:name="T611" style:family="text">
      <style:text-properties officeooo:rsid="037bbd40"/>
    </style:style>
    <style:style style:name="T612" style:family="text">
      <style:text-properties officeooo:rsid="037d1490"/>
    </style:style>
    <style:style style:name="T613" style:family="text">
      <style:text-properties officeooo:rsid="037d65c2"/>
    </style:style>
    <style:style style:name="T614" style:family="text">
      <style:text-properties officeooo:rsid="037dc258"/>
    </style:style>
    <style:style style:name="T615" style:family="text">
      <style:text-properties officeooo:rsid="037ed1f6"/>
    </style:style>
    <style:style style:name="T616" style:family="text">
      <style:text-properties officeooo:rsid="037fe17a"/>
    </style:style>
    <style:style style:name="T617" style:family="text">
      <style:text-properties officeooo:rsid="0383af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1: Web Application (In)security</text:p>
      <text:p text:style-name="P1"><text:s/><text:span text:style-name="T1">I. The Evolution of Web Applications</text:span></text:p>
      <text:p text:style-name="P1"><text:s text:c="2"/><text:span text:style-name="T1">1. Common Web Application Functions</text:span></text:p>
      <text:p text:style-name="P1"><text:s text:c="2"/><text:span text:style-name="T1">2. Benefits of Web Application</text:span><text:span text:style-name="T2">s</text:span></text:p>
      <text:p text:style-name="P1"><text:s/><text:span text:style-name="T3">II. Web Application Security</text:span></text:p>
      <text:p text:style-name="P1"><text:s text:c="2"/><text:span text:style-name="T4">1. “This Site Is Secure”</text:span></text:p>
      <text:p text:style-name="P1"><text:s text:c="2"/><text:span text:style-name="T4">2. The Core Security Problem: Users Can Submit Arbitrary Input</text:span></text:p>
      <text:p text:style-name="P1"><text:s text:c="2"/><text:span text:style-name="T5">3. Key Problem Factors</text:span></text:p>
      <text:p text:style-name="P1"><text:s text:c="3"/>- <text:span text:style-name="T5">Underdeveloped Security Awareness</text:span></text:p>
      <text:p text:style-name="P1"><text:s text:c="3"/>- <text:span text:style-name="T5">Custom Development</text:span></text:p>
      <text:p text:style-name="P1"><text:s text:c="3"/>- <text:span text:style-name="T5">Deceptive Simplicity</text:span></text:p>
      <text:p text:style-name="P1"><text:s text:c="3"/>- <text:span text:style-name="T6">Rapidly Evolving Threat Profile</text:span></text:p>
      <text:p text:style-name="P1"><text:s text:c="3"/>- <text:span text:style-name="T6">Resource and Time Constraints</text:span></text:p>
      <text:p text:style-name="P1"><text:s text:c="3"/>- <text:span text:style-name="T7">Overextended Technologies</text:span></text:p>
      <text:p text:style-name="P1"><text:s text:c="3"/>- <text:span text:style-name="T8">Increasing Demands on Functionality</text:span></text:p>
      <text:p text:style-name="P1"><text:s text:c="2"/><text:span text:style-name="T5">4. </text:span><text:span text:style-name="T9">The New Security Perimeter</text:span></text:p>
      <text:p text:style-name="P1"><text:s text:c="2"/><text:span text:style-name="T10">5. The Future of Web Application Security</text:span></text:p>
      <text:p text:style-name="P1"/>
      <text:p text:style-name="P2">Chapter 2: Core Defense Mechanisms</text:p>
      <text:p text:style-name="P2"><text:s/><text:span text:style-name="T11">I. Handling User Access</text:span></text:p>
      <text:p text:style-name="P2"><text:s text:c="2"/><text:span text:style-name="T12">1. Authentication</text:span></text:p>
      <text:p text:style-name="P2"><text:s text:c="2"/><text:span text:style-name="T12">2. Session Management</text:span></text:p>
      <text:p text:style-name="P2"><text:s text:c="2"/><text:span text:style-name="T13">3. Access Control</text:span></text:p>
      <text:p text:style-name="P2"><text:s/><text:span text:style-name="T14">II. Handling User Input</text:span></text:p>
      <text:p text:style-name="P2"><text:s text:c="2"/><text:span text:style-name="T15">1. Varieties of Input</text:span></text:p>
      <text:p text:style-name="P2"><text:s text:c="2"/><text:span text:style-name="T15">2. Approaches to Input Handling</text:span></text:p>
      <text:p text:style-name="P2"><text:s text:c="3"/>- “<text:span text:style-name="T15">Reject Known Bad”</text:span></text:p>
      <text:p text:style-name="P2"><text:s text:c="3"/>- “<text:span text:style-name="T15">Accept Known Good”</text:span></text:p>
      <text:p text:style-name="P2"><text:s text:c="3"/>- Sanitization</text:p>
      <text:p text:style-name="P2"><text:s text:c="3"/>- <text:span text:style-name="T16">Safe Data Handling</text:span></text:p>
      <text:p text:style-name="P2"><text:s text:c="3"/>- <text:span text:style-name="T17">Semantic Checks</text:span></text:p>
      <text:p text:style-name="P2"><text:s text:c="2"/><text:span text:style-name="T15">3. </text:span><text:span text:style-name="T18">Boundary Validation</text:span></text:p>
      <text:p text:style-name="P2"><text:s text:c="2"/><text:span text:style-name="T19">4. Multi step Validation and Canonicalization</text:span></text:p>
      <text:p text:style-name="P2"><text:s/><text:span text:style-name="T20">III. Handling Attackers</text:span></text:p>
      <text:p text:style-name="P2"><text:s text:c="2"/><text:span text:style-name="T20">1. Handling Errors</text:span></text:p>
      <text:p text:style-name="P41"><text:s text:c="2"/><text:span text:style-name="T21">2. Maintaining Audit Logs</text:span></text:p>
      <text:p text:style-name="P2"><text:s text:c="2"/><text:span text:style-name="T21">3. Alert Administrators</text:span></text:p>
      <text:p text:style-name="P2"><text:s text:c="2"/><text:span text:style-name="T22">4. Reacting to Attacks</text:span></text:p>
      <text:p text:style-name="P2"><text:s/><text:span text:style-name="T23">IV. Managing the Application</text:span></text:p>
      <text:p text:style-name="P2"/>
      <text:p text:style-name="P3">Chapter 3: Web Application Technologies</text:p>
      <text:p text:style-name="P4"><text:s/>I. The HTTP Protocol</text:p>
      <text:p text:style-name="P4"><text:s text:c="2"/>1. HTTP Requests</text:p>
      <text:p text:style-name="P4"><text:s text:c="2"/>2. HTTP Responses</text:p>
      <text:p text:style-name="P4"><text:s text:c="2"/><text:span text:style-name="T24">3. HTTP Methods</text:span></text:p>
      <text:p text:style-name="P4"><text:s text:c="2"/><text:span text:style-name="T25">4. URLs</text:span></text:p>
      <text:p text:style-name="P4"><text:s text:c="2"/><text:span text:style-name="T26">5. REST</text:span></text:p>
      <text:p text:style-name="P4"><text:s text:c="2"/><text:span text:style-name="T27">6. HTTP Headers</text:span></text:p>
      <text:p text:style-name="P4"><text:s text:c="3"/>- <text:span text:style-name="T28">General Headers</text:span></text:p>
      <text:p text:style-name="P4"><text:s text:c="3"/>- <text:span text:style-name="T28">Request He</text:span><text:span text:style-name="T29">a</text:span><text:span text:style-name="T28">ders</text:span></text:p>
      <text:p text:style-name="P4"><text:s text:c="3"/>- <text:span text:style-name="T30">Response Headers</text:span></text:p>
      <text:p text:style-name="P4"><text:s text:c="2"/><text:span text:style-name="T31">7. Cookies</text:span></text:p>
      <text:p text:style-name="P4"><text:s text:c="2"/><text:span text:style-name="T31">8. Status Codes</text:span></text:p>
      <text:p text:style-name="P4"><text:s text:c="2"/><text:span text:style-name="T32">9. HTTPS</text:span></text:p>
      <text:p text:style-name="P4"><text:s text:c="2"/><text:span text:style-name="T33">10. HTTP Proxies</text:span></text:p>
      <text:p text:style-name="P4"><text:s text:c="2"/><text:span text:style-name="T33">11. HTTP </text:span><text:span text:style-name="T34">Authentication</text:span></text:p>
      <text:p text:style-name="P4"><text:s/><text:span text:style-name="T35">II. Web Functionality</text:span></text:p>
      <text:p text:style-name="P4"><text:s text:c="2"/><text:span text:style-name="T36">1. Server-Side Functionality</text:span></text:p>
      <text:p text:style-name="P4"><text:s text:c="3"/>- <text:span text:style-name="T37">The Java Platform</text:span></text:p>
      <text:p text:style-name="P4"><text:s text:c="3"/>- <text:span text:style-name="T37">ASP.NET</text:span></text:p>
      <text:p text:style-name="P4"><text:s text:c="3"/>- <text:span text:style-name="T37">PHP</text:span></text:p>
      <text:p text:style-name="P4"><text:s text:c="3"/>- <text:span text:style-name="T38">Ruby on Rails</text:span></text:p>
      <text:p text:style-name="P4"><text:s text:c="3"/>- <text:span text:style-name="T38">SQL</text:span></text:p>
      <text:p text:style-name="P4"><text:s text:c="3"/>- <text:span text:style-name="T39">XML</text:span></text:p>
      <text:p text:style-name="P4"><text:s text:c="3"/>- <text:span text:style-name="T40">Web Services</text:span></text:p>
      <text:p text:style-name="P4"><text:s text:c="2"/><text:span text:style-name="T41">2. Client-Side Functionality</text:span></text:p>
      <text:p text:style-name="P4"><text:s text:c="3"/>- <text:span text:style-name="T42">HTML</text:span></text:p>
      <text:p text:style-name="P4"><text:s text:c="3"/>- <text:span text:style-name="T43">Hyperlinks</text:span></text:p>
      <text:p text:style-name="P4"><text:s text:c="3"/>- <text:span text:style-name="T44">Forms</text:span></text:p>
      <text:p text:style-name="P4"><text:s text:c="3"/>- <text:span text:style-name="T45">CSS</text:span></text:p>
      <text:p text:style-name="P4"><text:s text:c="3"/>- <text:span text:style-name="T46">JavaScript</text:span></text:p>
      <text:p text:style-name="P4"><text:s text:c="3"/>- <text:span text:style-name="T47">VBScript</text:span></text:p>
      <text:p text:style-name="P4"><text:s text:c="3"/>- <text:span text:style-name="T48">Document Object Model</text:span></text:p>
      <text:p text:style-name="P4"><text:s text:c="3"/>- <text:span text:style-name="T48">A</text:span><text:span text:style-name="T49">j</text:span><text:span text:style-name="T48">ax</text:span></text:p>
      <text:p text:style-name="P4"><text:s text:c="3"/>- <text:span text:style-name="T50">JSON</text:span></text:p>
      <text:p text:style-name="P4"><text:s text:c="3"/>- <text:span text:style-name="T51">Same-Origin Policy</text:span></text:p>
      <text:p text:style-name="P4"><text:s text:c="3"/>- <text:span text:style-name="T51">HTML5</text:span></text:p>
      <text:p text:style-name="P4"><text:soft-page-break/><text:s text:c="3"/>- “<text:span text:style-name="T52">Web 2.0”</text:span></text:p>
      <text:p text:style-name="P4"><text:s text:c="3"/>- <text:span text:style-name="T53">Browser Extension Technologies</text:span></text:p>
      <text:p text:style-name="P4"><text:s text:c="2"/><text:span text:style-name="T54">3. State and Sessions</text:span></text:p>
      <text:p text:style-name="P4"><text:s text:c="2"/><text:span text:style-name="T55">4. Encoding Schemes</text:span></text:p>
      <text:p text:style-name="P4"><text:s text:c="3"/>- <text:span text:style-name="T56">URL Encoding</text:span></text:p>
      <text:p text:style-name="P4"><text:s text:c="3"/>- <text:span text:style-name="T56">Unicode Encoding</text:span></text:p>
      <text:p text:style-name="P4"><text:s text:c="3"/>- <text:span text:style-name="T56">HTML Encoding</text:span></text:p>
      <text:p text:style-name="P4"><text:s text:c="3"/>- <text:span text:style-name="T56">Base64 Encoding</text:span></text:p>
      <text:p text:style-name="P4"><text:s text:c="3"/>- <text:span text:style-name="T57">Hex Encoding</text:span></text:p>
      <text:p text:style-name="P4"><text:s text:c="3"/>- Remoting<text:span text:style-name="T58"> and Serialization Frameworks</text:span></text:p>
      <text:p text:style-name="P4"/>
      <text:p text:style-name="P5">Chapter 4: Mapping the Application</text:p>
      <text:p text:style-name="P1"><text:s/><text:span text:style-name="T59">I. Enumerating Content and Functionality</text:span></text:p>
      <text:p text:style-name="P1"><text:s text:c="2"/><text:span text:style-name="T60">1. Web Spidering</text:span></text:p>
      <text:p text:style-name="P1"><text:s text:c="2"/><text:span text:style-name="T60">2. </text:span><text:span text:style-name="T61">User-Directed Spidering</text:span></text:p>
      <text:p text:style-name="P1"><text:s text:c="2"/><text:span text:style-name="T62">3. Discovering Hidden Content</text:span></text:p>
      <text:p text:style-name="P1"><text:s text:c="3"/>- <text:span text:style-name="T64">Brute-force Techniques</text:span></text:p>
      <text:p text:style-name="P1"><text:s text:c="3"/>- <text:span text:style-name="T65">Inference from Published Content</text:span></text:p>
      <text:p text:style-name="P1"><text:s text:c="3"/>- <text:span text:style-name="T66">Use of Public Information</text:span></text:p>
      <text:p text:style-name="P1"><text:s text:c="3"/>- <text:span text:style-name="T67">Leveraging the Web Server</text:span></text:p>
      <text:p text:style-name="P1"><text:s text:c="2"/><text:span text:style-name="T63">4. </text:span><text:span text:style-name="T68">Application Pages Versus Functional Paths</text:span></text:p>
      <text:p text:style-name="P1"><text:s text:c="2"/><text:span text:style-name="T69">5. Discovering Hidden Parameters</text:span></text:p>
      <text:p text:style-name="P1"><text:s/><text:span text:style-name="T70">II. Analyzing the Application</text:span></text:p>
      <text:p text:style-name="P1"><text:s text:c="2"/><text:span text:style-name="T71">1. Identifying Entry Points for User Input</text:span></text:p>
      <text:p text:style-name="P1"><text:s text:c="3"/>- <text:span text:style-name="T72">URL File Paths</text:span></text:p>
      <text:p text:style-name="P1"><text:s text:c="3"/>- <text:span text:style-name="T72">Request Parameters</text:span></text:p>
      <text:p text:style-name="P1"><text:s text:c="3"/>- <text:span text:style-name="T73">HTTP Headers</text:span></text:p>
      <text:p text:style-name="P1"><text:s text:c="3"/>- <text:span text:style-name="T73">Out-of-Band Channels</text:span></text:p>
      <text:p text:style-name="P1"><text:s text:c="2"/><text:span text:style-name="T74">2. Identifying Server-Side Technologies</text:span></text:p>
      <text:p text:style-name="P1"><text:s text:c="3"/>- <text:span text:style-name="T75">Banner Grabbing</text:span></text:p>
      <text:p text:style-name="P1"><text:s text:c="3"/>- <text:span text:style-name="T76">HTTP Fingerprinting</text:span></text:p>
      <text:p text:style-name="P1"><text:s text:c="3"/>- <text:span text:style-name="T77">File Extensions</text:span></text:p>
      <text:p text:style-name="P1"><text:s text:c="3"/>- <text:span text:style-name="T78">Directory Names</text:span></text:p>
      <text:p text:style-name="P1"><text:s text:c="3"/>- <text:span text:style-name="T78">Session Tokens</text:span></text:p>
      <text:p text:style-name="P1"><text:s text:c="3"/>- <text:span text:style-name="T79">Third-Party Code Components</text:span></text:p>
      <text:p text:style-name="P1"><text:s text:c="2"/><text:span text:style-name="T80">3. Identifying Server-side Functionality</text:span></text:p>
      <text:p text:style-name="P1"><text:s text:c="3"/>- <text:span text:style-name="T80">Dissecting Requests</text:span></text:p>
      <text:p text:style-name="P1"><text:s text:c="3"/>- <text:span text:style-name="T81">Extrapolating Application Behavior</text:span></text:p>
      <text:p text:style-name="P1"><text:s text:c="3"/>- <text:span text:style-name="T82">Isolating Unique Application Behavior</text:span></text:p>
      <text:p text:style-name="P1"><text:s text:c="2"/><text:span text:style-name="T83">4. Mapping the Attack Surface</text:span></text:p>
      <text:p text:style-name="P1"/>
      <text:p text:style-name="P6">Chapter 5: Bypassing Client-Side Controls</text:p>
      <text:p text:style-name="P6"><text:soft-page-break/><text:s/><text:span text:style-name="T95">I</text:span><text:span text:style-name="T84">. Transmitting Data Via the Client</text:span></text:p>
      <text:p text:style-name="P6"><text:s text:c="2"/><text:span text:style-name="T96">1.</text:span> <text:span text:style-name="T85">Hidden Form Fields</text:span></text:p>
      <text:p text:style-name="P6"><text:s text:c="2"/><text:span text:style-name="T96">2.</text:span> <text:span text:style-name="T86">HTTP Cookies</text:span></text:p>
      <text:p text:style-name="P6"><text:s text:c="2"/><text:span text:style-name="T96">3.</text:span> <text:span text:style-name="T87">URL Parameters</text:span></text:p>
      <text:p text:style-name="P6"><text:s text:c="2"/><text:span text:style-name="T96">4.</text:span> <text:span text:style-name="T88">The Referer Header</text:span></text:p>
      <text:p text:style-name="P6"><text:s text:c="2"/><text:span text:style-name="T96">5.</text:span> <text:span text:style-name="T89">Opaque Data</text:span></text:p>
      <text:p text:style-name="P6"><text:s text:c="2"/><text:span text:style-name="T96">6.</text:span> <text:span text:style-name="T90">The ASP.NET ViewState</text:span></text:p>
      <text:p text:style-name="P6"/>
      <text:p text:style-name="P6"><text:s/><text:span text:style-name="T95">II</text:span><text:span text:style-name="T91">. Capturing User Data: HTML Forms</text:span></text:p>
      <text:p text:style-name="P6"><text:s text:c="2"/><text:span text:style-name="T96">1.</text:span> <text:span text:style-name="T92">Length Limits</text:span></text:p>
      <text:p text:style-name="P6"><text:s text:c="2"/><text:span text:style-name="T96">2.</text:span> <text:span text:style-name="T93">Script-Based Validation</text:span></text:p>
      <text:p text:style-name="P6"><text:s text:c="2"/><text:span text:style-name="T96">3.</text:span> <text:span text:style-name="T94">Disabled Elements</text:span></text:p>
      <text:p text:style-name="P6"/>
      <text:p text:style-name="P6"><text:s/><text:span text:style-name="T97">III. Capturing User Data: Browser Extensions</text:span></text:p>
      <text:p text:style-name="P6"><text:s text:c="2"/><text:span text:style-name="T98">1. Common Browser Extension Technologies</text:span></text:p>
      <text:p text:style-name="P6"><text:s text:c="3"/>- <text:span text:style-name="T99">Java</text:span></text:p>
      <text:p text:style-name="P6"><text:s text:c="3"/>- <text:span text:style-name="T99">Flash</text:span></text:p>
      <text:p text:style-name="P6"><text:s text:c="3"/>- <text:span text:style-name="T99">Silverlight</text:span></text:p>
      <text:p text:style-name="P6"><text:s text:c="2"/><text:span text:style-name="T100">2. Approaches to Browser Extensions</text:span></text:p>
      <text:p text:style-name="P6"><text:s text:c="2"/><text:span text:style-name="T101">3. Intercepting Traffic from Browser Extensions</text:span></text:p>
      <text:p text:style-name="P6"><text:s text:c="3"/>- <text:span text:style-name="T102">Handling Serialized Data</text:span></text:p>
      <text:p text:style-name="P6"><text:s text:c="4"/><text:span text:style-name="T102">+ Java Serialization</text:span></text:p>
      <text:p text:style-name="P6"><text:s text:c="4"/><text:span text:style-name="T102">+ Flash Serialization</text:span></text:p>
      <text:p text:style-name="P6"><text:s text:c="4"/><text:span text:style-name="T102">+ Silverlight Serialization</text:span></text:p>
      <text:p text:style-name="P6"><text:s text:c="3"/>- <text:span text:style-name="T103">Obstacles to Intercepting Traffic from Browser Extensions</text:span></text:p>
      <text:p text:style-name="P6"><text:s text:c="2"/><text:span text:style-name="T104">4. Decompiling Browser Extensions</text:span></text:p>
      <text:p text:style-name="P6"><text:s text:c="3"/>- <text:span text:style-name="T105">Downloading the Bytecode</text:span></text:p>
      <text:p text:style-name="P6"><text:s text:c="3"/>- <text:span text:style-name="T106">Decompiling the Bytecode</text:span></text:p>
      <text:p text:style-name="P6"><text:s text:c="4"/><text:span text:style-name="T107">+ Java Tools</text:span></text:p>
      <text:p text:style-name="P6"><text:s text:c="4"/><text:span text:style-name="T107">+ Flash Tools</text:span></text:p>
      <text:p text:style-name="P6"><text:s text:c="4"/><text:span text:style-name="T107">+ Silverlight Tools</text:span></text:p>
      <text:p text:style-name="P6"><text:s text:c="3"/>- <text:span text:style-name="T108">Working on the Source Code</text:span></text:p>
      <text:p text:style-name="P6"><text:s text:c="4"/><text:span text:style-name="T109">+ Recompiling and Ex</text:span><text:span text:style-name="T111">e</text:span><text:span text:style-name="T109">cuting Within the Browser</text:span></text:p>
      <text:p text:style-name="P6"><text:s text:c="4"/><text:span text:style-name="T110">+ </text:span><text:span text:style-name="T112">Recompiling and Executing Outside the Browser</text:span></text:p>
      <text:p text:style-name="P6"><text:s text:c="4"/><text:span text:style-name="T113">+ Manipulating the Original Component Using JavaScript</text:span></text:p>
      <text:p text:style-name="P6"><text:s text:c="3"/>- <text:span text:style-name="T114">Coping with Bytecode Obfuscation</text:span></text:p>
      <text:p text:style-name="P6"><text:s text:c="2"/><text:span text:style-name="T123">5. </text:span><text:span text:style-name="T115">Attaching a Debugger</text:span></text:p>
      <text:p text:style-name="P6"><text:s text:c="2"/><text:span text:style-name="T123">6. </text:span><text:span text:style-name="T116">Native Client Components</text:span></text:p>
      <text:p text:style-name="P6"/>
      <text:p text:style-name="P6"><text:s/><text:span text:style-name="T122">IV</text:span><text:span text:style-name="T117">. Handling Client-Side Data Securely</text:span></text:p>
      <text:p text:style-name="P6"><text:s text:c="2"/><text:span text:style-name="T122">1</text:span> <text:span text:style-name="T118">Transmitting Data Via the Client</text:span></text:p>
      <text:p text:style-name="P6"><text:soft-page-break/><text:s text:c="2"/><text:span text:style-name="T122">2.</text:span> <text:span text:style-name="T119">Validating Client-Generated Data</text:span></text:p>
      <text:p text:style-name="P6"><text:s text:c="2"/><text:span text:style-name="T124">3.</text:span> <text:span text:style-name="T120">Logging and Alerting</text:span></text:p>
      <text:p text:style-name="P6"/>
      <text:p text:style-name="P7">Chapter 6: Attacking Authentication</text:p>
      <text:p text:style-name="P7"><text:s/><text:span text:style-name="T121">I. </text:span><text:span text:style-name="T125">Authentication Technologies</text:span></text:p>
      <text:p text:style-name="P7"/>
      <text:p text:style-name="P7"><text:s/><text:span text:style-name="T126">II. Design Flaws in Authentication Mechanisms</text:span></text:p>
      <text:p text:style-name="P7"><text:s text:c="2"/><text:span text:style-name="T127">1. Bad Passwords</text:span></text:p>
      <text:p text:style-name="P7"><text:s text:c="2"/><text:span text:style-name="T127">2. Brute-Forcible Login</text:span></text:p>
      <text:p text:style-name="P7"><text:s text:c="2"/><text:span text:style-name="T127">3. Verbose Failure Messages</text:span></text:p>
      <text:p text:style-name="P7"><text:s text:c="2"/><text:span text:style-name="T128">4. </text:span><text:span text:style-name="T129">Vulnerable Transmission of Credentials</text:span></text:p>
      <text:p text:style-name="P7"><text:s text:c="2"/><text:span text:style-name="T130">5. </text:span><text:span text:style-name="T131">Password Change Functionality</text:span></text:p>
      <text:p text:style-name="P7"><text:s text:c="2"/><text:span text:style-name="T132">6. </text:span><text:span text:style-name="T133">Forgotten Password Functionality</text:span></text:p>
      <text:p text:style-name="P7"><text:s text:c="2"/><text:span text:style-name="T134">7. “Remember Me” Functionality</text:span></text:p>
      <text:p text:style-name="P7"><text:s text:c="2"/><text:span text:style-name="T135">8. </text:span><text:span text:style-name="T136">User Impersonation Functionality</text:span></text:p>
      <text:p text:style-name="P7"><text:s text:c="2"/><text:span text:style-name="T137">9. </text:span><text:span text:style-name="T138">I</text:span><text:span text:style-name="T139">n</text:span><text:span text:style-name="T138">complete Validation of Credential</text:span><text:span text:style-name="T140">s</text:span></text:p>
      <text:p text:style-name="P7"><text:s text:c="2"/><text:span text:style-name="T141">10. Non-unique Usernames</text:span></text:p>
      <text:p text:style-name="P7"><text:s text:c="2"/><text:span text:style-name="T142">11.</text:span><text:span text:style-name="T143">Predictable Usernames</text:span></text:p>
      <text:p text:style-name="P7"><text:s text:c="2"/><text:span text:style-name="T144">12. Predictable Init</text:span><text:span text:style-name="T145">i</text:span><text:span text:style-name="T144">al Passwords</text:span></text:p>
      <text:p text:style-name="P7"><text:s text:c="2"/><text:span text:style-name="T146">13. Insecure Distribution of Credentials</text:span></text:p>
      <text:p text:style-name="P7"/>
      <text:p text:style-name="P7"><text:s/><text:span text:style-name="T147">III. </text:span><text:span text:style-name="T148">Implementation Flaws in Authentication</text:span></text:p>
      <text:p text:style-name="P7"><text:s text:c="2"/><text:span text:style-name="T149">1. Fail-Open Login Mechanisms</text:span></text:p>
      <text:p text:style-name="P7"><text:s text:c="2"/><text:span text:style-name="T150">2. Defects in Multistage Login Mechanisms</text:span></text:p>
      <text:p text:style-name="P7"><text:s text:c="2"/><text:span text:style-name="T151">3. Insecure Storage of Credentials</text:span></text:p>
      <text:p text:style-name="P7"/>
      <text:p text:style-name="P7"><text:s/><text:span text:style-name="T152">IV. Securing Authentication</text:span></text:p>
      <text:p text:style-name="P7"><text:s text:c="2"/><text:span text:style-name="T153">1. Use Strong Credentials</text:span></text:p>
      <text:p text:style-name="P7"><text:s text:c="2"/><text:span text:style-name="T153">2. Handle Credentials Secretively</text:span></text:p>
      <text:p text:style-name="P7"><text:s text:c="2"/><text:span text:style-name="T153">3. </text:span><text:span text:style-name="T154">Validate Credentials Properly</text:span></text:p>
      <text:p text:style-name="P7"><text:s text:c="2"/><text:span text:style-name="T154">4. </text:span><text:span text:style-name="T155">Prevent Information Leakage</text:span></text:p>
      <text:p text:style-name="P7"><text:s text:c="2"/><text:span text:style-name="T155">5. </text:span><text:span text:style-name="T156">Prevent Brute-Force Attacks</text:span></text:p>
      <text:p text:style-name="P7"><text:s text:c="2"/><text:span text:style-name="T156">6. </text:span><text:span text:style-name="T157">Prevent Misuse of the Password Change Function</text:span></text:p>
      <text:p text:style-name="P7"><text:s text:c="2"/><text:span text:style-name="T157">7. Prevent Misuse of the Account Recovery Function</text:span></text:p>
      <text:p text:style-name="P7"><text:s text:c="2"/><text:span text:style-name="T158">8. Log, Monitor, and Notify</text:span></text:p>
      <text:p text:style-name="P7"/>
      <text:p text:style-name="P8">Chapter 7: Attacking Session Management</text:p>
      <text:p text:style-name="P8"><text:s/><text:span text:style-name="T159">I. </text:span><text:span text:style-name="T160">The Need for State</text:span></text:p>
      <text:p text:style-name="P8"><text:s text:c="2"/><text:span text:style-name="T160">1. </text:span><text:span text:style-name="T161">Alternatives to Sessions</text:span></text:p>
      <text:p text:style-name="P8"/>
      <text:p text:style-name="P8"><text:s/><text:span text:style-name="T162">II. Weaknesses in Token Generation</text:span></text:p>
      <text:p text:style-name="P8"><text:s text:c="2"/><text:span text:style-name="T163">1. </text:span><text:span text:style-name="T164">Meaningful Tokens</text:span></text:p>
      <text:p text:style-name="P8"><text:soft-page-break/><text:s text:c="2"/><text:span text:style-name="T164">2. Predictable Tokens</text:span></text:p>
      <text:p text:style-name="P8"><text:s text:c="3"/>- <text:span text:style-name="T164">Concealed Sequences</text:span></text:p>
      <text:p text:style-name="P8"><text:s text:c="3"/>- <text:span text:style-name="T164">Time Dependency</text:span></text:p>
      <text:p text:style-name="P8"><text:s text:c="3"/>- <text:span text:style-name="T165">Weak Random Number Generation</text:span></text:p>
      <text:p text:style-name="P8"><text:s text:c="3"/>- <text:span text:style-name="T166">Testing the Quality of Randomness</text:span></text:p>
      <text:p text:style-name="P8"/>
      <text:p text:style-name="P9"><text:s text:c="2"/><text:span text:style-name="T164">3. </text:span><text:span text:style-name="T167">Encrypted Tokens</text:span></text:p>
      <text:p text:style-name="P10"><text:span text:style-name="T164"><text:s text:c="3"/>- </text:span><text:span text:style-name="T168">ECB Ciphers</text:span></text:p>
      <text:p text:style-name="P11"><text:span text:style-name="T164"><text:s text:c="3"/>- </text:span><text:span text:style-name="T169">CBC Ciphers</text:span></text:p>
      <text:p text:style-name="P12"><text:span text:style-name="T164"><text:s text:c="3"/></text:span></text:p>
      <text:p text:style-name="P12"><text:span text:style-name="T164"><text:s/></text:span><text:span text:style-name="T170">III. Weaknesses in Session Token Handling</text:span></text:p>
      <text:p text:style-name="P12"><text:span text:style-name="T164"><text:s text:c="2"/></text:span><text:span text:style-name="T170">1. </text:span><text:span text:style-name="T171">Disclosure</text:span><text:span text:style-name="T164"> </text:span><text:span text:style-name="T171">of Tokens on the Network</text:span></text:p>
      <text:p text:style-name="P12"><text:s text:c="2"/><text:span text:style-name="T171">2. Disclosure of Tokens in Logs</text:span></text:p>
      <text:p text:style-name="P12"><text:s text:c="2"/><text:span text:style-name="T171">3. </text:span><text:span text:style-name="T172">Vulnerable Mapping of Tokens to Sessions</text:span></text:p>
      <text:p text:style-name="P12"><text:s text:c="2"/><text:span text:style-name="T173">4. Vulnerable Session Termination</text:span></text:p>
      <text:p text:style-name="P12"><text:s text:c="2"/><text:span text:style-name="T173">5. </text:span><text:span text:style-name="T174">Client Exposure to Token Hijacking</text:span></text:p>
      <text:p text:style-name="P6"><text:s text:c="2"/><text:span text:style-name="T175">6. Liberal Cookie Scope</text:span></text:p>
      <text:p text:style-name="P6"><text:s text:c="3"/>- <text:span text:style-name="T176">Cookie Domain Restrictions</text:span></text:p>
      <text:p text:style-name="P6"><text:s text:c="3"/>- <text:span text:style-name="T177">Cookie Path Restrictions</text:span></text:p>
      <text:p text:style-name="P6"/>
      <text:p text:style-name="P6"><text:s/><text:span text:style-name="T178">IV. Securing Session Management</text:span></text:p>
      <text:p text:style-name="P6"><text:s text:c="2"/><text:span text:style-name="T178">1. Generate Strong Tokens</text:span></text:p>
      <text:p text:style-name="P6"><text:s text:c="2"/><text:span text:style-name="T178">2. Protect Tokens Throughout Their Life Cycle</text:span></text:p>
      <text:p text:style-name="P6"><text:s text:c="3"/>- <text:span text:style-name="T179">Per-Page Tokens</text:span></text:p>
      <text:p text:style-name="P6"><text:s text:c="2"/><text:span text:style-name="T178">3. </text:span><text:span text:style-name="T179">Log, Monitor, and Alert</text:span></text:p>
      <text:p text:style-name="P6"/>
      <text:p text:style-name="P14">Chapter 8: Attacking Access Controls</text:p>
      <text:p text:style-name="P14"><text:span text:style-name="T181"><text:s/>I</text:span><text:span text:style-name="T180">. Common Vulnerabilities</text:span></text:p>
      <text:p text:style-name="P14"><text:s text:c="2"/><text:span text:style-name="T181">1. Completely Unprotected Functionality</text:span></text:p>
      <text:p text:style-name="P14"><text:s text:c="3"/>- <text:span text:style-name="T183">Direct Access to Methods</text:span></text:p>
      <text:p text:style-name="P14"><text:s text:c="2"/><text:span text:style-name="T185">2.</text:span> <text:span text:style-name="T184">Identifier-Based Functions</text:span></text:p>
      <text:p text:style-name="P15"><text:s text:c="2"/><text:span text:style-name="T185">3</text:span><text:span text:style-name="T182">. </text:span><text:span text:style-name="T185">Multistage Functions</text:span></text:p>
      <text:p text:style-name="P15"><text:span text:style-name="T182"><text:s text:c="2"/></text:span><text:span text:style-name="T185">4. Static Files</text:span></text:p>
      <text:p text:style-name="P16"><text:span text:style-name="T182"><text:s text:c="2"/></text:span><text:span text:style-name="T185">5. Platform Misconfiguration</text:span></text:p>
      <text:p text:style-name="P16"><text:span text:style-name="T182"><text:s text:c="2"/></text:span><text:span text:style-name="T186">6. </text:span><text:span text:style-name="T187">Insecure Access Control Methods</text:span></text:p>
      <text:p text:style-name="P16"><text:s text:c="3"/>- <text:span text:style-name="T188">Parameter-Based Access Control</text:span></text:p>
      <text:p text:style-name="P16"><text:s text:c="3"/>- <text:span text:style-name="T189">Referer-Based Access Control</text:span></text:p>
      <text:p text:style-name="P16"><text:s text:c="3"/>- <text:span text:style-name="T190">Location-Based Access Control</text:span></text:p>
      <text:p text:style-name="P16"/>
      <text:p text:style-name="P16"><text:s/><text:span text:style-name="T191">II. Attacking Access Controls</text:span></text:p>
      <text:p text:style-name="P16"><text:s text:c="2"/><text:span text:style-name="T192">1. Testing with Different User Accounts</text:span></text:p>
      <text:p text:style-name="P16"><text:s text:c="2"/><text:span text:style-name="T192">2. Testing Multistage Processes</text:span></text:p>
      <text:p text:style-name="P16"><text:soft-page-break/><text:s text:c="2"/><text:span text:style-name="T192">3. </text:span><text:span text:style-name="T193">Testing with Limited Access</text:span></text:p>
      <text:p text:style-name="P16"><text:s text:c="2"/><text:span text:style-name="T193">4. </text:span><text:span text:style-name="T194">Testing Direct Access to Methods</text:span></text:p>
      <text:p text:style-name="P16"><text:s text:c="2"/><text:span text:style-name="T194">5. </text:span><text:span text:style-name="T195">Testing Controls Over Static Resources</text:span></text:p>
      <text:p text:style-name="P16"><text:s text:c="2"/><text:span text:style-name="T196">6. Testing Restrictions on HTTP Methods</text:span></text:p>
      <text:p text:style-name="P16"><text:s text:c="2"/></text:p>
      <text:p text:style-name="P16"><text:s/><text:span text:style-name="T197">IV. Securing Access Controls</text:span></text:p>
      <text:p text:style-name="P16"><text:s text:c="2"/><text:span text:style-name="T198">1. A Multilayered Privilege Model</text:span></text:p>
      <text:p text:style-name="P16"><text:s/></text:p>
      <text:p text:style-name="P17">Chapter 9: Attacking Data Stores</text:p>
      <text:p text:style-name="P17"><text:s/><text:span text:style-name="T199">I. Injecting into Interpreted Contexts</text:span></text:p>
      <text:p text:style-name="P17"><text:s text:c="2"/><text:span text:style-name="T200">1. Bypassing a Login</text:span></text:p>
      <text:p text:style-name="P17"><text:s/></text:p>
      <text:p text:style-name="P17"><text:s/><text:span text:style-name="T200">II. Injecting into SQL</text:span></text:p>
      <text:p text:style-name="P17"><text:s text:c="2"/><text:span text:style-name="T200">1. Exploiting a Basic Vulnerability</text:span></text:p>
      <text:p text:style-name="P17"><text:s text:c="2"/><text:span text:style-name="T201">2. Injecting into Different Statement Types</text:span></text:p>
      <text:p text:style-name="P17"><text:s text:c="3"/>- <text:span text:style-name="T201">SELECT Statements</text:span></text:p>
      <text:p text:style-name="P17"><text:s text:c="3"/>- <text:span text:style-name="T202">INSERT Statements</text:span></text:p>
      <text:p text:style-name="P17"><text:s text:c="3"/>- <text:span text:style-name="T203">UPDATE Statements</text:span></text:p>
      <text:p text:style-name="P17"><text:s text:c="3"/>- <text:span text:style-name="T204">DELETE Statements</text:span></text:p>
      <text:p text:style-name="P17"><text:s text:c="2"/><text:span text:style-name="T205">3. </text:span><text:span text:style-name="T206">Finding SQL Injection Bugs</text:span></text:p>
      <text:p text:style-name="P17"><text:s text:c="3"/>- <text:span text:style-name="T207">Injecting into String Data</text:span></text:p>
      <text:p text:style-name="P17"><text:s text:c="3"/>- <text:span text:style-name="T208">Injection into the Query Structure</text:span></text:p>
      <text:p text:style-name="P17"><text:s text:c="2"/><text:span text:style-name="T206">4. </text:span><text:span text:style-name="T209">Fingerprinting the Database</text:span></text:p>
      <text:p text:style-name="P17"><text:s text:c="2"/><text:span text:style-name="T210">5. The UNION Operator</text:span></text:p>
      <text:p text:style-name="P17"><text:s text:c="2"/><text:span text:style-name="T211">6. </text:span><text:span text:style-name="T212">Extracting Useful Data</text:span></text:p>
      <text:p text:style-name="P17"><text:s text:c="2"/><text:span text:style-name="T212">7. Extracting Data with UNION</text:span></text:p>
      <text:p text:style-name="P17"><text:s text:c="2"/><text:span text:style-name="T213">8. Bypassing Filters</text:span></text:p>
      <text:p text:style-name="P17"><text:s text:c="3"/>- <text:span text:style-name="T213">A</text:span><text:span text:style-name="T214">voiding Blocked Characters</text:span></text:p>
      <text:p text:style-name="P17"><text:s text:c="3"/>- <text:span text:style-name="T215">Circumventing Simple Validation</text:span></text:p>
      <text:p text:style-name="P17"><text:s text:c="3"/>- <text:span text:style-name="T215">Using SQL Comments</text:span></text:p>
      <text:p text:style-name="P17"><text:s text:c="3"/>- <text:span text:style-name="T216">Exploiting Defective Filters</text:span></text:p>
      <text:p text:style-name="P17"><text:s text:c="2"/><text:span text:style-name="T217">9. Second-Order SQL Injection</text:span></text:p>
      <text:p text:style-name="P17"><text:s text:c="2"/><text:span text:style-name="T218">10. Advanced Exploitation</text:span></text:p>
      <text:p text:style-name="P17"><text:s text:c="3"/>- <text:span text:style-name="T220">Retrieving Data as Numbers</text:span></text:p>
      <text:p text:style-name="P17"><text:s text:c="3"/>- <text:span text:style-name="T221">Using an Out-of-Band Channel</text:span></text:p>
      <text:p text:style-name="P17"><text:s text:c="3"/>- <text:span text:style-name="T222">MS-SQL</text:span></text:p>
      <text:p text:style-name="P17"><text:s text:c="3"/>- <text:span text:style-name="T222">Oracle</text:span></text:p>
      <text:p text:style-name="P17"><text:s text:c="3"/>- <text:span text:style-name="T223">MYSQL</text:span></text:p>
      <text:p text:style-name="P17"><text:s text:c="3"/>- <text:span text:style-name="T224">Leveraging the Operating System</text:span></text:p>
      <text:p text:style-name="P17"><text:s text:c="3"/>- <text:span text:style-name="T225">Using Inference: Conditional Responses</text:span></text:p>
      <text:p text:style-name="P17"><text:s text:c="3"/>- <text:span text:style-name="T226">Inducing Conditional Errors</text:span></text:p>
      <text:p text:style-name="P17"><text:s text:c="3"/>- <text:span text:style-name="T227">Using Time Delays</text:span></text:p>
      <text:p text:style-name="P17"><text:soft-page-break/><text:s text:c="2"/><text:span text:style-name="T219">11. </text:span><text:span text:style-name="T228">Beyond SQL Injection: Escalating the Database Attack</text:span></text:p>
      <text:p text:style-name="P17"><text:s text:c="3"/>- <text:span text:style-name="T229">MS-SQL</text:span></text:p>
      <text:p text:style-name="P17"><text:s text:c="3"/><text:tab/>- <text:span text:style-name="T229">Dealing with Default Lockdown</text:span></text:p>
      <text:p text:style-name="P17"><text:s text:c="3"/>- <text:span text:style-name="T230">Ora</text:span><text:span text:style-name="T231">c</text:span><text:span text:style-name="T230">le</text:span></text:p>
      <text:p text:style-name="P17"><text:s text:c="3"/>- <text:span text:style-name="T231">MYSQL</text:span></text:p>
      <text:p text:style-name="P17"><text:s text:c="2"/><text:span text:style-name="T232">12. Using SQL Exploitation Tools</text:span></text:p>
      <text:p text:style-name="P17"><text:s text:c="2"/><text:span text:style-name="T233">13. SQL Syntax and Error Reference</text:span></text:p>
      <text:p text:style-name="P17"><text:s text:c="3"/>- <text:span text:style-name="T234">SQL Syntax</text:span></text:p>
      <text:p text:style-name="P17"><text:s text:c="3"/>- <text:span text:style-name="T234">SQL Error Messages</text:span></text:p>
      <text:p text:style-name="P17"><text:s text:c="2"/><text:span text:style-name="T235">14. Prevent SQL Injection</text:span></text:p>
      <text:p text:style-name="P17"><text:s text:c="3"/>- <text:span text:style-name="T236">Partially Effective Measures</text:span></text:p>
      <text:p text:style-name="P17"><text:s text:c="3"/>- <text:span text:style-name="T237">Parameterized Queries</text:span></text:p>
      <text:p text:style-name="P17"><text:s text:c="3"/>- <text:span text:style-name="T238">Defense in Depth</text:span></text:p>
      <text:p text:style-name="P17"/>
      <text:p text:style-name="P17"><text:s/><text:span text:style-name="T239">III. Injecting into NoSQL</text:span></text:p>
      <text:p text:style-name="P17"><text:s text:c="2"/><text:span text:style-name="T240">1. Injecting into MongoDB</text:span></text:p>
      <text:p text:style-name="P17"><text:s/></text:p>
      <text:p text:style-name="P17"><text:s/><text:span text:style-name="T241">IV. Injecting into X</text:span><text:span text:style-name="T243">P</text:span><text:span text:style-name="T241">ath</text:span></text:p>
      <text:p text:style-name="P17"><text:s text:c="2"/><text:span text:style-name="T242">1. Subverting Application Logic</text:span></text:p>
      <text:p text:style-name="P17"><text:s text:c="2"/><text:span text:style-name="T242">2. Informed X</text:span><text:span text:style-name="T243">P</text:span><text:span text:style-name="T242">ath Injection</text:span></text:p>
      <text:p text:style-name="P17"><text:s text:c="2"/><text:span text:style-name="T242">3. </text:span><text:span text:style-name="T243">Blind XPath Injection</text:span></text:p>
      <text:p text:style-name="P17"><text:s text:c="2"/><text:span text:style-name="T244">4. Finding XPath Injection Flaws</text:span></text:p>
      <text:p text:style-name="P17"><text:s text:c="2"/><text:span text:style-name="T245">5. Preventing XPath Injection</text:span></text:p>
      <text:p text:style-name="P17"/>
      <text:p text:style-name="P17"><text:s/><text:span text:style-name="T246">V. Injecting into LDAP</text:span></text:p>
      <text:p text:style-name="P17"><text:s text:c="2"/><text:span text:style-name="T246">1. Exploiting LDAP Injection</text:span></text:p>
      <text:p text:style-name="P17"><text:s text:c="3"/>- <text:span text:style-name="T246">Disjunctive Queries</text:span></text:p>
      <text:p text:style-name="P17"><text:s text:c="3"/>- <text:span text:style-name="T247">Conjunctive Queries</text:span></text:p>
      <text:p text:style-name="P17"><text:s text:c="2"/><text:span text:style-name="T246">2. </text:span><text:span text:style-name="T248">Finding LDAP Injection Flaws</text:span></text:p>
      <text:p text:style-name="P17"><text:s text:c="2"/><text:span text:style-name="T248">3. Preventing LDAP Injection</text:span></text:p>
      <text:p text:style-name="P17"/>
      <text:p text:style-name="P18">Chapter 10: Attacking Back-End Components</text:p>
      <text:p text:style-name="P18"><text:s/>I. <text:span text:style-name="T249">Injecting OS Commands</text:span></text:p>
      <text:p text:style-name="P18"><text:s text:c="2"/><text:span text:style-name="T250">1. Example 1: Injecting Via Perl</text:span></text:p>
      <text:p text:style-name="P18"><text:s text:c="2"/><text:span text:style-name="T250">2. Example 2: Injecting Via ASP</text:span></text:p>
      <text:p text:style-name="P18"><text:s text:c="2"/><text:span text:style-name="T251">3. Injecting Through Dynamic Execution</text:span></text:p>
      <text:p text:style-name="P18"><text:s text:c="2"/><text:span text:style-name="T251">4. Finding OS Command Injection Flaws</text:span></text:p>
      <text:p text:style-name="P18"><text:s text:c="2"/><text:span text:style-name="T252">5. Finding Dynamic Execution Vulnerabilities</text:span></text:p>
      <text:p text:style-name="P18"><text:s text:c="2"/><text:span text:style-name="T253">6. Preventing OS Command Injection</text:span></text:p>
      <text:p text:style-name="P18"><text:s text:c="2"/><text:span text:style-name="T254">7. </text:span><text:span text:style-name="T255">Preventing Script Injection Vulnerabilities</text:span></text:p>
      <text:p text:style-name="P18"/>
      <text:p text:style-name="P19"><text:s/>II. Manipulating File Paths</text:p>
      <text:p text:style-name="P19"><text:soft-page-break/><text:s text:c="2"/><text:span text:style-name="T256">1. Path Traversal Vulnerabilities</text:span></text:p>
      <text:p text:style-name="P19"><text:s text:c="3"/>- <text:span text:style-name="T256">Finding and Exploiting Path Traversal Vulnerabilities</text:span></text:p>
      <text:p text:style-name="P19"><text:s text:c="4"/><text:span text:style-name="T257">+ Locating Target’s for Attack</text:span></text:p>
      <text:p text:style-name="P19"><text:s text:c="4"/><text:span text:style-name="T258">+ Detecting Path Traversal Vulnerabilities</text:span></text:p>
      <text:p text:style-name="P19"><text:s text:c="4"/><text:span text:style-name="T259">+ Circumventing Obstacles to Traversal Attacks</text:span></text:p>
      <text:p text:style-name="P19"><text:s text:c="4"/><text:span text:style-name="T260">+ Coping with Custom Encoding</text:span></text:p>
      <text:p text:style-name="P19"><text:s text:c="4"/><text:span text:style-name="T261">+ Exploiting Traversal Vulnerabilities</text:span></text:p>
      <text:p text:style-name="P19"><text:s text:c="3"/>- <text:span text:style-name="T262">Preventing Path Traversal Vulnerabilities</text:span></text:p>
      <text:p text:style-name="P19"/>
      <text:p text:style-name="P20"><text:s text:c="2"/><text:span text:style-name="T263">2. File Inclusion Vulnerabilities</text:span></text:p>
      <text:p text:style-name="P21"><text:span text:style-name="T263"><text:s text:c="3"/>- </text:span><text:span text:style-name="T264">Remote File Inclusion</text:span></text:p>
      <text:p text:style-name="P22"><text:span text:style-name="T263"><text:s text:c="3"/>- </text:span><text:span text:style-name="T265">Local File Inclusion</text:span></text:p>
      <text:p text:style-name="P23"><text:span text:style-name="T263"><text:s text:c="3"/>- </text:span><text:span text:style-name="T266">Finding File Inclusion Vulnerabilities</text:span></text:p>
      <text:p text:style-name="P23"/>
      <text:p text:style-name="P23"><text:s/><text:span text:style-name="T267">III. Injecting </text:span><text:span text:style-name="T268">into XML Interpreters</text:span></text:p>
      <text:p text:style-name="P23"><text:s text:c="2"/><text:span text:style-name="T269">1. Injecting XML External Entities</text:span></text:p>
      <text:p text:style-name="P23"><text:s text:c="2"/><text:span text:style-name="T269">2. Injecting into SOAP Services</text:span></text:p>
      <text:p text:style-name="P23"><text:s text:c="2"/><text:span text:style-name="T270">3. </text:span><text:span text:style-name="T271">Finding and Exploiting SOAP Injection</text:span></text:p>
      <text:p text:style-name="P23"><text:s text:c="2"/><text:span text:style-name="T272">4. Preventing SOAP Injection</text:span></text:p>
      <text:p text:style-name="P23"/>
      <text:p text:style-name="P23"><text:s/><text:span text:style-name="T273">IV. </text:span><text:span text:style-name="T274">Injecting into Back-end HTTP Requests</text:span></text:p>
      <text:p text:style-name="P23"><text:s text:c="2"/><text:span text:style-name="T275">1. </text:span><text:span text:style-name="T276">Server-Side HTTP Redirection</text:span></text:p>
      <text:p text:style-name="P23"><text:s text:c="2"/><text:span text:style-name="T276">2. </text:span><text:span text:style-name="T277">HTTP Parameter Injection</text:span></text:p>
      <text:p text:style-name="P23"><text:s text:c="3"/>- <text:span text:style-name="T278">HTTP Parameter Pollution</text:span></text:p>
      <text:p text:style-name="P23"><text:s text:c="3"/>- <text:span text:style-name="T279">Attacks Against URL Translation</text:span></text:p>
      <text:p text:style-name="P23"><text:s/></text:p>
      <text:p text:style-name="P23"><text:s/><text:span text:style-name="T280">V. Injecting into Mail Services</text:span></text:p>
      <text:p text:style-name="P23"><text:s text:c="2"/><text:span text:style-name="T281">1. E-mail Header Manipulation</text:span></text:p>
      <text:p text:style-name="P23"><text:s text:c="2"/><text:span text:style-name="T282">2. SMTP Command Injection</text:span></text:p>
      <text:p text:style-name="P23"><text:s text:c="2"/><text:span text:style-name="T283">3. Finding SMTP Injection Flaws</text:span></text:p>
      <text:p text:style-name="P23"><text:s text:c="2"/><text:span text:style-name="T283">4. </text:span><text:span text:style-name="T284">Preventing SMTP Injection</text:span></text:p>
      <text:p text:style-name="P23"/>
      <text:p text:style-name="P25">Chapter 11: Attacking Application Logic</text:p>
      <text:p text:style-name="P25"><text:s/><text:span text:style-name="T285">I. The Nature of Logic Flaws</text:span></text:p>
      <text:p text:style-name="P25"/>
      <text:p text:style-name="P25"><text:s/><text:span text:style-name="T285">II. </text:span><text:span text:style-name="T286">Real-World Logic Flaws</text:span></text:p>
      <text:p text:style-name="P25"><text:s text:c="2"/><text:span text:style-name="T287">1. Example 1: Asking the Oracle</text:span></text:p>
      <text:p text:style-name="P25"><text:s text:c="3"/>- <text:span text:style-name="T288">The Functionality</text:span></text:p>
      <text:p text:style-name="P25"><text:s text:c="3"/>- <text:span text:style-name="T288">The Assumption</text:span></text:p>
      <text:p text:style-name="P25"><text:s text:c="3"/>- <text:span text:style-name="T288">The Attack</text:span></text:p>
      <text:p text:style-name="P25"><text:s text:c="2"/><text:span text:style-name="T289">2. Example 2: Fooling a Password Change Function</text:span></text:p>
      <text:p text:style-name="P25"><text:s text:c="2"/><text:span text:style-name="T290">3. Example 3: Proceeding to Checkout</text:span></text:p>
      <text:p text:style-name="P25"><text:soft-page-break/><text:s text:c="2"/><text:span text:style-name="T290">4. </text:span><text:span text:style-name="T291">Example 4: </text:span><text:span text:style-name="T290">Rolling Your Own Insurance</text:span></text:p>
      <text:p text:style-name="P25"><text:s text:c="2"/><text:span text:style-name="T290">5. </text:span><text:span text:style-name="T291">Example 5: Breaking the Bank</text:span></text:p>
      <text:p text:style-name="P25"><text:s text:c="2"/><text:span text:style-name="T292">6. Example 6: Beating a Business Limit</text:span></text:p>
      <text:p text:style-name="P25"><text:s text:c="2"/><text:span text:style-name="T292">7. </text:span><text:span text:style-name="T293">Example 7: </text:span><text:span text:style-name="T294">Cheating on Bulk Discounts</text:span></text:p>
      <text:p text:style-name="P25"><text:s text:c="2"/><text:span text:style-name="T295">8. Example 8: </text:span><text:span text:style-name="T296">Escaping from Escaping</text:span></text:p>
      <text:p text:style-name="P25"><text:s text:c="2"/><text:span text:style-name="T296">9. Example 9: </text:span><text:span text:style-name="T297">Invalidating Input Validation</text:span></text:p>
      <text:p text:style-name="P25"><text:s text:c="2"/><text:span text:style-name="T298">10. Example 10: </text:span><text:span text:style-name="T299">Abusing a Search Function</text:span></text:p>
      <text:p text:style-name="P25"><text:s text:c="2"/><text:span text:style-name="T300">11. </text:span><text:span text:style-name="T301">Example 11: Snarfing Debug Messages</text:span></text:p>
      <text:p text:style-name="P25"><text:s text:c="2"/><text:span text:style-name="T301">12. Example 12: </text:span><text:span text:style-name="T302">Racing Against the Login</text:span></text:p>
      <text:p text:style-name="P25"/>
      <text:p text:style-name="P25"><text:s/><text:span text:style-name="T303">III. Avoid Logic Flaws</text:span></text:p>
      <text:p text:style-name="P25"/>
      <text:p text:style-name="P26">Chapter 12: Attacking Users: Cross-Site Scripting</text:p>
      <text:p text:style-name="P26"><text:s/><text:span text:style-name="T305">I. Varieties of XSS</text:span></text:p>
      <text:p text:style-name="P26"><text:s text:c="2"/><text:span text:style-name="T306">1. Reflected XSS Vulnerabilities</text:span></text:p>
      <text:p text:style-name="P26"><text:s text:c="3"/>- <text:span text:style-name="T306">Exploiting the Vulnerabilities</text:span></text:p>
      <text:p text:style-name="P26"><text:s text:c="2"/><text:span text:style-name="T306">2. </text:span><text:span text:style-name="T307">Stored XSS Vulnerabilities</text:span></text:p>
      <text:p text:style-name="P26"><text:s text:c="2"/><text:span text:style-name="T308">3. DOM-Based XSS Vulnerabilities</text:span></text:p>
      <text:p text:style-name="P26"/>
      <text:p text:style-name="P26"><text:s/><text:span text:style-name="T309">II. XSS Attack in Action</text:span></text:p>
      <text:p text:style-name="P26"><text:s text:c="2"/><text:span text:style-name="T309">1. Real-World XSS Attacks</text:span></text:p>
      <text:p text:style-name="P26"><text:s text:c="2"/><text:span text:style-name="T309">2. </text:span><text:span text:style-name="T310">Payloads for XSS Attacks</text:span></text:p>
      <text:p text:style-name="P26"><text:s text:c="3"/>- <text:span text:style-name="T311">Virtual Defacement</text:span></text:p>
      <text:p text:style-name="P26"><text:s text:c="3"/>- <text:span text:style-name="T312">Injecting Trojan Functionality</text:span></text:p>
      <text:p text:style-name="P26"><text:s text:c="3"/>- <text:span text:style-name="T313">Inducing User Actions</text:span></text:p>
      <text:p text:style-name="P26"><text:s text:c="3"/>- <text:span text:style-name="T314">Exploiting Any Trust Relationships</text:span></text:p>
      <text:p text:style-name="P26"><text:s text:c="3"/>- <text:span text:style-name="T315">Escalating the Client-Side Attack</text:span></text:p>
      <text:p text:style-name="P26"><text:s text:c="2"/><text:span text:style-name="T315">3. Delivery Mechanisms for XSS Attack</text:span><text:span text:style-name="T316">s</text:span></text:p>
      <text:p text:style-name="P26"><text:s text:c="3"/>- <text:span text:style-name="T317">Delivering Reflected and DOM-Based XSS Attacks</text:span></text:p>
      <text:p text:style-name="P26"><text:s text:c="3"/>- <text:span text:style-name="T318">Delivering Stored XSS Attacks</text:span></text:p>
      <text:p text:style-name="P26"><text:s text:c="3"/>- <text:span text:style-name="T319">Chaining XSS and Other Attacks</text:span></text:p>
      <text:p text:style-name="P26"/>
      <text:p text:style-name="P26"><text:s/><text:span text:style-name="T320">III. Finding and Exploiting XSS Vulnerabilities</text:span></text:p>
      <text:p text:style-name="P26"><text:s text:c="2"/><text:span text:style-name="T321">1. </text:span><text:span text:style-name="T322">Finding and Exploiting Reflected XSS Vulnerabilities</text:span></text:p>
      <text:p text:style-name="P26"><text:s text:c="3"/>- <text:span text:style-name="T323">Identifying Reflection of User Input</text:span></text:p>
      <text:p text:style-name="P26"><text:s text:c="3"/>- <text:span text:style-name="T324">Testing Reflections of Introduce Script</text:span></text:p>
      <text:p text:style-name="P26"><text:s text:c="4"/><text:span text:style-name="T325">+ Example 1: A Tag Attribute Value</text:span></text:p>
      <text:p text:style-name="P26"><text:s text:c="4"/><text:span text:style-name="T325">+ Example 2: A JavaScript Stri</text:span><text:span text:style-name="T326">ng</text:span></text:p>
      <text:p text:style-name="P26"><text:s text:c="4"/><text:span text:style-name="T327">+ Example 3: An Attribute Containing a URL</text:span></text:p>
      <text:p text:style-name="P26"><text:s text:c="3"/>- <text:span text:style-name="T328">Probing Defensive Filters</text:span></text:p>
      <text:p text:style-name="P26"><text:s text:c="3"/>- <text:span text:style-name="T329">Beating Signature-Based Filters</text:span></text:p>
      <text:p text:style-name="P26"><text:s text:c="4"/><text:span text:style-name="T330">+ Ways of Introducing Script Code</text:span></text:p>
      <text:p text:style-name="P27"><text:soft-page-break/><text:s text:c="4"/><text:span text:style-name="T330">+ Script Tags</text:span></text:p>
      <text:p text:style-name="P28"><text:span text:style-name="T330"><text:s text:c="4"/>+ Event Handlers</text:span></text:p>
      <text:p text:style-name="P29"><text:span text:style-name="T330"><text:s text:c="4"/></text:span><text:span text:style-name="T331">+ Script Pseudo-Protocols</text:span></text:p>
      <text:p text:style-name="P29"><text:span text:style-name="T330"><text:s text:c="4"/></text:span><text:span text:style-name="T332">+ Dynamically Evaluated Styles</text:span><text:span text:style-name="T330"> </text:span></text:p>
      <text:p text:style-name="P29"><text:s text:c="4"/><text:span text:style-name="T333">+ Bypassing Filters: HTML</text:span></text:p>
      <text:p text:style-name="P29"><text:s text:c="4"/><text:span text:style-name="T334">+ The Tag Name</text:span></text:p>
      <text:p text:style-name="P29"><text:s text:c="4"/><text:span text:style-name="T335">+ Space Following the Tag Name</text:span></text:p>
      <text:p text:style-name="P29"><text:s text:c="4"/><text:span text:style-name="T335">+ </text:span><text:span text:style-name="T336">Attribute Names</text:span></text:p>
      <text:p text:style-name="P29"><text:s text:c="4"/><text:span text:style-name="T337">+ Attribute Delimiters</text:span></text:p>
      <text:p text:style-name="P29"><text:s text:c="4"/><text:span text:style-name="T338">+ Attribute Values</text:span></text:p>
      <text:p text:style-name="P29"><text:s text:c="4"/><text:span text:style-name="T339">+ Tag Brackets</text:span></text:p>
      <text:p text:style-name="P29"><text:s text:c="4"/><text:span text:style-name="T340">+ Character Sets</text:span></text:p>
      <text:p text:style-name="P29"><text:s text:c="4"/><text:span text:style-name="T340">+ UTF-7</text:span></text:p>
      <text:p text:style-name="P29"><text:s text:c="4"/><text:span text:style-name="T340">+ US-ASCII</text:span></text:p>
      <text:p text:style-name="P29"><text:s text:c="4"/><text:span text:style-name="T340">+ UTF-16</text:span></text:p>
      <text:p text:style-name="P29"><text:s text:c="4"/><text:span text:style-name="T341">+ Bypassing Filters: Script Code</text:span></text:p>
      <text:p text:style-name="P29"><text:s text:c="4"/><text:span text:style-name="T341">+ Using JavaScript Escaping</text:span></text:p>
      <text:p text:style-name="P29"><text:s text:c="4"/><text:span text:style-name="T342">+ Dynamically Constructing Strings</text:span></text:p>
      <text:p text:style-name="P29"><text:s text:c="4"/><text:span text:style-name="T342">+ Alternatives to eval</text:span></text:p>
      <text:p text:style-name="P29"><text:s text:c="4"/><text:span text:style-name="T342">+ Alternatives to Dots</text:span></text:p>
      <text:p text:style-name="P29"><text:s text:c="4"/><text:span text:style-name="T342">+ Combining Multiple Techniques</text:span></text:p>
      <text:p text:style-name="P29"><text:s text:c="4"/><text:span text:style-name="T343">+ Use VBScript</text:span></text:p>
      <text:p text:style-name="P29"><text:s text:c="4"/><text:span text:style-name="T344">+ Combining VBScript and JavaScript</text:span></text:p>
      <text:p text:style-name="P29"><text:s text:c="4"/><text:span text:style-name="T345">+ Using Encoded Scripts</text:span></text:p>
      <text:p text:style-name="P29"><text:s text:c="3"/>-<text:span text:style-name="T346"> Beating Sanitization</text:span></text:p>
      <text:p text:style-name="P29"><text:s text:c="3"/>-<text:span text:style-name="T347"> </text:span><text:span text:style-name="T348">Beating Length Limits</text:span></text:p>
      <text:p text:style-name="P29"><text:s text:c="3"/>-<text:span text:style-name="T349"> Delivering Working XSS Exploits</text:span></text:p>
      <text:p text:style-name="P29"><text:s text:c="4"/><text:span text:style-name="T349">+ Escaping an Attack to Other Application Pages</text:span></text:p>
      <text:p text:style-name="P29"><text:s text:c="4"/><text:span text:style-name="T349">+ </text:span><text:span text:style-name="T350">Modifying the Request Method</text:span></text:p>
      <text:p text:style-name="P29"><text:s text:c="4"/><text:span text:style-name="T351">+ Exploiting XSS via Cookies</text:span></text:p>
      <text:p text:style-name="P29"><text:s text:c="4"/><text:span text:style-name="T352">+ Exploiting XSS in the Referer Header</text:span></text:p>
      <text:p text:style-name="P29"><text:s text:c="4"/><text:span text:style-name="T353">+ Exploting XSS in Non-standard Request and Response Content</text:span></text:p>
      <text:p text:style-name="P29"><text:s text:c="4"/><text:span text:style-name="T354">+ </text:span><text:span text:style-name="T355">Sending XML Requests Cross-Domain</text:span></text:p>
      <text:p text:style-name="P29"><text:s text:c="4"/><text:span text:style-name="T356">+ Executing JavaScript from Within XML Responses</text:span></text:p>
      <text:p text:style-name="P29"><text:s text:c="4"/><text:span text:style-name="T357">+ Attacking Browser XSS Filters</text:span></text:p>
      <text:p text:style-name="P29"><text:s text:c="2"/></text:p>
      <text:p text:style-name="P29"><text:s text:c="2"/><text:span text:style-name="T358">2. Finding and Exploiting Stored XSS Vulnerabilities</text:span></text:p>
      <text:p text:style-name="P29"><text:s text:c="3"/>- <text:span text:style-name="T359">Testing for XSS in Web Mail Application</text:span></text:p>
      <text:p text:style-name="P29"><text:s text:c="3"/>- <text:span text:style-name="T360">Testing for XSS in Uploaded Files</text:span></text:p>
      <text:p text:style-name="P29"><text:s text:c="4"/><text:span text:style-name="T361">+ Hybrid File Attacks</text:span></text:p>
      <text:p text:style-name="P29"><text:s text:c="4"/><text:span text:style-name="T361">+ XSS in Files Loaded Via Ajax</text:span></text:p>
      <text:p text:style-name="P29"><text:soft-page-break/><text:s text:c="2"/><text:span text:style-name="T362">3. Finding and Exploiting DOM-Based XSS Vulnerabilities</text:span></text:p>
      <text:p text:style-name="P29"><text:s/></text:p>
      <text:p text:style-name="P29"><text:s/><text:span text:style-name="T363">IV. Preventing </text:span><text:span text:style-name="T364">XSS Attacks</text:span></text:p>
      <text:p text:style-name="P29"><text:s text:c="2"/><text:span text:style-name="T364">1. Preventing Reflected and Stored XSS</text:span></text:p>
      <text:p text:style-name="P29"><text:s text:c="3"/>- <text:span text:style-name="T365">Validate Input</text:span></text:p>
      <text:p text:style-name="P29"><text:s text:c="3"/>- <text:span text:style-name="T366">Validate Output</text:span></text:p>
      <text:p text:style-name="P29"><text:s text:c="3"/>- <text:span text:style-name="T367">Eliminate Dangerous Insertion Points</text:span></text:p>
      <text:p text:style-name="P29"><text:s text:c="3"/>- <text:span text:style-name="T368">Allowing Limited HTML</text:span></text:p>
      <text:p text:style-name="P29"><text:s text:c="2"/></text:p>
      <text:p text:style-name="P29"><text:s text:c="2"/><text:span text:style-name="T369">2. Preventing DOM-Based XSS</text:span></text:p>
      <text:p text:style-name="P29"><text:s text:c="3"/>- <text:span text:style-name="T370">Validate Input</text:span></text:p>
      <text:p text:style-name="P29"><text:s text:c="3"/>- <text:span text:style-name="T370">Validate Output</text:span></text:p>
      <text:p text:style-name="P29"><text:s/></text:p>
      <text:p text:style-name="P31">Chapter 13: Attacking Users: Other Techniques</text:p>
      <text:p text:style-name="P31"><text:s/><text:span text:style-name="T371">I. Inducing User Actions</text:span></text:p>
      <text:p text:style-name="P29"><text:s text:c="2"/><text:span text:style-name="T372">1. Request Forgery</text:span></text:p>
      <text:p text:style-name="P29"><text:s text:c="3"/>- <text:span text:style-name="T373">On-Site Request Forgery</text:span></text:p>
      <text:p text:style-name="P29"><text:s text:c="3"/>- <text:span text:style-name="T374">Cross-Site Request Forgery</text:span></text:p>
      <text:p text:style-name="P29"><text:s text:c="4"/><text:span text:style-name="T375">+ Exploiting CSRF Flaws</text:span></text:p>
      <text:p text:style-name="P29"><text:s text:c="4"/><text:span text:style-name="T376">+ Authentication and CSRF</text:span></text:p>
      <text:p text:style-name="P29"><text:s text:c="4"/><text:span text:style-name="T377">+ Preventing CSRF Flaws</text:span></text:p>
      <text:p text:style-name="P29"><text:s text:c="4"/><text:span text:style-name="T378">+ Defeating Anti-CSRF Defenses Via XSS</text:span></text:p>
      <text:p text:style-name="P29"/>
      <text:p text:style-name="P29"><text:s text:c="2"/><text:span text:style-name="T379">2. UI Redress</text:span></text:p>
      <text:p text:style-name="P29"><text:s text:c="3"/>- Framebusting<text:span text:style-name="T380"> Defense</text:span><text:span text:style-name="T381">s</text:span></text:p>
      <text:p text:style-name="P29"><text:s text:c="3"/>- <text:span text:style-name="T382">Preventing UI Redress</text:span></text:p>
      <text:p text:style-name="P29"/>
      <text:p text:style-name="P29"><text:s/><text:span text:style-name="T383">II. Capturing Data Cross-Domain</text:span></text:p>
      <text:p text:style-name="P29"><text:s text:c="2"/><text:span text:style-name="T384">1. </text:span><text:span text:style-name="T385">Capturing Data by Injecting HTML</text:span></text:p>
      <text:p text:style-name="P29"><text:s text:c="2"/><text:span text:style-name="T386">2. Capturing Data by Injecting CSS</text:span></text:p>
      <text:p text:style-name="P29"><text:s text:c="2"/><text:span text:style-name="T387">3. JavaScript Hijacking</text:span></text:p>
      <text:p text:style-name="P29"><text:s text:c="3"/>- <text:span text:style-name="T388">Function Callbacks</text:span></text:p>
      <text:p text:style-name="P29"><text:s text:c="3"/>- <text:span text:style-name="T389">JSON</text:span></text:p>
      <text:p text:style-name="P29"><text:s text:c="3"/>- <text:span text:style-name="T390">Variable Assignment</text:span></text:p>
      <text:p text:style-name="P29"><text:s text:c="3"/>- <text:span text:style-name="T391">E4X</text:span></text:p>
      <text:p text:style-name="P29"><text:s text:c="3"/>- <text:span text:style-name="T392">Prevent JavaScript Hijacking</text:span></text:p>
      <text:p text:style-name="P29"/>
      <text:p text:style-name="P30"><text:s/><text:span text:style-name="T393">III. </text:span><text:span text:style-name="T395">The Same-Origin Policy Revisited</text:span></text:p>
      <text:p text:style-name="P30"><text:span text:style-name="T393"><text:s text:c="2"/></text:span><text:span text:style-name="T396">1. </text:span><text:span text:style-name="T393">The Same-Origin Policy and Browser Extensions</text:span></text:p>
      <text:p text:style-name="P29"><text:s text:c="3"/>- <text:span text:style-name="T394">The Same-Origin Policy and Flash</text:span></text:p>
      <text:p text:style-name="P30"><text:s text:c="3"/>-<text:span text:style-name="T397"> </text:span><text:span text:style-name="T394">The Same-Origin Policy and </text:span><text:span text:style-name="T395">Silverlight</text:span></text:p>
      <text:p text:style-name="P30"><text:s text:c="3"/>- The Same-Origin Policy and Java</text:p>
      <text:p text:style-name="P30"><text:soft-page-break/><text:s text:c="2"/><text:span text:style-name="T398">2. The Same-Origin Policy and HTML5</text:span></text:p>
      <text:p text:style-name="P30"><text:s text:c="2"/><text:span text:style-name="T399">3. Crossing Domains with Proxy Service Applications</text:span></text:p>
      <text:p text:style-name="P30"/>
      <text:p text:style-name="P30"><text:s/><text:span text:style-name="T400">IV. Other Client-Side Injection Attacks</text:span></text:p>
      <text:p text:style-name="P30"><text:s text:c="2"/><text:span text:style-name="T401">1. HTTP Header Injection</text:span></text:p>
      <text:p text:style-name="P30"><text:s text:c="3"/>- <text:span text:style-name="T403">Exploiting Header Injecting Vulnerabilities</text:span></text:p>
      <text:p text:style-name="P30"><text:s text:c="4"/><text:span text:style-name="T404">+ Injecting Cookies</text:span></text:p>
      <text:p text:style-name="P30"><text:s text:c="4"/><text:span text:style-name="T406">+</text:span> <text:span text:style-name="T405">Delivering Other Attacks</text:span></text:p>
      <text:p text:style-name="P30"><text:s text:c="4"/><text:span text:style-name="T406">+ HTTP Response Splitting </text:span></text:p>
      <text:p text:style-name="P30"><text:s text:c="3"/>- <text:span text:style-name="T407">Preventing Header Injecting Vulnerabilities</text:span></text:p>
      <text:p text:style-name="P30"><text:s text:c="2"/><text:span text:style-name="T402">2. </text:span><text:span text:style-name="T408">Cookie Injection</text:span></text:p>
      <text:p text:style-name="P30"><text:s text:c="3"/>- <text:span text:style-name="T409">Session Fixation</text:span></text:p>
      <text:p text:style-name="P30"><text:s text:c="4"/><text:span text:style-name="T410">+ Finding and Exploiting Session Fixation Vulnerabilities</text:span></text:p>
      <text:p text:style-name="P30"><text:s text:c="4"/><text:span text:style-name="T411">+ Preventing Session Fixation Vulnerabilities</text:span></text:p>
      <text:p text:style-name="P30"><text:s text:c="2"/><text:span text:style-name="T412">3. Open Redirection Vulnerabilities</text:span></text:p>
      <text:p text:style-name="P30"><text:s text:c="3"/>- <text:span text:style-name="T413">Finding and Exploiting Open Redirection Vulnerabilities</text:span></text:p>
      <text:p text:style-name="P30"><text:s text:c="4"/><text:span text:style-name="T414">+ Blocking of Absolute URLs</text:span></text:p>
      <text:p text:style-name="P30"><text:s text:c="4"/><text:span text:style-name="T415">+ Addition of an Absolute Prefix</text:span></text:p>
      <text:p text:style-name="P30"><text:s text:c="3"/>- <text:span text:style-name="T416">Preventing Open Redirection Vulnerabilities</text:span></text:p>
      <text:p text:style-name="P30"><text:s text:c="2"/><text:span text:style-name="T417">4. Client-Side SQL Injection</text:span></text:p>
      <text:p text:style-name="P30"><text:s text:c="2"/><text:span text:style-name="T418">5. Client-Side HTTP Parameter Pollution</text:span></text:p>
      <text:p text:style-name="P30"/>
      <text:p text:style-name="P30"><text:s/><text:span text:style-name="T419">V. Local Privacy Attacks</text:span></text:p>
      <text:p text:style-name="P30"><text:s text:c="2"/><text:span text:style-name="T420">1. Persistent Cookies</text:span></text:p>
      <text:p text:style-name="P30"><text:s text:c="2"/><text:span text:style-name="T420">2. </text:span><text:span text:style-name="T421">Cached Web Content</text:span></text:p>
      <text:p text:style-name="P30"><text:s text:c="2"/><text:span text:style-name="T422">3. Browsing History</text:span></text:p>
      <text:p text:style-name="P30"><text:s text:c="2"/><text:span text:style-name="T422">4. </text:span><text:span text:style-name="T423">Auto complete</text:span></text:p>
      <text:p text:style-name="P30"><text:s text:c="2"/><text:span text:style-name="T423">5. </text:span><text:span text:style-name="T424">Flash Local Shared Objects</text:span></text:p>
      <text:p text:style-name="P30"><text:s text:c="2"/><text:span text:style-name="T425">6. </text:span><text:span text:style-name="T426">Silverlight Isolated Storage</text:span></text:p>
      <text:p text:style-name="P30"><text:s text:c="2"/><text:span text:style-name="T427">7. </text:span><text:span text:style-name="T428">Internet Explorer userData</text:span></text:p>
      <text:p text:style-name="P30"><text:s text:c="2"/><text:span text:style-name="T429">8. </text:span><text:span text:style-name="T430">HTML5 Local Storage Mechanisms</text:span></text:p>
      <text:p text:style-name="P30"><text:s text:c="2"/><text:span text:style-name="T431">9. </text:span><text:span text:style-name="T432">Preventing Local Privacy Attacks</text:span></text:p>
      <text:p text:style-name="P30"/>
      <text:p text:style-name="P30"><text:s/><text:span text:style-name="T433">VI. Attacking ActiveX Controls</text:span></text:p>
      <text:p text:style-name="P30"><text:s text:c="2"/><text:span text:style-name="T434">1. Finding ActiveX Vulnerabilities</text:span></text:p>
      <text:p text:style-name="P30"><text:s text:c="2"/><text:span text:style-name="T435">2. Preventing ActiveX Vulnerabilities</text:span></text:p>
      <text:p text:style-name="P30"/>
      <text:p text:style-name="P30"><text:s/><text:span text:style-name="T436">VII. Attacking the Browser</text:span></text:p>
      <text:p text:style-name="P30"><text:s text:c="2"/><text:span text:style-name="T437">1. Logging Keystrokes</text:span></text:p>
      <text:p text:style-name="P30"><text:s text:c="2"/><text:span text:style-name="T437">2. Stealing Browser History and Search Queries</text:span></text:p>
      <text:p text:style-name="P30"><text:soft-page-break/><text:s text:c="2"/><text:span text:style-name="T438">3. Enumerating Currently Used Applications</text:span></text:p>
      <text:p text:style-name="P30"><text:s text:c="2"/><text:span text:style-name="T439">4. </text:span><text:span text:style-name="T440">Port Scanning</text:span></text:p>
      <text:p text:style-name="P30"><text:s text:c="2"/><text:span text:style-name="T440">5. </text:span><text:span text:style-name="T441">Attacking Other Network Hosts</text:span></text:p>
      <text:p text:style-name="P30"><text:s text:c="2"/><text:span text:style-name="T441">6. </text:span><text:span text:style-name="T442">Exploiting Non-HTTP Services</text:span></text:p>
      <text:p text:style-name="P30"><text:s text:c="2"/><text:span text:style-name="T443">7. </text:span><text:span text:style-name="T444">Exploiting Browser Bugs</text:span></text:p>
      <text:p text:style-name="P30"><text:s text:c="2"/><text:span text:style-name="T444">8. </text:span><text:span text:style-name="T445">DNS Rebinding</text:span></text:p>
      <text:p text:style-name="P30"><text:s text:c="2"/><text:span text:style-name="T445">9. </text:span><text:span text:style-name="T446">Browser Exploitation Frameworks</text:span></text:p>
      <text:p text:style-name="P30"><text:s text:c="2"/><text:span text:style-name="T447">10. Man-in-the-Middle Attacks</text:span></text:p>
      <text:p text:style-name="P30"/>
      <text:p text:style-name="P32">Chapter 14: Automating Customized Attacks</text:p>
      <text:p text:style-name="P32"><text:s/><text:span text:style-name="T448">I. Uses for Customized Automation</text:span></text:p>
      <text:p text:style-name="P32"><text:s/></text:p>
      <text:p text:style-name="P32"><text:s/><text:span text:style-name="T449">II. </text:span><text:span text:style-name="T450">Enumerating Valid Iden</text:span><text:span text:style-name="T451">t</text:span><text:span text:style-name="T450">ifiers</text:span></text:p>
      <text:p text:style-name="P32"><text:s text:c="2"/><text:span text:style-name="T452">1. The Basic Approach</text:span></text:p>
      <text:p text:style-name="P32"><text:s text:c="2"/><text:span text:style-name="T452">2. Detecting Hits</text:span></text:p>
      <text:p text:style-name="P32"><text:s text:c="3"/>- <text:span text:style-name="T452">HTTP Status Code</text:span></text:p>
      <text:p text:style-name="P32"><text:s text:c="3"/>- <text:span text:style-name="T452">Response Length</text:span></text:p>
      <text:p text:style-name="P32"><text:s text:c="3"/>- <text:span text:style-name="T453">Response Body</text:span></text:p>
      <text:p text:style-name="P32"><text:s text:c="3"/>- <text:span text:style-name="T453">Location Header</text:span></text:p>
      <text:p text:style-name="P32"><text:s text:c="3"/>- <text:span text:style-name="T453">Set-Cookie Header</text:span></text:p>
      <text:p text:style-name="P32"><text:s text:c="3"/>- <text:span text:style-name="T454">Time Delays</text:span></text:p>
      <text:p text:style-name="P32"><text:s text:c="2"/><text:span text:style-name="T452">3. </text:span><text:span text:style-name="T455">Scripting the Attack</text:span></text:p>
      <text:p text:style-name="P32"><text:s text:c="2"/><text:span text:style-name="T456">4. Jattack</text:span></text:p>
      <text:p text:style-name="P32"><text:s/></text:p>
      <text:p text:style-name="P32"><text:s/><text:span text:style-name="T457">III. Harvesting Useful Data</text:span></text:p>
      <text:p text:style-name="P32"><text:s/><text:span text:style-name="T457">IV. Fuzzing for Common Vulnerabilities</text:span></text:p>
      <text:p text:style-name="P32"><text:s/><text:span text:style-name="T458">V. </text:span><text:span text:style-name="T459">Putting It All Together: Burp Intruder</text:span></text:p>
      <text:p text:style-name="P32"><text:s text:c="2"/><text:span text:style-name="T460">1. Position Payloads</text:span></text:p>
      <text:p text:style-name="P32"><text:s text:c="2"/><text:span text:style-name="T460">2. Choosing Payloads</text:span></text:p>
      <text:p text:style-name="P32"><text:s text:c="2"/><text:span text:style-name="T460">3. </text:span><text:span text:style-name="T461">Configuring Response Analysis</text:span></text:p>
      <text:p text:style-name="P32"><text:s/></text:p>
      <text:p text:style-name="P32"><text:s/><text:span text:style-name="T462">VI. Barriers to Automation</text:span></text:p>
      <text:p text:style-name="P32"><text:s text:c="2"/><text:span text:style-name="T463">1. Session-Handling Mechanisms</text:span></text:p>
      <text:p text:style-name="P32"><text:s text:c="3"/>- <text:span text:style-name="T465">Session-handling Support in Burp Suite</text:span></text:p>
      <text:p text:style-name="P32"><text:s text:c="4"/><text:span text:style-name="T465">+ Cookie Jar</text:span></text:p>
      <text:p text:style-name="P32"><text:s text:c="4"/><text:span text:style-name="T465">+ Request Macros</text:span></text:p>
      <text:p text:style-name="P32"><text:s text:c="4"/><text:span text:style-name="T466">+ Session-Handling Rules</text:span></text:p>
      <text:p text:style-name="P32"><text:s text:c="2"/><text:span text:style-name="T464">2. </text:span><text:span text:style-name="T467">CAPTCHA Controls</text:span></text:p>
      <text:p text:style-name="P32"><text:s text:c="3"/>- Attacking CAPTCHA Implementations</text:p>
      <text:p text:style-name="P32"><text:s text:c="3"/>- Automatically Solving CAPTCHA Puzzles</text:p>
      <text:p text:style-name="P32"><text:s text:c="3"/>- Using Human Solvers</text:p>
      <text:p text:style-name="P32"/>
      <text:p text:style-name="P34"><text:soft-page-break/>Chapter 15: Exploiting Information Disclosure</text:p>
      <text:p text:style-name="P34"><text:s/><text:span text:style-name="T468">I. Exploiting Error Messages</text:span></text:p>
      <text:p text:style-name="P34"><text:s text:c="2"/><text:span text:style-name="T468">1. Script Error Messages</text:span></text:p>
      <text:p text:style-name="P34"><text:s text:c="2"/><text:span text:style-name="T469">2. Stack Traces</text:span></text:p>
      <text:p text:style-name="P34"><text:s text:c="2"/><text:span text:style-name="T469">3. Informative Debug Messages</text:span></text:p>
      <text:p text:style-name="P34"><text:s text:c="2"/><text:span text:style-name="T469">4. Server and Database Messages</text:span></text:p>
      <text:p text:style-name="P34"><text:s text:c="3"/>- Cross-Site Scripting Attacks Within Error Messages</text:p>
      <text:p text:style-name="P34"><text:s text:c="3"/>- Decryption Oracles in Information Disclosure</text:p>
      <text:p text:style-name="P34"><text:s text:c="2"/><text:span text:style-name="T470">5. Using Public Information</text:span></text:p>
      <text:p text:style-name="P34"><text:s text:c="2"/><text:span text:style-name="T471">6. Engineering Informative Error Messages</text:span></text:p>
      <text:p text:style-name="P34"/>
      <text:p text:style-name="P34"><text:s/><text:span text:style-name="T472">II. Gathering Published Information</text:span></text:p>
      <text:p text:style-name="P34"/>
      <text:p text:style-name="P34"><text:s/><text:span text:style-name="T473">III. Using Inference</text:span></text:p>
      <text:p text:style-name="P34"><text:s text:c="2"/></text:p>
      <text:p text:style-name="P34"><text:s/><text:span text:style-name="T474">IV. Preventing Information Leakage</text:span></text:p>
      <text:p text:style-name="P34"><text:s text:c="2"/><text:span text:style-name="T475">1. Use Generic Error Messages</text:span></text:p>
      <text:p text:style-name="P34"><text:s text:c="2"/><text:span text:style-name="T475">2. Protect Sensitive Information</text:span></text:p>
      <text:p text:style-name="P34"><text:s text:c="2"/><text:span text:style-name="T476">3. Minimize Client-Side Information Leakage</text:span></text:p>
      <text:p text:style-name="P34"/>
      <text:p text:style-name="P35">Chapter 16: Attacking Native Compiled Applications</text:p>
      <text:p text:style-name="P34"><text:s/><text:span text:style-name="T477">I. Buffer Overflow Vulnerabilities</text:span></text:p>
      <text:p text:style-name="P34"><text:s text:c="2"/><text:span text:style-name="T478">1. Stack Overflows</text:span></text:p>
      <text:p text:style-name="P34"><text:s text:c="2"/><text:span text:style-name="T479">2. Heap Overflows</text:span></text:p>
      <text:p text:style-name="P32"><text:s text:c="2"/><text:span text:style-name="T480">3. “Off-by-One” Vulnerabilities</text:span></text:p>
      <text:p text:style-name="P32"><text:s text:c="2"/><text:span text:style-name="T481">4. Detecting Buffer Overflow Vulnerabilities</text:span></text:p>
      <text:p text:style-name="P32"/>
      <text:p text:style-name="P32"><text:s/><text:span text:style-name="T482">II. Integer Vulnerabilities</text:span></text:p>
      <text:p text:style-name="P32"><text:s text:c="2"/><text:span text:style-name="T483">1. Integer Overflows</text:span></text:p>
      <text:p text:style-name="P32"><text:s text:c="2"/><text:span text:style-name="T484">2. Signedness Errors</text:span></text:p>
      <text:p text:style-name="P32"><text:s text:c="2"/><text:span text:style-name="T485">3. Detecting Integer Vulnerabilities</text:span></text:p>
      <text:p text:style-name="P32"/>
      <text:p text:style-name="P32"><text:s/><text:span text:style-name="T486">III. Format String Vulnerabilities</text:span></text:p>
      <text:p text:style-name="P32"><text:s text:c="2"/><text:span text:style-name="T487">1. Detecting Format String Vulnerabilities</text:span></text:p>
      <text:p text:style-name="P32"/>
      <text:p text:style-name="P36">Chapter 17: Attacking Application Architecture</text:p>
      <text:p text:style-name="P36"><text:s/><text:span text:style-name="T488">I. Tiered Architectures</text:span></text:p>
      <text:p text:style-name="P36"><text:s text:c="2"/><text:span text:style-name="T489">1. Attacking Tiered Architectures</text:span></text:p>
      <text:p text:style-name="P36"><text:s text:c="3"/>- Exploiting Trust Relationships Between Tiers</text:p>
      <text:p text:style-name="P36"><text:s text:c="3"/>- Subverting Other Tiers</text:p>
      <text:p text:style-name="P36"><text:s text:c="4"/><text:span text:style-name="T490">+ Accessing Decryption Algorithms</text:span></text:p>
      <text:p text:style-name="P36"><text:s text:c="4"/><text:span text:style-name="T491">+ Using File Read Access to Extract MySQL Data</text:span></text:p>
      <text:p text:style-name="P36"><text:soft-page-break/><text:s text:c="4"/><text:span text:style-name="T492">+ Using Local File Inclusion to Execute Commands</text:span></text:p>
      <text:p text:style-name="P36"><text:s text:c="2"/><text:span text:style-name="T489">2. Securing Tiered Architectures</text:span></text:p>
      <text:p text:style-name="P36"><text:s text:c="3"/>- Minimize Trust Relationships</text:p>
      <text:p text:style-name="P36"><text:s text:c="3"/>- Segregate Different Components</text:p>
      <text:p text:style-name="P36"><text:s text:c="3"/>- Apply Defense in Depth</text:p>
      <text:p text:style-name="P36"/>
      <text:p text:style-name="P36"><text:s/><text:span text:style-name="T493">II. Shared Hosting and Application Service Providers</text:span></text:p>
      <text:p text:style-name="P32"><text:s text:c="2"/><text:span text:style-name="T494">1. Virtual Hosting</text:span></text:p>
      <text:p text:style-name="P32"><text:s text:c="2"/><text:span text:style-name="T495">2. Shared Application Services</text:span></text:p>
      <text:p text:style-name="P32"><text:s text:c="2"/><text:span text:style-name="T496">3. Attacking Shared Environments</text:span></text:p>
      <text:p text:style-name="P32"><text:s text:c="3"/>- Attacks Against Access Mechanisms</text:p>
      <text:p text:style-name="P32"><text:s text:c="3"/>- Attacks Between Applications</text:p>
      <text:p text:style-name="P32"><text:s text:c="4"/><text:span text:style-name="T497">+ Deliberate Backdoors</text:span></text:p>
      <text:p text:style-name="P32"><text:s text:c="4"/><text:span text:style-name="T498">+ Attacks Between Vulnerable Applications</text:span></text:p>
      <text:p text:style-name="P32"><text:s text:c="4"/><text:span text:style-name="T499">+ Attacks Between ASP Application Components</text:span></text:p>
      <text:p text:style-name="P32"><text:s text:c="3"/>- Attacking the Cloud</text:p>
      <text:p text:style-name="P32"><text:s text:c="4"/><text:span text:style-name="T500">+ Cloud Security from a Web Application Perspective</text:span></text:p>
      <text:p text:style-name="P32"><text:s text:c="4"/><text:span text:style-name="T501">+ Cloned Systems</text:span></text:p>
      <text:p text:style-name="P32"><text:s text:c="4"/><text:span text:style-name="T502">+ Migration of Management Tools to the Cloud</text:span></text:p>
      <text:p text:style-name="P32"><text:s text:c="4"/><text:span text:style-name="T503">+ Feature-First Approach</text:span></text:p>
      <text:p text:style-name="P32"><text:s text:c="4"/><text:span text:style-name="T504">+ Token-Based Access</text:span></text:p>
      <text:p text:style-name="P32"><text:s text:c="4"/><text:span text:style-name="T505">+ Web Storage</text:span></text:p>
      <text:p text:style-name="P32"><text:s text:c="2"/><text:span text:style-name="T506">4. Securing Shared Environments</text:span></text:p>
      <text:p text:style-name="P32"><text:s text:c="3"/>- Secure Customer Access</text:p>
      <text:p text:style-name="P32"><text:s text:c="3"/>- Segregate Customer Functionality</text:p>
      <text:p text:style-name="P32"><text:s text:c="3"/>- Segregate Components in a Shared Application</text:p>
      <text:p text:style-name="P32"/>
      <text:p text:style-name="P37">Chapter 18: Attacking the Application Server</text:p>
      <text:p text:style-name="P37"><text:s/><text:span text:style-name="T507">I. Vulnerable Server Configuration</text:span></text:p>
      <text:p text:style-name="P37"><text:s text:c="2"/><text:span text:style-name="T508">1. Default Credentials</text:span></text:p>
      <text:p text:style-name="P37"><text:s text:c="2"/><text:span text:style-name="T509">2. Default Content</text:span></text:p>
      <text:p text:style-name="P37"><text:s text:c="3"/>- Debug Functionality</text:p>
      <text:p text:style-name="P37"><text:s text:c="3"/>- Sample Functionality</text:p>
      <text:p text:style-name="P37"><text:s text:c="3"/>- Powerful Functions</text:p>
      <text:p text:style-name="P37"><text:s text:c="3"/>- JMX</text:p>
      <text:p text:style-name="P37"><text:s text:c="3"/>- Oracle Applications</text:p>
      <text:p text:style-name="P32"><text:s text:c="2"/><text:span text:style-name="T510">3. Directory Listings</text:span></text:p>
      <text:p text:style-name="P32"><text:s text:c="2"/><text:span text:style-name="T511">4. WebDAV Methods</text:span></text:p>
      <text:p text:style-name="P32"><text:s text:c="2"/><text:span text:style-name="T512">5. The Application Server as a Proxy</text:span></text:p>
      <text:p text:style-name="P32"><text:s text:c="2"/><text:span text:style-name="T513">6. Misconfigured Virtual Hosting</text:span></text:p>
      <text:p text:style-name="P32"><text:s text:c="2"/><text:span text:style-name="T514">7. Securing Web Server Configuration</text:span></text:p>
      <text:p text:style-name="P32"/>
      <text:p text:style-name="P32"><text:soft-page-break/><text:s/><text:span text:style-name="T515">II. Vulnerable Server Software</text:span></text:p>
      <text:p text:style-name="P33"><text:s text:c="2"/><text:span text:style-name="T516">1. Application Framework Flaws</text:span></text:p>
      <text:p text:style-name="P33"><text:s text:c="3"/>- The .NET Padding Oracle</text:p>
      <text:p text:style-name="P33"><text:s text:c="4"/><text:span text:style-name="T518">+ The Padding Oracle</text:span></text:p>
      <text:p text:style-name="P33"><text:s text:c="2"/><text:span text:style-name="T517">2. Memory Management Vulnerabilities</text:span></text:p>
      <text:p text:style-name="P33"><text:s text:c="3"/>- Apache mod_isapi Dangling Pointer</text:p>
      <text:p text:style-name="P33"><text:s text:c="3"/>- Microsoft IIS ISAPI Extensions</text:p>
      <text:p text:style-name="P33"><text:s text:c="4"/><text:span text:style-name="T519">+ Seven Years Later</text:span></text:p>
      <text:p text:style-name="P33"><text:s text:c="3"/>- <text:span text:style-name="T519">Apache Chunked Encoding Overflow</text:span></text:p>
      <text:p text:style-name="P32"><text:s text:c="4"/><text:span text:style-name="T520">+ Eight Years Later</text:span></text:p>
      <text:p text:style-name="P32"><text:s text:c="3"/>- WebDAV Overflows</text:p>
      <text:p text:style-name="P32"><text:s text:c="4"/><text:span text:style-name="T521">+ Seven Years Later</text:span></text:p>
      <text:p text:style-name="P32"><text:s text:c="2"/><text:span text:style-name="T522">3. Encoding and Canonicalization</text:span></text:p>
      <text:p text:style-name="P32"><text:s text:c="3"/>- Apple iDisk Server Path Traversal</text:p>
      <text:p text:style-name="P32"><text:s text:c="3"/>- Ruby WEBrick Web Server</text:p>
      <text:p text:style-name="P32"><text:s text:c="3"/>- Java Web Server Directory Traversal</text:p>
      <text:p text:style-name="P32"><text:s text:c="3"/>- Allaire JRun Directory Listing Vulnerability</text:p>
      <text:p text:style-name="P32"><text:s text:c="4"/><text:span text:style-name="T523">+ Eight Years Later</text:span></text:p>
      <text:p text:style-name="P32"><text:s text:c="3"/>- Microsoft IIS Unicode Path Traversal Vulnerabilities</text:p>
      <text:p text:style-name="P32"><text:s text:c="4"/><text:span text:style-name="T524">+ Nine Years Later</text:span></text:p>
      <text:p text:style-name="P32"><text:s text:c="3"/>- Oracle PL/SQL Exclusion List Bypasses</text:p>
      <text:p text:style-name="P32"><text:s text:c="4"/><text:span text:style-name="T525">+ Seven Years Later</text:span></text:p>
      <text:p text:style-name="P32"><text:s text:c="2"/><text:span text:style-name="T526">4. Finding Web Server Flaws</text:span></text:p>
      <text:p text:style-name="P32"><text:s text:c="2"/><text:span text:style-name="T527">5. Securing Web Server Software</text:span></text:p>
      <text:p text:style-name="P32"><text:s text:c="3"/>- Choose Software with a Good Track Record</text:p>
      <text:p text:style-name="P32"><text:s text:c="3"/>- Apply Vendor Patches</text:p>
      <text:p text:style-name="P32"><text:s text:c="3"/>- Perform Security Hardening</text:p>
      <text:p text:style-name="P32"><text:s text:c="3"/>- Monitor for New Vulnerabilities</text:p>
      <text:p text:style-name="P32"><text:s text:c="3"/>- Use Defense-in-Depth</text:p>
      <text:p text:style-name="P32"/>
      <text:p text:style-name="P32"><text:s/><text:span text:style-name="T528">III. Web Application Firewalls</text:span></text:p>
      <text:p text:style-name="P32"/>
      <text:p text:style-name="P38">Chapter 19. Finding Vulnerabilities in Source Code</text:p>
      <text:p text:style-name="P38"><text:s/><text:span text:style-name="T529">I. Approaches to Code Review</text:span></text:p>
      <text:p text:style-name="P38"><text:s text:c="2"/><text:span text:style-name="T530">1. Black-Box Versus White-Box Testing</text:span></text:p>
      <text:p text:style-name="P38"><text:s text:c="2"/><text:span text:style-name="T531">2. Code Review Methodology</text:span></text:p>
      <text:p text:style-name="P38"><text:s/></text:p>
      <text:p text:style-name="P38"><text:s/><text:span text:style-name="T532">II. Signatures of Common Vulnerabilities</text:span></text:p>
      <text:p text:style-name="P38"><text:s text:c="2"/><text:span text:style-name="T533">1. Cross-Site Scripting</text:span></text:p>
      <text:p text:style-name="P38"><text:s text:c="2"/><text:span text:style-name="T534">2. SQL Injection</text:span></text:p>
      <text:p text:style-name="P38"><text:s text:c="2"/><text:span text:style-name="T535">3. Path Traversal</text:span></text:p>
      <text:p text:style-name="P38"><text:s text:c="2"/><text:span text:style-name="T536">4. Arbitrary Redirection</text:span></text:p>
      <text:p text:style-name="P38"><text:soft-page-break/><text:s text:c="2"/><text:span text:style-name="T537">5. OS Command Injection</text:span></text:p>
      <text:p text:style-name="P38"><text:s text:c="2"/><text:span text:style-name="T537">6. Backdoor Passwords</text:span></text:p>
      <text:p text:style-name="P38"><text:s text:c="2"/><text:span text:style-name="T538">7. Native Software Bugs</text:span></text:p>
      <text:p text:style-name="P38"><text:s text:c="3"/>- Buffer Overflow Vulnerabilities</text:p>
      <text:p text:style-name="P38"><text:s text:c="3"/>- Integer Vulnerabilities</text:p>
      <text:p text:style-name="P38"><text:s text:c="3"/>- Format String Vulnerabilities</text:p>
      <text:p text:style-name="P38"><text:s text:c="2"/><text:span text:style-name="T539">8. Source Code Comments</text:span></text:p>
      <text:p text:style-name="P38"/>
      <text:p text:style-name="P38"><text:s/><text:span text:style-name="T540">III. The Java Platform</text:span></text:p>
      <text:p text:style-name="P38"><text:s text:c="2"/><text:span text:style-name="T541">1. Identifying User-Supplied Data</text:span></text:p>
      <text:p text:style-name="P38"><text:s text:c="2"/><text:span text:style-name="T542">2. Session Interaction</text:span></text:p>
      <text:p text:style-name="P38"><text:s text:c="2"/><text:span text:style-name="T543">3. Potentially Dangerous APIs</text:span></text:p>
      <text:p text:style-name="P38"><text:s text:c="3"/>- File Access</text:p>
      <text:p text:style-name="P38"><text:s text:c="3"/>- Database Access</text:p>
      <text:p text:style-name="P38"><text:s text:c="3"/>- Dynamic Code Execution</text:p>
      <text:p text:style-name="P38"><text:s text:c="3"/>- OS Command Execution</text:p>
      <text:p text:style-name="P38"><text:s text:c="3"/>- URL Redirection</text:p>
      <text:p text:style-name="P38"><text:s text:c="3"/>- Sockets</text:p>
      <text:p text:style-name="P38"><text:s text:c="2"/><text:span text:style-name="T544">4. Configuring the Java Environment</text:span></text:p>
      <text:p text:style-name="P32"/>
      <text:p text:style-name="P32"><text:s/><text:span text:style-name="T545">IV. ASP.NET</text:span></text:p>
      <text:p text:style-name="P32"><text:s text:c="2"/><text:span text:style-name="T546">1. Identifying User-Supplied Data</text:span></text:p>
      <text:p text:style-name="P32"><text:s text:c="2"/><text:span text:style-name="T547">2. Session Interaction</text:span></text:p>
      <text:p text:style-name="P32"><text:s text:c="2"/><text:span text:style-name="T548">3. Potentially Dangerous APIs</text:span></text:p>
      <text:p text:style-name="P32"><text:s text:c="3"/>- File Access</text:p>
      <text:p text:style-name="P32"><text:s text:c="3"/>- Database Access</text:p>
      <text:p text:style-name="P32"><text:s text:c="3"/>- Dynamic Code Execution</text:p>
      <text:p text:style-name="P32"><text:s text:c="3"/>- OS Command Execution</text:p>
      <text:p text:style-name="P32"><text:s text:c="3"/>- URL Redirection</text:p>
      <text:p text:style-name="P32"><text:s text:c="3"/>- Sockets</text:p>
      <text:p text:style-name="P29"><text:s text:c="2"/><text:span text:style-name="T549">4. Configuring the ASP.NET Environment</text:span></text:p>
      <text:p text:style-name="P29"/>
      <text:p text:style-name="P29"><text:s/><text:span text:style-name="T550">V. PHP</text:span></text:p>
      <text:p text:style-name="P29"><text:s text:c="2"/><text:span text:style-name="T551">1. Identifying User-Supplied Data</text:span></text:p>
      <text:p text:style-name="P29"><text:s text:c="2"/><text:span text:style-name="T552">2. Session Interaction</text:span></text:p>
      <text:p text:style-name="P29"><text:s text:c="2"/><text:span text:style-name="T553">3. Potentially Dangerous APIs</text:span></text:p>
      <text:p text:style-name="P29"><text:s text:c="3"/>- File Access</text:p>
      <text:p text:style-name="P23"><text:s text:c="3"/>- Database Access</text:p>
      <text:p text:style-name="P23"><text:s text:c="3"/>- Dynamic Code Execution</text:p>
      <text:p text:style-name="P23"><text:s text:c="3"/>- OS Command Execution</text:p>
      <text:p text:style-name="P23"><text:s text:c="3"/>- URL Redirection</text:p>
      <text:p text:style-name="P23"><text:s text:c="3"/>- Sockets</text:p>
      <text:p text:style-name="P23"><text:soft-page-break/><text:s text:c="2"/><text:span text:style-name="T554">4. Configuring the PHP Environment</text:span></text:p>
      <text:p text:style-name="P23"><text:s text:c="3"/>- Register Globals</text:p>
      <text:p text:style-name="P23"><text:s text:c="3"/>- Safe Mode</text:p>
      <text:p text:style-name="P23"><text:s text:c="3"/>- Magic Quotes</text:p>
      <text:p text:style-name="P23"><text:s text:c="3"/>- Miscellaneous</text:p>
      <text:p text:style-name="P23"/>
      <text:p text:style-name="P23"><text:s/><text:span text:style-name="T555">VI. Perl</text:span></text:p>
      <text:p text:style-name="P23"><text:s text:c="2"/><text:span text:style-name="T556">1. Identifying User-Supplied Data</text:span></text:p>
      <text:p text:style-name="P23"><text:s text:c="2"/><text:span text:style-name="T557">2. Session Interaction</text:span></text:p>
      <text:p text:style-name="P23"><text:s text:c="2"/><text:span text:style-name="T558">3. Potentially Dangerous APIs</text:span></text:p>
      <text:p text:style-name="P24"><text:span text:style-name="T263"><text:s text:c="3"/></text:span><text:span text:style-name="T304">- File Access</text:span></text:p>
      <text:p text:style-name="P24"><text:s text:c="3"/>- Database Access</text:p>
      <text:p text:style-name="P24"><text:s text:c="3"/>- Dynamic Code Execution</text:p>
      <text:p text:style-name="P24"><text:s text:c="3"/>- OS Command Execution</text:p>
      <text:p text:style-name="P24"><text:s text:c="3"/>- URL Redirection</text:p>
      <text:p text:style-name="P24"><text:s text:c="3"/>- Sockets</text:p>
      <text:p text:style-name="P24"><text:s text:c="2"/><text:span text:style-name="T559">4. Configuring the Perl Environment</text:span></text:p>
      <text:p text:style-name="P24"/>
      <text:p text:style-name="P24"><text:s/><text:span text:style-name="T560">VII. JavaScript</text:span></text:p>
      <text:p text:style-name="P24"/>
      <text:p text:style-name="P24"><text:s/><text:span text:style-name="T561">VIII. Database Code Components</text:span></text:p>
      <text:p text:style-name="P24"><text:s text:c="2"/><text:span text:style-name="T562">1. SQL Injection</text:span></text:p>
      <text:p text:style-name="P24"><text:s text:c="2"/><text:span text:style-name="T563">2. Calls to Dangerous Functions</text:span></text:p>
      <text:p text:style-name="P24"/>
      <text:p text:style-name="P24"><text:s/><text:span text:style-name="T564">IX. Tools for Code Browsing</text:span></text:p>
      <text:p text:style-name="P24"><text:s/></text:p>
      <text:p text:style-name="P24"/>
      <text:p text:style-name="P39">Chapter 20. A Web Application Hacker’s Toolkit</text:p>
      <text:p text:style-name="P19"><text:s/><text:span text:style-name="T565">I. Web Browsers</text:span></text:p>
      <text:p text:style-name="P19"><text:s text:c="2"/><text:span text:style-name="T566">1. Internet Explorer</text:span></text:p>
      <text:p text:style-name="P19"><text:s text:c="2"/><text:span text:style-name="T567">2. Firefox</text:span></text:p>
      <text:p text:style-name="P19"><text:s text:c="2"/><text:span text:style-name="T568">3. Chrome</text:span></text:p>
      <text:p text:style-name="P19"><text:s/></text:p>
      <text:p text:style-name="P19"><text:s/><text:span text:style-name="T569">II. Integrated Testing Suites</text:span></text:p>
      <text:p text:style-name="P19"><text:s text:c="2"/><text:span text:style-name="T570">1. How the Tools Work</text:span></text:p>
      <text:p text:style-name="P19"><text:s text:c="3"/>- Intercepting Proxies</text:p>
      <text:p text:style-name="P19"><text:s text:c="4"/><text:span text:style-name="T571">+ Configuring Your Browser</text:span></text:p>
      <text:p text:style-name="P19"><text:s text:c="4"/><text:span text:style-name="T572">+ Intercepting Proxies and HTTPS</text:span></text:p>
      <text:p text:style-name="P19"><text:s text:c="4"/><text:span text:style-name="T573">+ Common Features of Intercepting Proxies</text:span></text:p>
      <text:p text:style-name="P19"><text:s text:c="3"/>- Web Application Spiders</text:p>
      <text:p text:style-name="P19"><text:s text:c="3"/>- Web Application Fuzzers</text:p>
      <text:p text:style-name="P19"><text:s text:c="3"/>- Web Vulnerability Scanners</text:p>
      <text:p text:style-name="P19"><text:soft-page-break/><text:s text:c="3"/>- Manual Request Tools</text:p>
      <text:p text:style-name="P19"><text:s text:c="3"/>- Session Token Analyzers</text:p>
      <text:p text:style-name="P19"><text:s text:c="3"/>- Shared Functions and Utilities</text:p>
      <text:p text:style-name="P19"><text:s text:c="2"/><text:span text:style-name="T570">2. Testing Work Flow</text:span></text:p>
      <text:p text:style-name="P19"><text:s text:c="2"/><text:span text:style-name="T574">3. Alternatives to the Intercepting Proxy</text:span></text:p>
      <text:p text:style-name="P19"><text:s text:c="3"/>- Tamper Data</text:p>
      <text:p text:style-name="P19"><text:s text:c="3"/>- TamperIE</text:p>
      <text:p text:style-name="P14"><text:s text:c="5"/></text:p>
      <text:p text:style-name="P14"><text:s/><text:span text:style-name="T575">III. Standalone Vulnerability Scanners</text:span></text:p>
      <text:p text:style-name="P14"><text:s text:c="2"/><text:span text:style-name="T576">1. Vulnerabilities Detected by Scanners</text:span></text:p>
      <text:p text:style-name="P14"><text:s text:c="2"/><text:span text:style-name="T577">2. Inherent Limitations of Scanners</text:span></text:p>
      <text:p text:style-name="P14"><text:s text:c="3"/>- Every Web Application Is Different</text:p>
      <text:p text:style-name="P14"><text:s text:c="3"/>- Scanners Operate on Syntax</text:p>
      <text:p text:style-name="P14"><text:s text:c="3"/>- Scanners Do Not Improvise</text:p>
      <text:p text:style-name="P14"><text:s text:c="3"/>- Scanners Are Not Intuitive</text:p>
      <text:p text:style-name="P13"><text:s text:c="2"/><text:span text:style-name="T578">3. Technical Challenges Faced by Scanners</text:span></text:p>
      <text:p text:style-name="P13"><text:s text:c="3"/>- Authentication and Session Handling</text:p>
      <text:p text:style-name="P13"><text:s text:c="3"/>- Dangerous Effects</text:p>
      <text:p text:style-name="P13"><text:s text:c="3"/>- Individuating Functionality</text:p>
      <text:p text:style-name="P13"><text:s text:c="3"/>- Other Challenges to Automation</text:p>
      <text:p text:style-name="P13"><text:s text:c="2"/><text:span text:style-name="T579">4. Current Products</text:span></text:p>
      <text:p text:style-name="P13"><text:s text:c="2"/><text:span text:style-name="T580">5. Using a Vulnerability Scanner</text:span></text:p>
      <text:p text:style-name="P6"><text:s text:c="3"/>- Fully Automated Versus User-Directed Scanning</text:p>
      <text:p text:style-name="P6"/>
      <text:p text:style-name="P6"><text:s/><text:span text:style-name="T581">IV. Other Tools</text:span></text:p>
      <text:p text:style-name="P6"><text:s text:c="2"/><text:span text:style-name="T582">1. Wikto/Nikto</text:span></text:p>
      <text:p text:style-name="P6"><text:s text:c="2"/><text:span text:style-name="T583">2. Firebug</text:span></text:p>
      <text:p text:style-name="P6"><text:s text:c="2"/><text:span text:style-name="T584">3. Hydra</text:span></text:p>
      <text:p text:style-name="P6"><text:s text:c="2"/><text:span text:style-name="T585">4. Custom Scripts</text:span></text:p>
      <text:p text:style-name="P6"><text:s text:c="3"/>- Wget</text:p>
      <text:p text:style-name="P6"><text:s text:c="3"/>- Curl</text:p>
      <text:p text:style-name="P6"><text:s text:c="3"/>- Netcat</text:p>
      <text:p text:style-name="P6"><text:s text:c="3"/>- Stunnel</text:p>
      <text:p text:style-name="P6"/>
      <text:p text:style-name="P40">Chapter 21. A Web Application Hacker’s Methodology</text:p>
      <text:p text:style-name="P40"><text:s/><text:span text:style-name="T586">I. General Guidelines</text:span></text:p>
      <text:p text:style-name="P40"><text:s/></text:p>
      <text:p text:style-name="P40"><text:s/><text:span text:style-name="T587">II. Map the Application’s Content</text:span></text:p>
      <text:p text:style-name="P40"><text:s text:c="2"/><text:span text:style-name="T588">1. Explore Visible Content</text:span></text:p>
      <text:p text:style-name="P40"><text:s text:c="2"/><text:span text:style-name="T589">2. Consult Public Resources</text:span></text:p>
      <text:p text:style-name="P40"><text:s text:c="2"/><text:span text:style-name="T590">3. Discover Hidden Content</text:span></text:p>
      <text:p text:style-name="P40"><text:s text:c="2"/><text:span text:style-name="T591">4. Discover Default Content</text:span></text:p>
      <text:p text:style-name="P40"><text:soft-page-break/><text:s text:c="2"/><text:span text:style-name="T592">5. Enumerate Identifier-Specified Functions</text:span></text:p>
      <text:p text:style-name="P40"><text:s text:c="2"/><text:span text:style-name="T593">6. Test for Debug Parameters</text:span></text:p>
      <text:p text:style-name="P40"/>
      <text:p text:style-name="P40"><text:s/><text:span text:style-name="T594">III. Analyze the Application</text:span></text:p>
      <text:p text:style-name="P40"><text:s text:c="2"/><text:span text:style-name="T595">1. Identify Functionality</text:span></text:p>
      <text:p text:style-name="P40"><text:s text:c="2"/><text:span text:style-name="T596">2. Identify Data Entry Points</text:span></text:p>
      <text:p text:style-name="P40"><text:s text:c="2"/><text:span text:style-name="T597">3. Identify the Technologies Used</text:span></text:p>
      <text:p text:style-name="P40"><text:s text:c="2"/><text:span text:style-name="T598">4. Map the Attack Surface</text:span></text:p>
      <text:p text:style-name="P40"><text:s/></text:p>
      <text:p text:style-name="P40"><text:s/><text:span text:style-name="T599">IV. Test Client-Side Controls</text:span></text:p>
      <text:p text:style-name="P40"><text:s text:c="2"/><text:span text:style-name="T600">1. Test Transmission of Data Via the Client</text:span></text:p>
      <text:p text:style-name="P40"><text:s text:c="2"/><text:span text:style-name="T601">2. Test Client-Side Controls Over User Input</text:span></text:p>
      <text:p text:style-name="P40"><text:s text:c="2"/><text:span text:style-name="T602">3. Test Browser Extension Components</text:span></text:p>
      <text:p text:style-name="P40"><text:s text:c="3"/>- Understand the Client Application’s Operation</text:p>
      <text:p text:style-name="P40"><text:s text:c="3"/>- Decompile the Client</text:p>
      <text:p text:style-name="P40"><text:s text:c="3"/>- Attach a Debugger</text:p>
      <text:p text:style-name="P40"><text:s text:c="3"/>- Test ActiveX controls</text:p>
      <text:p text:style-name="P40"/>
      <text:p text:style-name="P40"><text:s/><text:span text:style-name="T603">V. Test the Authentication Mechanism</text:span></text:p>
      <text:p text:style-name="P40"><text:s text:c="2"/><text:span text:style-name="T604">1. Understand the Mechanism</text:span></text:p>
      <text:p text:style-name="P40"><text:s text:c="2"/><text:span text:style-name="T605">2. Test Password Quality</text:span></text:p>
      <text:p text:style-name="P40"><text:s text:c="2"/><text:span text:style-name="T606">3. Test for Username Enumeration</text:span></text:p>
      <text:p text:style-name="P40"><text:s text:c="2"/><text:span text:style-name="T607">4. Test Resilience to Password Guessing</text:span></text:p>
      <text:p text:style-name="P40"><text:s text:c="2"/><text:span text:style-name="T608">5. Test Any Account Recovery Function</text:span></text:p>
      <text:p text:style-name="P40"><text:s text:c="2"/><text:span text:style-name="T610">6</text:span><text:span text:style-name="T609">. Test Any Remember Me Function</text:span></text:p>
      <text:p text:style-name="P40"><text:s text:c="2"/><text:span text:style-name="T610">7. Test Any Impersonation Function</text:span></text:p>
      <text:p text:style-name="P40"><text:s text:c="2"/><text:span text:style-name="T611">8. Test Username Uniqueness</text:span></text:p>
      <text:p text:style-name="P40"><text:s text:c="2"/><text:span text:style-name="T612">9. Test Predictability of Autogenerated Credentials</text:span></text:p>
      <text:p text:style-name="P40"><text:s text:c="2"/><text:span text:style-name="T613">10. Check for Unsafe Transmission of Credentials</text:span></text:p>
      <text:p text:style-name="P40"><text:s text:c="2"/><text:span text:style-name="T614">11. Check for Unsafe Distribution of Credentials</text:span></text:p>
      <text:p text:style-name="P40"><text:s text:c="2"/><text:span text:style-name="T615">12. Test for Insecure Storage</text:span></text:p>
      <text:p text:style-name="P40"><text:s text:c="2"/><text:span text:style-name="T616">13. Test for Logic Flaws</text:span></text:p>
      <text:p text:style-name="P40"><text:s text:c="3"/>- Test for Fail-Open Conditions</text:p>
      <text:p text:style-name="P40"><text:s text:c="3"/>- Test Any Multistage Mechanisms</text:p>
      <text:p text:style-name="P40"><text:s text:c="2"/><text:span text:style-name="T617">14. Exploit Any Vulnerabilities to Gain</text:span></text:p>
      <text:p text:style-name="P40">Unauthorized Access</text:p>
      <text:p text:style-name="P40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3T23:37:18.448967944</dc:date>
    <meta:editing-duration>PT5H48M58S</meta:editing-duration>
    <meta:editing-cycles>878</meta:editing-cycles>
    <meta:generator>LibreOffice/7.0.4.2$Linux_X86_64 LibreOffice_project/00$Build-2</meta:generator>
    <meta:document-statistic meta:table-count="0" meta:image-count="0" meta:object-count="0" meta:page-count="21" meta:paragraph-count="804" meta:word-count="3319" meta:character-count="23610" meta:non-whitespace-character-count="19162"/>
  </office:meta>
</office:document-meta>
</file>